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_3c_meta_3e_">
      <style:text-properties officeooo:paragraph-rsid="000073e5"/>
    </style:style>
    <style:style style:name="P2" style:family="paragraph" style:parent-style-name="_3c_meta_3e_" style:master-page-name="Standard">
      <style:paragraph-properties fo:margin-left="0cm" fo:margin-right="0cm" fo:text-indent="0cm" style:auto-text-indent="false" style:page-number="auto"/>
      <style:text-properties officeooo:paragraph-rsid="000073e5"/>
    </style:style>
    <style:style style:name="P3" style:family="paragraph" style:parent-style-name="Heading_20_1">
      <style:paragraph-properties fo:text-align="start" style:justify-single-word="false"/>
    </style:style>
    <style:style style:name="P4" style:family="paragraph" style:parent-style-name="Heading_20_1">
      <style:text-properties officeooo:rsid="0005524c" officeooo:paragraph-rsid="0005524c"/>
    </style:style>
    <style:style style:name="P5" style:family="paragraph">
      <style:paragraph-properties fo:text-align="start" style:justify-single-word="false"/>
    </style:style>
    <style:style style:name="P6" style:family="paragraph" style:parent-style-name="Standard">
      <style:paragraph-properties fo:margin-top="0cm" fo:margin-bottom="0cm" style:contextual-spacing="false"/>
    </style:style>
    <style:style style:name="P7" style:family="paragraph" style:parent-style-name="Standard">
      <style:paragraph-properties fo:margin-top="0cm" fo:margin-bottom="0cm" style:contextual-spacing="false" fo:line-height="0.353cm"/>
      <style:text-properties style:use-window-font-color="true" loext:opacity="0%" fo:font-size="12pt" style:font-size-asian="12pt" style:font-size-complex="12pt"/>
    </style:style>
    <style:style style:name="P8" style:family="paragraph" style:parent-style-name="Standard">
      <style:paragraph-properties fo:margin-top="0cm" fo:margin-bottom="0cm" style:contextual-spacing="false" fo:line-height="0.621cm"/>
      <style:text-properties style:use-window-font-color="true" loext:opacity="0%" fo:font-size="12pt" style:font-size-asian="12pt" style:font-size-complex="12pt"/>
    </style:style>
    <style:style style:name="P9" style:family="paragraph" style:parent-style-name="Standard">
      <style:paragraph-properties fo:margin-top="0cm" fo:margin-bottom="0cm" style:contextual-spacing="false" fo:line-height="0.018cm"/>
      <style:text-properties style:use-window-font-color="true" loext:opacity="0%" fo:font-size="12pt" style:font-size-asian="12pt" style:font-size-complex="12pt"/>
    </style:style>
    <style:style style:name="P10" style:family="paragraph" style:parent-style-name="Standard">
      <style:paragraph-properties fo:margin-top="0cm" fo:margin-bottom="0cm" style:contextual-spacing="false" fo:line-height="0.021cm"/>
      <style:text-properties style:use-window-font-color="true" loext:opacity="0%" fo:font-size="12pt" style:font-size-asian="12pt" style:font-size-complex="12pt"/>
    </style:style>
    <style:style style:name="P11" style:family="paragraph" style:parent-style-name="Standard">
      <style:paragraph-properties fo:margin-top="0cm" fo:margin-bottom="0cm" style:contextual-spacing="false" fo:line-height="0.025cm"/>
      <style:text-properties style:use-window-font-color="true" loext:opacity="0%" fo:font-size="12pt" style:font-size-asian="12pt" style:font-size-complex="12pt"/>
    </style:style>
    <style:style style:name="P12" style:family="paragraph" style:parent-style-name="Standard">
      <style:paragraph-properties fo:margin-top="0cm" fo:margin-bottom="0cm" style:contextual-spacing="false" fo:line-height="0.021cm"/>
      <style:text-properties style:use-window-font-color="true" loext:opacity="0%" fo:font-size="10pt" style:font-size-asian="10pt" style:font-size-complex="10pt"/>
    </style:style>
    <style:style style:name="P13" style:family="paragraph" style:parent-style-name="Standard">
      <style:paragraph-properties fo:margin-top="0cm" fo:margin-bottom="0cm" style:contextual-spacing="false" fo:line-height="0.018cm"/>
      <style:text-properties style:use-window-font-color="true" loext:opacity="0%" fo:font-size="10pt" style:font-size-asian="10pt" style:font-size-complex="10pt"/>
    </style:style>
    <style:style style:name="P14" style:family="paragraph" style:parent-style-name="Standard">
      <style:paragraph-properties fo:margin-top="0cm" fo:margin-bottom="0cm" style:contextual-spacing="false" fo:line-height="0.025cm"/>
      <style:text-properties style:use-window-font-color="true" loext:opacity="0%" fo:font-size="10pt" style:font-size-asian="10pt" style:font-size-complex="10pt"/>
    </style:style>
    <style:style style:name="P15" style:family="paragraph" style:parent-style-name="Standard">
      <style:paragraph-properties fo:margin-top="0cm" fo:margin-bottom="0cm" style:contextual-spacing="false" fo:line-height="0.028cm"/>
      <style:text-properties style:use-window-font-color="true" loext:opacity="0%" fo:font-size="10pt" style:font-size-asian="10pt" style:font-size-complex="10pt"/>
    </style:style>
    <style:style style:name="P16" style:family="paragraph" style:parent-style-name="Standard">
      <style:paragraph-properties fo:margin-top="0cm" fo:margin-bottom="0cm" style:contextual-spacing="false" fo:line-height="0.353cm"/>
      <style:text-properties style:use-window-font-color="true" loext:opacity="0%" fo:font-size="10pt" style:font-size-asian="10pt" style:font-size-complex="10pt"/>
    </style:style>
    <style:style style:name="P17" style:family="paragraph" style:parent-style-name="Standard">
      <style:paragraph-properties fo:margin-top="0cm" fo:margin-bottom="0cm" style:contextual-spacing="false" fo:line-height="0.023cm"/>
      <style:text-properties style:use-window-font-color="true" loext:opacity="0%" fo:font-size="10pt" style:font-size-asian="10pt" style:font-size-complex="10pt"/>
    </style:style>
    <style:style style:name="P18" style:family="paragraph" style:parent-style-name="Standard">
      <style:paragraph-properties fo:margin-top="0cm" fo:margin-bottom="0cm" style:contextual-spacing="false" fo:line-height="0.512cm"/>
      <style:text-properties style:use-window-font-color="true" loext:opacity="0%" fo:font-size="10pt" style:font-size-asian="10pt" style:font-size-complex="10pt"/>
    </style:style>
    <style:style style:name="P19" style:family="paragraph" style:parent-style-name="Standard">
      <style:paragraph-properties fo:margin-top="0cm" fo:margin-bottom="0cm" style:contextual-spacing="false" fo:line-height="0.508cm"/>
      <style:text-properties style:use-window-font-color="true" loext:opacity="0%" fo:font-size="10pt" style:font-size-asian="10pt" style:font-size-complex="10pt"/>
    </style:style>
    <style:style style:name="P20" style:family="paragraph" style:parent-style-name="Standard">
      <style:paragraph-properties fo:margin-top="0cm" fo:margin-bottom="0cm" style:contextual-spacing="false" fo:line-height="0.504cm"/>
      <style:text-properties style:use-window-font-color="true" loext:opacity="0%" fo:font-size="10pt" style:font-size-asian="10pt" style:font-size-complex="10pt"/>
    </style:style>
    <style:style style:name="P21" style:family="paragraph" style:parent-style-name="Standard">
      <style:paragraph-properties fo:margin-top="0cm" fo:margin-bottom="0cm" style:contextual-spacing="false" fo:line-height="0.49cm"/>
      <style:text-properties style:use-window-font-color="true" loext:opacity="0%" fo:font-size="10pt" style:font-size-asian="10pt" style:font-size-complex="10pt"/>
    </style:style>
    <style:style style:name="P22" style:family="paragraph" style:parent-style-name="Standard">
      <style:paragraph-properties fo:margin-top="0cm" fo:margin-bottom="0cm" style:contextual-spacing="false" fo:line-height="0.489cm"/>
      <style:text-properties style:use-window-font-color="true" loext:opacity="0%" fo:font-size="10pt" style:font-size-asian="10pt" style:font-size-complex="10pt"/>
    </style:style>
    <style:style style:name="P23" style:family="paragraph" style:parent-style-name="Standard">
      <style:paragraph-properties fo:margin-top="0cm" fo:margin-bottom="0cm" style:contextual-spacing="false" fo:line-height="0.494cm"/>
      <style:text-properties style:use-window-font-color="true" loext:opacity="0%" fo:font-size="10pt" style:font-size-asian="10pt" style:font-size-complex="10pt"/>
    </style:style>
    <style:style style:name="P24" style:family="paragraph" style:parent-style-name="Standard">
      <style:paragraph-properties fo:margin-top="0cm" fo:margin-bottom="0cm" style:contextual-spacing="false" fo:line-height="0.487cm"/>
      <style:text-properties style:use-window-font-color="true" loext:opacity="0%" fo:font-size="10pt" style:font-size-asian="10pt" style:font-size-complex="10pt"/>
    </style:style>
    <style:style style:name="P25" style:family="paragraph" style:parent-style-name="Standard">
      <style:paragraph-properties fo:margin-top="0cm" fo:margin-bottom="0cm" style:contextual-spacing="false" fo:line-height="0.623cm"/>
      <style:text-properties style:use-window-font-color="true" loext:opacity="0%" fo:font-size="10pt" style:font-size-asian="10pt" style:font-size-complex="10pt"/>
    </style:style>
    <style:style style:name="P26" style:family="paragraph" style:parent-style-name="Standard">
      <style:paragraph-properties fo:margin-top="0cm" fo:margin-bottom="0cm" style:contextual-spacing="false" fo:line-height="0.002cm"/>
      <style:text-properties style:use-window-font-color="true" loext:opacity="0%" fo:font-size="10pt" style:font-size-asian="10pt" style:font-size-complex="10pt"/>
    </style:style>
    <style:style style:name="P27" style:family="paragraph" style:parent-style-name="Standard">
      <style:paragraph-properties fo:margin-top="0cm" fo:margin-bottom="0cm" style:contextual-spacing="false" fo:line-height="0.004cm"/>
      <style:text-properties style:use-window-font-color="true" loext:opacity="0%" fo:font-size="10pt" style:font-size-asian="10pt" style:font-size-complex="10pt"/>
    </style:style>
    <style:style style:name="P28" style:family="paragraph" style:parent-style-name="Standard">
      <style:paragraph-properties fo:margin-top="0cm" fo:margin-bottom="0cm" style:contextual-spacing="false" fo:line-height="0.506cm"/>
      <style:text-properties style:use-window-font-color="true" loext:opacity="0%" fo:font-size="10pt" style:font-size-asian="10pt" style:font-size-complex="10pt"/>
    </style:style>
    <style:style style:name="P29" style:family="paragraph" style:parent-style-name="Standard">
      <style:paragraph-properties fo:margin-top="0cm" fo:margin-bottom="0cm" style:contextual-spacing="false" fo:line-height="0.621cm"/>
      <style:text-properties style:use-window-font-color="true" loext:opacity="0%" fo:font-size="10pt" style:font-size-asian="10pt" style:font-size-complex="10pt"/>
    </style:style>
    <style:style style:name="P30" style:family="paragraph" style:parent-style-name="Standard">
      <style:paragraph-properties fo:margin-top="0cm" fo:margin-bottom="0cm" style:contextual-spacing="false" fo:line-height="0.007cm"/>
      <style:text-properties style:use-window-font-color="true" loext:opacity="0%" fo:font-size="10pt" style:font-size-asian="10pt" style:font-size-complex="10pt"/>
    </style:style>
    <style:style style:name="P31" style:family="paragraph" style:parent-style-name="Standard">
      <style:paragraph-properties fo:margin-top="0cm" fo:margin-bottom="0cm" style:contextual-spacing="false" fo:line-height="0.63cm"/>
      <style:text-properties style:use-window-font-color="true" loext:opacity="0%" fo:font-size="10pt" style:font-size-asian="10pt" style:font-size-complex="10pt"/>
    </style:style>
    <style:style style:name="P32" style:family="paragraph" style:parent-style-name="Standard">
      <style:paragraph-properties fo:margin-top="0cm" fo:margin-bottom="0cm" style:contextual-spacing="false" fo:line-height="0.005cm"/>
      <style:text-properties style:use-window-font-color="true" loext:opacity="0%" fo:font-size="10pt" style:font-size-asian="10pt" style:font-size-complex="10pt"/>
    </style:style>
    <style:style style:name="P33" style:family="paragraph" style:parent-style-name="Standard">
      <style:paragraph-properties fo:margin-top="0cm" fo:margin-bottom="0cm" style:contextual-spacing="false" fo:line-height="0.681cm"/>
      <style:text-properties style:use-window-font-color="true" loext:opacity="0%" fo:font-size="10pt" style:font-size-asian="10pt" style:font-size-complex="10pt"/>
    </style:style>
    <style:style style:name="P34" style:family="paragraph" style:parent-style-name="Standard">
      <style:paragraph-properties fo:margin-top="0cm" fo:margin-bottom="0cm" style:contextual-spacing="false" fo:line-height="0.018cm"/>
      <style:text-properties style:use-window-font-color="true" loext:opacity="0%" style:font-name="Times New Roman" fo:font-size="12pt" style:font-name-asian="Times New Roman1" style:font-size-asian="12pt" style:font-name-complex="Times New Roman1" style:font-size-complex="12pt"/>
    </style:style>
    <style:style style:name="P35" style:family="paragraph" style:parent-style-name="Standard">
      <style:paragraph-properties fo:margin-top="0cm" fo:margin-bottom="0cm" style:contextual-spacing="false" fo:line-height="0.002cm"/>
      <style:text-properties style:use-window-font-color="true" loext:opacity="0%" style:font-name="Times New Roman" fo:font-size="12pt" style:font-name-asian="Times New Roman1" style:font-size-asian="12pt" style:font-name-complex="Times New Roman1" style:font-size-complex="12pt"/>
    </style:style>
    <style:style style:name="P36" style:family="paragraph" style:parent-style-name="Standard">
      <style:paragraph-properties fo:margin-top="0cm" fo:margin-bottom="0cm" style:contextual-spacing="false" fo:line-height="0.019cm"/>
      <style:text-properties style:use-window-font-color="true" loext:opacity="0%" style:font-name="Times New Roman" fo:font-size="12pt" style:font-name-asian="Times New Roman1" style:font-size-asian="12pt" style:font-name-complex="Times New Roman1" style:font-size-complex="12pt"/>
    </style:style>
    <style:style style:name="P37" style:family="paragraph" style:parent-style-name="Standard" style:list-style-name="WWNum1">
      <style:paragraph-properties fo:margin-top="0cm" fo:margin-bottom="0cm" style:contextual-spacing="false">
        <style:tab-stops>
          <style:tab-stop style:position="1.27cm"/>
        </style:tab-stops>
      </style:paragraph-properties>
    </style:style>
    <style:style style:name="P38" style:family="paragraph" style:parent-style-name="Standard" style:list-style-name="WWNum1">
      <style:paragraph-properties fo:margin-top="0cm" fo:margin-bottom="0cm" style:contextual-spacing="false">
        <style:tab-stops>
          <style:tab-stop style:position="1.27cm"/>
        </style:tab-stops>
      </style:paragraph-properties>
      <style:text-properties officeooo:paragraph-rsid="0002c5b9"/>
    </style:style>
    <style:style style:name="P39" style:family="paragraph" style:parent-style-name="Standard" style:list-style-name="WWNum3">
      <style:paragraph-properties fo:margin-top="0cm" fo:margin-bottom="0cm" style:contextual-spacing="false">
        <style:tab-stops>
          <style:tab-stop style:position="1.27cm"/>
        </style:tab-stops>
      </style:paragraph-properties>
      <style:text-properties officeooo:paragraph-rsid="0005524c"/>
    </style:style>
    <style:style style:name="P40" style:family="paragraph" style:parent-style-name="Standard" style:list-style-name="WWNum4">
      <style:paragraph-properties fo:margin-top="0cm" fo:margin-bottom="0cm" style:contextual-spacing="false">
        <style:tab-stops>
          <style:tab-stop style:position="1.27cm"/>
        </style:tab-stops>
      </style:paragraph-properties>
      <style:text-properties officeooo:paragraph-rsid="0002dd48"/>
    </style:style>
    <style:style style:name="P41" style:family="paragraph" style:parent-style-name="Standard" style:list-style-name="WWNum5">
      <style:paragraph-properties fo:margin-top="0cm" fo:margin-bottom="0cm" style:contextual-spacing="false">
        <style:tab-stops>
          <style:tab-stop style:position="1.27cm"/>
        </style:tab-stops>
      </style:paragraph-properties>
      <style:text-properties officeooo:paragraph-rsid="0002dd48"/>
    </style:style>
    <style:style style:name="P42" style:family="paragraph" style:parent-style-name="Standard" style:list-style-name="WWNum6">
      <style:paragraph-properties fo:margin-top="0cm" fo:margin-bottom="0cm" style:contextual-spacing="false">
        <style:tab-stops>
          <style:tab-stop style:position="1.27cm"/>
        </style:tab-stops>
      </style:paragraph-properties>
      <style:text-properties officeooo:paragraph-rsid="0002dd48"/>
    </style:style>
    <style:style style:name="P43" style:family="paragraph" style:parent-style-name="Standard" style:list-style-name="WWNum9">
      <style:paragraph-properties fo:margin-top="0cm" fo:margin-bottom="0cm" style:contextual-spacing="false">
        <style:tab-stops>
          <style:tab-stop style:position="1.27cm"/>
        </style:tab-stops>
      </style:paragraph-properties>
      <style:text-properties officeooo:paragraph-rsid="0005524c"/>
    </style:style>
    <style:style style:name="P44" style:family="paragraph" style:parent-style-name="Standard" style:list-style-name="WWNum10">
      <style:paragraph-properties fo:margin-top="0cm" fo:margin-bottom="0cm" style:contextual-spacing="false">
        <style:tab-stops>
          <style:tab-stop style:position="1.27cm"/>
        </style:tab-stops>
      </style:paragraph-properties>
      <style:text-properties officeooo:paragraph-rsid="00069ffd"/>
    </style:style>
    <style:style style:name="P45" style:family="paragraph" style:parent-style-name="Standard" style:list-style-name="WWNum12">
      <style:paragraph-properties fo:margin-top="0cm" fo:margin-bottom="0cm" style:contextual-spacing="false">
        <style:tab-stops>
          <style:tab-stop style:position="1.27cm"/>
        </style:tab-stops>
      </style:paragraph-properties>
    </style:style>
    <style:style style:name="P46" style:family="paragraph" style:parent-style-name="Standard" style:list-style-name="WWNum12">
      <style:paragraph-properties fo:margin-top="0cm" fo:margin-bottom="0cm" style:contextual-spacing="false">
        <style:tab-stops>
          <style:tab-stop style:position="1.27cm"/>
        </style:tab-stops>
      </style:paragraph-properties>
      <style:text-properties officeooo:paragraph-rsid="0004c702"/>
    </style:style>
    <style:style style:name="P47" style:family="paragraph" style:parent-style-name="Standard">
      <style:paragraph-properties fo:margin-top="0cm" fo:margin-bottom="0cm" style:contextual-spacing="false">
        <style:tab-stops>
          <style:tab-stop style:position="1.27cm"/>
        </style:tab-stops>
      </style:paragraph-properties>
      <style:text-properties officeooo:paragraph-rsid="0002dd48"/>
    </style:style>
    <style:style style:name="P48" style:family="paragraph" style:parent-style-name="Standard">
      <style:paragraph-properties fo:margin-top="0cm" fo:margin-bottom="0cm" style:contextual-spacing="false" fo:line-height="98%"/>
    </style:style>
    <style:style style:name="P49" style:family="paragraph" style:parent-style-name="Standard" style:list-style-name="WWNum1">
      <style:paragraph-properties fo:margin-top="0cm" fo:margin-bottom="0cm" style:contextual-spacing="false" fo:line-height="98%">
        <style:tab-stops>
          <style:tab-stop style:position="1.27cm"/>
        </style:tab-stops>
      </style:paragraph-properties>
      <style:text-properties officeooo:paragraph-rsid="0002c5b9"/>
    </style:style>
    <style:style style:name="P50" style:family="paragraph" style:parent-style-name="Standard" style:list-style-name="WWNum2">
      <style:paragraph-properties fo:margin-top="0cm" fo:margin-bottom="0cm" style:contextual-spacing="false" fo:line-height="98%">
        <style:tab-stops>
          <style:tab-stop style:position="1.27cm"/>
        </style:tab-stops>
      </style:paragraph-properties>
    </style:style>
    <style:style style:name="P51" style:family="paragraph" style:parent-style-name="Standard" style:list-style-name="WWNum2">
      <style:paragraph-properties fo:margin-top="0cm" fo:margin-bottom="0cm" style:contextual-spacing="false" fo:line-height="98%">
        <style:tab-stops>
          <style:tab-stop style:position="1.27cm"/>
        </style:tab-stops>
      </style:paragraph-properties>
      <style:text-properties officeooo:paragraph-rsid="0005524c"/>
    </style:style>
    <style:style style:name="P52" style:family="paragraph" style:parent-style-name="Standard" style:list-style-name="WWNum3">
      <style:paragraph-properties fo:margin-top="0cm" fo:margin-bottom="0cm" style:contextual-spacing="false" fo:line-height="98%">
        <style:tab-stops>
          <style:tab-stop style:position="1.27cm"/>
        </style:tab-stops>
      </style:paragraph-properties>
      <style:text-properties officeooo:paragraph-rsid="0005524c"/>
    </style:style>
    <style:style style:name="P53" style:family="paragraph" style:parent-style-name="Standard" style:list-style-name="WWNum5">
      <style:paragraph-properties fo:margin-top="0cm" fo:margin-bottom="0cm" style:contextual-spacing="false" fo:line-height="98%">
        <style:tab-stops>
          <style:tab-stop style:position="1.27cm"/>
        </style:tab-stops>
      </style:paragraph-properties>
      <style:text-properties officeooo:paragraph-rsid="0002dd48"/>
    </style:style>
    <style:style style:name="P54" style:family="paragraph" style:parent-style-name="Standard" style:list-style-name="WWNum6">
      <style:paragraph-properties fo:margin-top="0cm" fo:margin-bottom="0cm" style:contextual-spacing="false" fo:line-height="98%">
        <style:tab-stops>
          <style:tab-stop style:position="1.27cm"/>
        </style:tab-stops>
      </style:paragraph-properties>
      <style:text-properties officeooo:paragraph-rsid="0002dd48"/>
    </style:style>
    <style:style style:name="P55" style:family="paragraph" style:parent-style-name="Standard" style:list-style-name="WWNum8">
      <style:paragraph-properties fo:margin-top="0cm" fo:margin-bottom="0cm" style:contextual-spacing="false" fo:line-height="98%">
        <style:tab-stops>
          <style:tab-stop style:position="1.27cm"/>
        </style:tab-stops>
      </style:paragraph-properties>
      <style:text-properties officeooo:paragraph-rsid="0005524c"/>
    </style:style>
    <style:style style:name="P56" style:family="paragraph" style:parent-style-name="Standard" style:list-style-name="WWNum10">
      <style:paragraph-properties fo:margin-top="0cm" fo:margin-bottom="0cm" style:contextual-spacing="false" fo:line-height="98%">
        <style:tab-stops>
          <style:tab-stop style:position="1.27cm"/>
        </style:tab-stops>
      </style:paragraph-properties>
      <style:text-properties officeooo:paragraph-rsid="00069ffd"/>
    </style:style>
    <style:style style:name="P57" style:family="paragraph" style:parent-style-name="Standard" style:list-style-name="WWNum12">
      <style:paragraph-properties fo:margin-top="0cm" fo:margin-bottom="0cm" style:contextual-spacing="false" fo:line-height="98%">
        <style:tab-stops>
          <style:tab-stop style:position="1.27cm"/>
        </style:tab-stops>
      </style:paragraph-properties>
      <style:text-properties officeooo:paragraph-rsid="0004c702"/>
    </style:style>
    <style:style style:name="P58" style:family="paragraph" style:parent-style-name="Standard" style:list-style-name="WWNum13">
      <style:paragraph-properties fo:margin-top="0cm" fo:margin-bottom="0cm" style:contextual-spacing="false" fo:line-height="98%">
        <style:tab-stops>
          <style:tab-stop style:position="1.27cm"/>
        </style:tab-stops>
      </style:paragraph-properties>
    </style:style>
    <style:style style:name="P59" style:family="paragraph" style:parent-style-name="Standard" style:list-style-name="WWNum14">
      <style:paragraph-properties fo:margin-top="0cm" fo:margin-bottom="0cm" style:contextual-spacing="false" fo:line-height="98%">
        <style:tab-stops>
          <style:tab-stop style:position="1.27cm"/>
        </style:tab-stops>
      </style:paragraph-properties>
    </style:style>
    <style:style style:name="P60" style:family="paragraph" style:parent-style-name="Standard" style:list-style-name="WWNum14">
      <style:paragraph-properties fo:margin-top="0cm" fo:margin-bottom="0cm" style:contextual-spacing="false" fo:line-height="98%">
        <style:tab-stops>
          <style:tab-stop style:position="1.27cm"/>
        </style:tab-stops>
      </style:paragraph-properties>
      <style:text-properties officeooo:paragraph-rsid="0005524c"/>
    </style:style>
    <style:style style:name="P61" style:family="paragraph" style:parent-style-name="Standard" style:list-style-name="WWNum7">
      <style:paragraph-properties fo:margin-top="0cm" fo:margin-bottom="0cm" style:contextual-spacing="false" fo:line-height="98%">
        <style:tab-stops>
          <style:tab-stop style:position="0.321cm"/>
        </style:tab-stops>
      </style:paragraph-properties>
      <style:text-properties officeooo:paragraph-rsid="0004c702"/>
    </style:style>
    <style:style style:name="P62" style:family="paragraph" style:parent-style-name="Standard">
      <style:paragraph-properties fo:margin-top="0cm" fo:margin-bottom="0cm" style:contextual-spacing="false" fo:line-height="98%" fo:text-align="justify" style:justify-single-word="false"/>
    </style:style>
    <style:style style:name="P63" style:family="paragraph" style:parent-style-name="Standard" style:list-style-name="WWNum9">
      <style:paragraph-properties fo:margin-top="0cm" fo:margin-bottom="0cm" style:contextual-spacing="false" fo:line-height="98%" fo:text-align="justify" style:justify-single-word="false">
        <style:tab-stops>
          <style:tab-stop style:position="1.27cm"/>
        </style:tab-stops>
      </style:paragraph-properties>
      <style:text-properties officeooo:paragraph-rsid="0005524c"/>
    </style:style>
    <style:style style:name="P64" style:family="paragraph" style:parent-style-name="Standard">
      <style:paragraph-properties fo:margin-top="0cm" fo:margin-bottom="0cm" style:contextual-spacing="false" fo:line-height="98%" fo:text-align="justify" style:justify-single-word="false"/>
      <style:text-properties officeooo:paragraph-rsid="0004c702"/>
    </style:style>
    <style:style style:name="P65" style:family="paragraph" style:parent-style-name="Standard" style:list-style-name="WWNum11">
      <style:paragraph-properties fo:margin-top="0cm" fo:margin-bottom="0cm" style:contextual-spacing="false" fo:line-height="98%">
        <style:tab-stops>
          <style:tab-stop style:position="1.235cm"/>
        </style:tab-stops>
      </style:paragraph-properties>
      <style:text-properties officeooo:paragraph-rsid="00069ffd"/>
    </style:style>
    <style:style style:name="P66" style:family="paragraph" style:parent-style-name="Standard" style:list-style-name="WWNum16">
      <style:paragraph-properties fo:margin-top="0cm" fo:margin-bottom="0cm" style:contextual-spacing="false" fo:line-height="98%">
        <style:tab-stops>
          <style:tab-stop style:position="1.235cm"/>
        </style:tab-stops>
      </style:paragraph-properties>
      <style:text-properties officeooo:paragraph-rsid="00069ffd"/>
    </style:style>
    <style:style style:name="P67" style:family="paragraph" style:parent-style-name="Standard">
      <style:paragraph-properties fo:margin-top="0cm" fo:margin-bottom="0cm" style:contextual-spacing="false" fo:line-height="99%"/>
    </style:style>
    <style:style style:name="P68" style:family="paragraph" style:parent-style-name="Standard" style:list-style-name="WWNum11">
      <style:paragraph-properties fo:margin-top="0cm" fo:margin-bottom="0cm" style:contextual-spacing="false">
        <style:tab-stops>
          <style:tab-stop style:position="1.235cm"/>
        </style:tab-stops>
      </style:paragraph-properties>
      <style:text-properties officeooo:paragraph-rsid="00069ffd"/>
    </style:style>
    <style:style style:name="P69" style:family="paragraph" style:parent-style-name="Standard" style:list-style-name="WWNum15">
      <style:paragraph-properties fo:margin-top="0cm" fo:margin-bottom="0cm" style:contextual-spacing="false">
        <style:tab-stops>
          <style:tab-stop style:position="1.235cm"/>
        </style:tab-stops>
      </style:paragraph-properties>
      <style:text-properties officeooo:paragraph-rsid="0005524c"/>
    </style:style>
    <style:style style:name="P70" style:family="paragraph" style:parent-style-name="Standard">
      <style:paragraph-properties fo:margin-top="0cm" fo:margin-bottom="0cm" style:contextual-spacing="false" fo:text-align="center" style:justify-single-word="false"/>
    </style:style>
    <style:style style:name="P71" style:family="paragraph" style:parent-style-name="Standard">
      <style:paragraph-properties fo:margin-top="0cm" fo:margin-bottom="0cm" style:contextual-spacing="false"/>
      <style:text-properties officeooo:paragraph-rsid="0002dd48"/>
    </style:style>
    <style:style style:name="P72" style:family="paragraph" style:parent-style-name="Standard">
      <style:paragraph-properties fo:margin-left="0cm" fo:margin-right="0.282cm" fo:margin-top="0cm" fo:margin-bottom="0cm" style:contextual-spacing="false" fo:text-align="center" style:justify-single-word="false" fo:text-indent="0cm" style:auto-text-indent="false"/>
    </style:style>
    <style:style style:name="P73" style:family="paragraph" style:parent-style-name="Standard">
      <style:paragraph-properties fo:margin-left="0cm" fo:margin-right="0.282cm" fo:margin-top="0cm" fo:margin-bottom="0cm" style:contextual-spacing="false" fo:line-height="98%" fo:text-indent="0cm" style:auto-text-indent="false"/>
    </style:style>
    <style:style style:name="P74" style:family="paragraph" style:parent-style-name="Standard">
      <style:paragraph-properties fo:margin-left="0cm" fo:margin-right="0.282cm" fo:margin-top="0cm" fo:margin-bottom="0cm" style:contextual-spacing="false" fo:line-height="98%" fo:text-align="justify" style:justify-single-word="false" fo:text-indent="0cm" style:auto-text-indent="false"/>
    </style:style>
    <style:style style:name="P75" style:family="paragraph" style:parent-style-name="Standard">
      <style:paragraph-properties fo:margin-left="0cm" fo:margin-right="0.071cm" fo:margin-top="0cm" fo:margin-bottom="0cm" style:contextual-spacing="false" fo:line-height="98%" fo:text-indent="0cm" style:auto-text-indent="false"/>
    </style:style>
    <style:style style:name="P76" style:family="paragraph" style:parent-style-name="Standard">
      <style:paragraph-properties fo:margin-left="0cm" fo:margin-right="0.071cm" fo:margin-top="0cm" fo:margin-bottom="0cm" style:contextual-spacing="false" fo:line-height="90%" fo:text-indent="0cm" style:auto-text-indent="false"/>
    </style:style>
    <style:style style:name="P77" style:family="paragraph" style:parent-style-name="Standard">
      <style:paragraph-properties fo:margin-left="0cm" fo:margin-right="0.106cm" fo:margin-top="0cm" fo:margin-bottom="0cm" style:contextual-spacing="false" fo:line-height="98%" fo:text-indent="1.249cm" style:auto-text-indent="false"/>
    </style:style>
    <style:style style:name="P78" style:family="paragraph" style:parent-style-name="Standard">
      <style:paragraph-properties fo:margin-left="0cm" fo:margin-right="0.106cm" fo:margin-top="0cm" fo:margin-bottom="0cm" style:contextual-spacing="false" fo:line-height="98%" fo:text-align="justify" style:justify-single-word="false" fo:text-indent="1.249cm" style:auto-text-indent="false"/>
    </style:style>
    <style:style style:name="P79" style:family="paragraph" style:parent-style-name="Standard">
      <style:paragraph-properties fo:margin-left="0cm" fo:margin-right="0.106cm" fo:margin-top="0cm" fo:margin-bottom="0cm" style:contextual-spacing="false" fo:line-height="98%" fo:text-align="justify" style:justify-single-word="false" fo:text-indent="1.249cm" style:auto-text-indent="false"/>
      <style:text-properties officeooo:paragraph-rsid="00024700"/>
    </style:style>
    <style:style style:name="P80" style:family="paragraph" style:parent-style-name="Standard">
      <style:paragraph-properties fo:margin-left="0cm" fo:margin-right="0.106cm" fo:margin-top="0cm" fo:margin-bottom="0cm" style:contextual-spacing="false" fo:text-align="justify" style:justify-single-word="false" fo:text-indent="1.249cm" style:auto-text-indent="false"/>
    </style:style>
    <style:style style:name="P81" style:family="paragraph" style:parent-style-name="Standard">
      <style:paragraph-properties fo:margin-left="0cm" fo:margin-right="0.141cm" fo:margin-top="0cm" fo:margin-bottom="0cm" style:contextual-spacing="false" fo:line-height="94%" fo:text-align="justify" style:justify-single-word="false" fo:text-indent="1.249cm" style:auto-text-indent="false"/>
    </style:style>
    <style:style style:name="P82" style:family="paragraph" style:parent-style-name="Standard">
      <style:paragraph-properties fo:margin-left="0cm" fo:margin-right="0.141cm" fo:margin-top="0cm" fo:margin-bottom="0cm" style:contextual-spacing="false" fo:line-height="98%" fo:text-indent="1.249cm" style:auto-text-indent="false"/>
    </style:style>
    <style:style style:name="P83" style:family="paragraph" style:parent-style-name="Standard">
      <style:paragraph-properties fo:margin-left="0cm" fo:margin-right="0.141cm" fo:margin-top="0cm" fo:margin-bottom="0cm" style:contextual-spacing="false" fo:line-height="98%" fo:text-align="justify" style:justify-single-word="false" fo:text-indent="1.249cm" style:auto-text-indent="false"/>
    </style:style>
    <style:style style:name="P84" style:family="paragraph" style:parent-style-name="Standard">
      <style:paragraph-properties fo:margin-left="0cm" fo:margin-right="0.141cm" fo:margin-top="0cm" fo:margin-bottom="0cm" style:contextual-spacing="false" fo:line-height="99%" fo:text-indent="1.249cm" style:auto-text-indent="false"/>
      <style:text-properties officeooo:paragraph-rsid="0002c5b9"/>
    </style:style>
    <style:style style:name="P85" style:family="paragraph" style:parent-style-name="Standard">
      <style:paragraph-properties fo:margin-left="0cm" fo:margin-right="0.035cm" fo:margin-top="0cm" fo:margin-bottom="0cm" style:contextual-spacing="false" fo:line-height="98%" fo:text-indent="1.249cm" style:auto-text-indent="false"/>
    </style:style>
    <style:style style:name="P86" style:family="paragraph" style:parent-style-name="Standard">
      <style:paragraph-properties fo:margin-left="0cm" fo:margin-right="0.282cm" fo:margin-top="0cm" fo:margin-bottom="0cm" style:contextual-spacing="false" fo:line-height="98%" fo:text-indent="1.249cm" style:auto-text-indent="false"/>
    </style:style>
    <style:style style:name="P87" style:family="paragraph" style:parent-style-name="Standard">
      <style:paragraph-properties fo:margin-left="0cm" fo:margin-right="0.282cm" fo:margin-top="0cm" fo:margin-bottom="0cm" style:contextual-spacing="false" fo:line-height="98%" fo:text-align="justify" style:justify-single-word="false" fo:text-indent="1.249cm" style:auto-text-indent="false"/>
    </style:style>
    <style:style style:name="P88" style:family="paragraph" style:parent-style-name="Standard">
      <style:paragraph-properties fo:margin-left="0cm" fo:margin-right="0.282cm" fo:margin-top="0cm" fo:margin-bottom="0cm" style:contextual-spacing="false" fo:line-height="98%" fo:text-indent="1.249cm" style:auto-text-indent="false"/>
      <style:text-properties officeooo:paragraph-rsid="0002c5b9"/>
    </style:style>
    <style:style style:name="P89" style:family="paragraph" style:parent-style-name="Standard">
      <style:paragraph-properties fo:margin-left="0cm" fo:margin-right="0.212cm" fo:margin-top="0cm" fo:margin-bottom="0cm" style:contextual-spacing="false" fo:line-height="98%" fo:text-indent="1.249cm" style:auto-text-indent="false"/>
    </style:style>
    <style:style style:name="P90" style:family="paragraph" style:parent-style-name="Standard">
      <style:paragraph-properties fo:margin-left="0cm" fo:margin-right="0.212cm" fo:margin-top="0cm" fo:margin-bottom="0cm" style:contextual-spacing="false" fo:line-height="98%" fo:text-align="justify" style:justify-single-word="false" fo:text-indent="1.249cm" style:auto-text-indent="false"/>
    </style:style>
    <style:style style:name="P91" style:family="paragraph" style:parent-style-name="Standard">
      <style:paragraph-properties fo:margin-left="0cm" fo:margin-right="0cm" fo:margin-top="0cm" fo:margin-bottom="0cm" style:contextual-spacing="false" fo:line-height="98%" fo:text-indent="1.249cm" style:auto-text-indent="false"/>
    </style:style>
    <style:style style:name="P92" style:family="paragraph" style:parent-style-name="Standard">
      <style:paragraph-properties fo:margin-left="0cm" fo:margin-right="0cm" fo:margin-top="0cm" fo:margin-bottom="0cm" style:contextual-spacing="false" fo:line-height="98%" fo:text-align="justify" style:justify-single-word="false" fo:text-indent="1.249cm" style:auto-text-indent="false"/>
    </style:style>
    <style:style style:name="P93" style:family="paragraph" style:parent-style-name="Standard">
      <style:paragraph-properties fo:margin-left="0cm" fo:margin-right="0cm" fo:margin-top="0cm" fo:margin-bottom="0cm" style:contextual-spacing="false" fo:line-height="99%" fo:text-indent="1.249cm" style:auto-text-indent="false"/>
    </style:style>
    <style:style style:name="P94" style:family="paragraph" style:parent-style-name="Standard">
      <style:paragraph-properties fo:margin-left="0cm" fo:margin-right="0.071cm" fo:margin-top="0cm" fo:margin-bottom="0cm" style:contextual-spacing="false" fo:line-height="98%" fo:text-indent="1.249cm" style:auto-text-indent="false"/>
    </style:style>
    <style:style style:name="P95" style:family="paragraph" style:parent-style-name="Standard">
      <style:paragraph-properties fo:margin-left="0cm" fo:margin-right="0.071cm" fo:margin-top="0cm" fo:margin-bottom="0cm" style:contextual-spacing="false" fo:line-height="99%" fo:text-indent="1.249cm" style:auto-text-indent="false"/>
    </style:style>
    <style:style style:name="P96" style:family="paragraph" style:parent-style-name="Standard">
      <style:paragraph-properties fo:margin-left="0cm" fo:margin-right="0.423cm" fo:margin-top="0cm" fo:margin-bottom="0cm" style:contextual-spacing="false" fo:line-height="98%" fo:text-indent="1.249cm" style:auto-text-indent="false"/>
    </style:style>
    <style:style style:name="P97" style:family="paragraph" style:parent-style-name="Standard">
      <style:paragraph-properties fo:margin-left="0cm" fo:margin-right="0.247cm" fo:margin-top="0cm" fo:margin-bottom="0cm" style:contextual-spacing="false" fo:line-height="98%" fo:text-indent="0cm" style:auto-text-indent="false"/>
    </style:style>
    <style:style style:name="P98" style:family="paragraph" style:parent-style-name="Standard">
      <style:paragraph-properties fo:margin-left="0cm" fo:margin-right="0.247cm" fo:margin-top="0cm" fo:margin-bottom="0cm" style:contextual-spacing="false" fo:line-height="98%" fo:text-align="justify" style:justify-single-word="false" fo:text-indent="0cm" style:auto-text-indent="false"/>
    </style:style>
    <style:style style:name="P99" style:family="paragraph" style:parent-style-name="Standard">
      <style:paragraph-properties fo:margin-left="0cm" fo:margin-right="0.247cm" fo:margin-top="0cm" fo:margin-bottom="0cm" style:contextual-spacing="false" fo:line-height="98%" fo:text-indent="1.249cm" style:auto-text-indent="false"/>
    </style:style>
    <style:style style:name="P100" style:family="paragraph" style:parent-style-name="Standard">
      <style:paragraph-properties fo:margin-left="0cm" fo:margin-right="0.247cm" fo:margin-top="0cm" fo:margin-bottom="0cm" style:contextual-spacing="false" fo:line-height="98%" fo:text-align="justify" style:justify-single-word="false" fo:text-indent="1.249cm" style:auto-text-indent="false"/>
    </style:style>
    <style:style style:name="P101" style:family="paragraph" style:parent-style-name="Standard">
      <style:paragraph-properties fo:margin-left="0cm" fo:margin-right="0.247cm" fo:margin-top="0cm" fo:margin-bottom="0cm" style:contextual-spacing="false" fo:line-height="98%" fo:text-align="justify" style:justify-single-word="false" fo:text-indent="1.249cm" style:auto-text-indent="false"/>
      <style:text-properties officeooo:paragraph-rsid="0002dd48"/>
    </style:style>
    <style:style style:name="P102" style:family="paragraph" style:parent-style-name="Standard">
      <style:paragraph-properties fo:margin-left="0cm" fo:margin-right="0.353cm" fo:margin-top="0cm" fo:margin-bottom="0cm" style:contextual-spacing="false" fo:line-height="98%" fo:text-indent="1.249cm" style:auto-text-indent="false"/>
    </style:style>
    <style:style style:name="P103" style:family="paragraph" style:parent-style-name="Standard">
      <style:paragraph-properties fo:margin-left="0cm" fo:margin-right="0.353cm" fo:margin-top="0cm" fo:margin-bottom="0cm" style:contextual-spacing="false" fo:line-height="98%" fo:text-align="justify" style:justify-single-word="false" fo:text-indent="1.249cm" style:auto-text-indent="false"/>
    </style:style>
    <style:style style:name="P104" style:family="paragraph" style:parent-style-name="Standard">
      <style:paragraph-properties fo:margin-left="0cm" fo:margin-right="0.353cm" fo:margin-top="0cm" fo:margin-bottom="0cm" style:contextual-spacing="false" fo:line-height="98%" fo:text-align="justify" style:justify-single-word="false" fo:text-indent="1.249cm" style:auto-text-indent="false"/>
      <style:text-properties officeooo:paragraph-rsid="0005524c"/>
    </style:style>
    <style:style style:name="P105" style:family="paragraph" style:parent-style-name="Standard">
      <style:paragraph-properties fo:margin-left="0cm" fo:margin-right="0.388cm" fo:margin-top="0cm" fo:margin-bottom="0cm" style:contextual-spacing="false" fo:line-height="98%" fo:text-align="justify" style:justify-single-word="false" fo:text-indent="1.249cm" style:auto-text-indent="false"/>
    </style:style>
    <style:style style:name="P106" style:family="paragraph" style:parent-style-name="Standard">
      <style:paragraph-properties fo:margin-left="0cm" fo:margin-right="0.106cm" fo:margin-top="0cm" fo:margin-bottom="0cm" style:contextual-spacing="false" fo:text-align="center" style:justify-single-word="false" fo:text-indent="0cm" style:auto-text-indent="false"/>
    </style:style>
    <style:style style:name="P107" style:family="paragraph" style:parent-style-name="Standard">
      <style:paragraph-properties fo:margin-left="0cm" fo:margin-right="0.106cm" fo:margin-top="0cm" fo:margin-bottom="0cm" style:contextual-spacing="false" fo:line-height="98%" fo:text-indent="0cm" style:auto-text-indent="false"/>
    </style:style>
    <style:style style:name="P108" style:family="paragraph" style:parent-style-name="Standard">
      <style:paragraph-properties fo:margin-left="0cm" fo:margin-right="0.106cm" fo:margin-top="0cm" fo:margin-bottom="0cm" style:contextual-spacing="false" fo:line-height="98%" fo:text-align="justify" style:justify-single-word="false" fo:text-indent="0cm" style:auto-text-indent="false"/>
    </style:style>
    <style:style style:name="P109" style:family="paragraph" style:parent-style-name="Standard">
      <style:paragraph-properties fo:margin-left="0cm" fo:margin-right="0.106cm" fo:margin-top="0cm" fo:margin-bottom="0cm" style:contextual-spacing="false" fo:text-align="justify" style:justify-single-word="false" fo:text-indent="0cm" style:auto-text-indent="false"/>
      <style:text-properties officeooo:paragraph-rsid="0005524c"/>
    </style:style>
    <style:style style:name="P110" style:family="paragraph" style:parent-style-name="Standard">
      <style:paragraph-properties fo:margin-left="0cm" fo:margin-right="0.353cm" fo:margin-top="0cm" fo:margin-bottom="0cm" style:contextual-spacing="false" fo:line-height="98%" fo:text-indent="0cm" style:auto-text-indent="false"/>
    </style:style>
    <style:style style:name="P111" style:family="paragraph" style:parent-style-name="Standard">
      <style:paragraph-properties fo:margin-left="0cm" fo:margin-right="0.353cm" fo:margin-top="0cm" fo:margin-bottom="0cm" style:contextual-spacing="false" fo:line-height="98%" fo:text-align="justify" style:justify-single-word="false" fo:text-indent="0cm" style:auto-text-indent="false"/>
    </style:style>
    <style:style style:name="P112" style:family="paragraph" style:parent-style-name="Standard">
      <style:paragraph-properties fo:margin-left="0cm" fo:margin-right="0.318cm" fo:margin-top="0cm" fo:margin-bottom="0cm" style:contextual-spacing="false" fo:line-height="98%" fo:text-indent="1.249cm" style:auto-text-indent="false"/>
    </style:style>
    <style:style style:name="P113" style:family="paragraph" style:parent-style-name="Standard">
      <style:paragraph-properties fo:margin-left="0cm" fo:margin-right="0.318cm" fo:margin-top="0cm" fo:margin-bottom="0cm" style:contextual-spacing="false" fo:line-height="98%" fo:text-align="justify" style:justify-single-word="false" fo:text-indent="1.249cm" style:auto-text-indent="false"/>
    </style:style>
    <style:style style:name="P114" style:family="paragraph" style:parent-style-name="Standard">
      <style:paragraph-properties fo:margin-left="0cm" fo:margin-right="0.318cm" fo:margin-top="0cm" fo:margin-bottom="0cm" style:contextual-spacing="false" fo:line-height="98%" fo:text-align="justify" style:justify-single-word="false" fo:text-indent="1.249cm" style:auto-text-indent="false"/>
      <style:text-properties officeooo:paragraph-rsid="0005524c"/>
    </style:style>
    <style:style style:name="P115" style:family="paragraph" style:parent-style-name="Standard">
      <style:paragraph-properties fo:margin-left="0cm" fo:margin-right="0.318cm" fo:margin-top="0cm" fo:margin-bottom="0cm" style:contextual-spacing="false" fo:text-align="justify" style:justify-single-word="false" fo:text-indent="1.249cm" style:auto-text-indent="false"/>
    </style:style>
    <style:style style:name="P116" style:family="paragraph" style:parent-style-name="Standard">
      <style:paragraph-properties fo:margin-left="0cm" fo:margin-right="0.212cm" fo:margin-top="0cm" fo:margin-bottom="0cm" style:contextual-spacing="false" fo:line-height="98%" fo:text-indent="0cm" style:auto-text-indent="false"/>
    </style:style>
    <style:style style:name="P117" style:family="paragraph" style:parent-style-name="Standard">
      <style:paragraph-properties fo:margin-left="0cm" fo:margin-right="0.212cm" fo:margin-top="0cm" fo:margin-bottom="0cm" style:contextual-spacing="false" fo:line-height="98%" fo:text-align="justify" style:justify-single-word="false" fo:text-indent="0cm" style:auto-text-indent="false"/>
    </style:style>
    <style:style style:name="P118" style:family="paragraph" style:parent-style-name="Standard">
      <style:paragraph-properties fo:margin-left="0cm" fo:margin-right="0.212cm" fo:margin-top="0cm" fo:margin-bottom="0cm" style:contextual-spacing="false" fo:line-height="98%" fo:text-indent="0cm" style:auto-text-indent="false"/>
      <style:text-properties officeooo:paragraph-rsid="0002dd48"/>
    </style:style>
    <style:style style:name="P119" style:family="paragraph" style:parent-style-name="Standard">
      <style:paragraph-properties fo:margin-left="0cm" fo:margin-right="0.212cm" fo:margin-top="0cm" fo:margin-bottom="0cm" style:contextual-spacing="false" fo:line-height="98%" fo:text-indent="0cm" style:auto-text-indent="false"/>
      <style:text-properties officeooo:paragraph-rsid="0004c702"/>
    </style:style>
    <style:style style:name="P120" style:family="paragraph" style:parent-style-name="Standard">
      <style:paragraph-properties fo:margin-left="0cm" fo:margin-right="0.212cm" fo:margin-top="0cm" fo:margin-bottom="0cm" style:contextual-spacing="false" fo:line-height="99%" fo:text-align="justify" style:justify-single-word="false" fo:text-indent="0cm" style:auto-text-indent="false"/>
    </style:style>
    <style:style style:name="P121" style:family="paragraph" style:parent-style-name="Standard">
      <style:paragraph-properties fo:margin-left="0cm" fo:margin-right="0.423cm" fo:margin-top="0cm" fo:margin-bottom="0cm" style:contextual-spacing="false" fo:line-height="98%" fo:text-indent="0cm" style:auto-text-indent="false"/>
    </style:style>
    <style:style style:name="P122" style:family="paragraph" style:parent-style-name="Standard">
      <style:paragraph-properties fo:margin-left="0cm" fo:margin-right="0.318cm" fo:margin-top="0cm" fo:margin-bottom="0cm" style:contextual-spacing="false" fo:line-height="98%" fo:text-indent="0cm" style:auto-text-indent="false"/>
    </style:style>
    <style:style style:name="P123" style:family="paragraph" style:parent-style-name="Standard">
      <style:paragraph-properties fo:margin-left="0cm" fo:margin-right="0.318cm" fo:margin-top="0cm" fo:margin-bottom="0cm" style:contextual-spacing="false" fo:line-height="98%" fo:text-align="end" style:justify-single-word="false" fo:text-indent="0cm" style:auto-text-indent="false"/>
    </style:style>
    <style:style style:name="P124" style:family="paragraph" style:parent-style-name="Standard">
      <style:paragraph-properties fo:margin-left="0cm" fo:margin-right="0.318cm" fo:margin-top="0cm" fo:margin-bottom="0cm" style:contextual-spacing="false" fo:line-height="98%" fo:text-align="justify" style:justify-single-word="false" fo:text-indent="0cm" style:auto-text-indent="false"/>
    </style:style>
    <style:style style:name="P125" style:family="paragraph" style:parent-style-name="Standard">
      <style:paragraph-properties fo:margin-left="0cm" fo:margin-right="0.318cm" fo:margin-top="0cm" fo:margin-bottom="0cm" style:contextual-spacing="false" fo:line-height="98%" fo:text-align="justify" style:justify-single-word="false" fo:text-indent="0cm" style:auto-text-indent="false"/>
      <style:text-properties officeooo:paragraph-rsid="0002dd48"/>
    </style:style>
    <style:style style:name="P126" style:family="paragraph" style:parent-style-name="Standard">
      <style:paragraph-properties fo:margin-left="1.235cm" fo:margin-right="0cm" fo:margin-top="0cm" fo:margin-bottom="0cm" style:contextual-spacing="false" fo:text-indent="0cm" style:auto-text-indent="false"/>
    </style:style>
    <style:style style:name="P127" style:family="paragraph" style:parent-style-name="Standard">
      <style:paragraph-properties fo:margin-left="0cm" fo:margin-right="0.176cm" fo:margin-top="0cm" fo:margin-bottom="0cm" style:contextual-spacing="false" fo:line-height="98%" fo:text-indent="1.249cm" style:auto-text-indent="false"/>
    </style:style>
    <style:style style:name="P128" style:family="paragraph" style:parent-style-name="Standard">
      <style:paragraph-properties fo:margin-left="0cm" fo:margin-right="0.176cm" fo:margin-top="0cm" fo:margin-bottom="0cm" style:contextual-spacing="false" fo:line-height="98%" fo:text-align="justify" style:justify-single-word="false" fo:text-indent="1.249cm" style:auto-text-indent="false"/>
      <style:text-properties officeooo:paragraph-rsid="0004c702"/>
    </style:style>
    <style:style style:name="P129" style:family="paragraph" style:parent-style-name="Standard">
      <style:paragraph-properties fo:margin-left="0cm" fo:margin-right="0.141cm" fo:margin-top="0cm" fo:margin-bottom="0cm" style:contextual-spacing="false" fo:line-height="98%" fo:text-indent="0cm" style:auto-text-indent="false"/>
    </style:style>
    <style:style style:name="P130" style:family="paragraph" style:parent-style-name="Standard">
      <style:paragraph-properties fo:margin-left="0cm" fo:margin-right="0.141cm" fo:margin-top="0cm" fo:margin-bottom="0cm" style:contextual-spacing="false" fo:line-height="98%" fo:text-align="justify" style:justify-single-word="false" fo:text-indent="0cm" style:auto-text-indent="false"/>
    </style:style>
    <style:style style:name="P131" style:family="paragraph" style:parent-style-name="Standard">
      <style:paragraph-properties fo:margin-left="0cm" fo:margin-right="0.176cm" fo:margin-top="0cm" fo:margin-bottom="0cm" style:contextual-spacing="false" fo:line-height="98%" fo:text-indent="0cm" style:auto-text-indent="false"/>
    </style:style>
    <style:style style:name="P132" style:family="paragraph" style:parent-style-name="Standard">
      <style:paragraph-properties fo:margin-left="0cm" fo:margin-right="0.176cm" fo:margin-top="0cm" fo:margin-bottom="0cm" style:contextual-spacing="false" fo:line-height="98%" fo:text-align="justify" style:justify-single-word="false" fo:text-indent="0cm" style:auto-text-indent="false"/>
    </style:style>
    <style:style style:name="P133" style:family="paragraph" style:parent-style-name="Standard">
      <style:paragraph-properties fo:margin-left="0.007cm" fo:margin-right="0cm" fo:margin-top="0cm" fo:margin-bottom="0cm" style:contextual-spacing="false" fo:line-height="98%" fo:text-indent="0cm" style:auto-text-indent="false"/>
    </style:style>
    <style:style style:name="P134" style:family="paragraph" style:parent-style-name="Standard">
      <style:paragraph-properties fo:margin-left="0.007cm" fo:margin-right="0.176cm" fo:margin-top="0cm" fo:margin-bottom="0cm" style:contextual-spacing="false" fo:line-height="98%" fo:text-align="justify" style:justify-single-word="false" fo:text-indent="0cm" style:auto-text-indent="false"/>
    </style:style>
    <style:style style:name="P135" style:family="paragraph" style:parent-style-name="Standard">
      <style:paragraph-properties fo:margin-left="0.007cm" fo:margin-right="0.176cm" fo:margin-top="0cm" fo:margin-bottom="0cm" style:contextual-spacing="false" fo:line-height="98%" fo:text-align="justify" style:justify-single-word="false" fo:text-indent="1.249cm" style:auto-text-indent="false"/>
    </style:style>
    <style:style style:name="P136" style:family="paragraph" style:parent-style-name="Standard">
      <style:paragraph-properties fo:margin-left="0.007cm" fo:margin-right="0.176cm" fo:margin-top="0cm" fo:margin-bottom="0cm" style:contextual-spacing="false" fo:line-height="98%" fo:text-align="justify" style:justify-single-word="false" fo:text-indent="1.249cm" style:auto-text-indent="false"/>
      <style:text-properties officeooo:paragraph-rsid="0004c702"/>
    </style:style>
    <style:style style:name="P137" style:family="paragraph" style:parent-style-name="Standard">
      <style:paragraph-properties fo:margin-left="0.007cm" fo:margin-right="0.106cm" fo:margin-top="0cm" fo:margin-bottom="0cm" style:contextual-spacing="false" fo:line-height="98%" fo:text-align="justify" style:justify-single-word="false" fo:text-indent="1.249cm" style:auto-text-indent="false"/>
    </style:style>
    <style:style style:name="P138" style:family="paragraph" style:parent-style-name="Standard">
      <style:paragraph-properties fo:margin-left="0.007cm" fo:margin-right="0.318cm" fo:margin-top="0cm" fo:margin-bottom="0cm" style:contextual-spacing="false" fo:line-height="98%" fo:text-indent="1.249cm" style:auto-text-indent="false"/>
    </style:style>
    <style:style style:name="P139" style:family="paragraph" style:parent-style-name="Standard">
      <style:paragraph-properties fo:margin-left="0.007cm" fo:margin-right="0.071cm" fo:margin-top="0cm" fo:margin-bottom="0cm" style:contextual-spacing="false" fo:line-height="98%" fo:text-indent="1.249cm" style:auto-text-indent="false"/>
    </style:style>
    <style:style style:name="P140" style:family="paragraph" style:parent-style-name="Standard">
      <style:paragraph-properties fo:margin-left="0.007cm" fo:margin-right="0.247cm" fo:margin-top="0cm" fo:margin-bottom="0cm" style:contextual-spacing="false" fo:line-height="98%" fo:text-align="justify" style:justify-single-word="false" fo:text-indent="1.249cm" style:auto-text-indent="false"/>
    </style:style>
    <style:style style:name="P141" style:family="paragraph" style:parent-style-name="Standard">
      <style:paragraph-properties fo:margin-left="0.007cm" fo:margin-right="0.282cm" fo:margin-top="0cm" fo:margin-bottom="0cm" style:contextual-spacing="false" fo:line-height="98%" fo:text-indent="0cm" style:auto-text-indent="false"/>
    </style:style>
    <style:style style:name="P142" style:family="paragraph" style:parent-style-name="Standard">
      <style:paragraph-properties fo:margin-left="0.007cm" fo:margin-right="0.282cm" fo:margin-top="0cm" fo:margin-bottom="0cm" style:contextual-spacing="false" fo:line-height="98%" fo:text-align="justify" style:justify-single-word="false" fo:text-indent="0cm" style:auto-text-indent="false"/>
    </style:style>
    <style:style style:name="P143" style:family="paragraph" style:parent-style-name="Standard">
      <style:paragraph-properties fo:margin-left="0.007cm" fo:margin-right="0.212cm" fo:margin-top="0cm" fo:margin-bottom="0cm" style:contextual-spacing="false" fo:line-height="98%" fo:text-indent="1.249cm" style:auto-text-indent="false"/>
    </style:style>
    <style:style style:name="P144" style:family="paragraph" style:parent-style-name="Standard">
      <style:paragraph-properties fo:margin-left="0.007cm" fo:margin-right="0.071cm" fo:margin-top="0cm" fo:margin-bottom="0cm" style:contextual-spacing="false" fo:line-height="98%" fo:text-indent="0cm" style:auto-text-indent="false"/>
    </style:style>
    <style:style style:name="P145" style:family="paragraph" style:parent-style-name="Standard">
      <style:paragraph-properties fo:margin-left="0.635cm" fo:margin-right="0.247cm" fo:margin-top="0cm" fo:margin-bottom="0cm" style:contextual-spacing="false" fo:line-height="98%" fo:text-indent="0.635cm" style:auto-text-indent="false"/>
    </style:style>
    <style:style style:name="P146" style:family="paragraph" style:parent-style-name="Standard">
      <style:paragraph-properties fo:margin-left="0cm" fo:margin-right="0.459cm" fo:margin-top="0cm" fo:margin-bottom="0cm" style:contextual-spacing="false" fo:line-height="98%" fo:text-indent="0cm" style:auto-text-indent="false"/>
    </style:style>
    <style:style style:name="P147" style:family="paragraph" style:parent-style-name="Standard">
      <style:paragraph-properties fo:margin-left="0.635cm" fo:margin-right="0.176cm" fo:margin-top="0cm" fo:margin-bottom="0cm" style:contextual-spacing="false" fo:line-height="98%" fo:text-align="justify" style:justify-single-word="false" fo:text-indent="0cm" style:auto-text-indent="false"/>
    </style:style>
    <style:style style:name="P148" style:family="paragraph" style:parent-style-name="Standard">
      <style:paragraph-properties fo:margin-left="0.635cm" fo:margin-right="0.141cm" fo:margin-top="0cm" fo:margin-bottom="0cm" style:contextual-spacing="false" fo:line-height="98%" fo:text-align="justify" style:justify-single-word="false" fo:text-indent="0cm" style:auto-text-indent="false"/>
    </style:style>
    <style:style style:name="P149" style:family="paragraph" style:parent-style-name="Standard">
      <style:paragraph-properties fo:margin-left="0.635cm" fo:margin-right="0.318cm" fo:margin-top="0cm" fo:margin-bottom="0cm" style:contextual-spacing="false" fo:line-height="98%" fo:text-indent="0.614cm" style:auto-text-indent="false"/>
    </style:style>
    <style:style style:name="P150" style:family="paragraph" style:parent-style-name="Standard">
      <style:paragraph-properties fo:margin-left="0.635cm" fo:margin-right="0.318cm" fo:margin-top="0cm" fo:margin-bottom="0cm" style:contextual-spacing="false" fo:line-height="98%" fo:text-indent="0.614cm" style:auto-text-indent="false"/>
      <style:text-properties officeooo:paragraph-rsid="0004c702"/>
    </style:style>
    <style:style style:name="P151" style:family="paragraph" style:parent-style-name="Standard">
      <style:paragraph-properties fo:margin-left="0cm" fo:margin-right="0.388cm" fo:margin-top="0cm" fo:margin-bottom="0cm" style:contextual-spacing="false" fo:line-height="98%" fo:text-indent="0cm" style:auto-text-indent="false"/>
    </style:style>
    <style:style style:name="P152" style:family="paragraph" style:parent-style-name="Standard">
      <style:paragraph-properties fo:margin-left="0cm" fo:margin-right="0.388cm" fo:margin-top="0cm" fo:margin-bottom="0cm" style:contextual-spacing="false" fo:line-height="98%" fo:text-align="justify" style:justify-single-word="false" fo:text-indent="0cm" style:auto-text-indent="false"/>
    </style:style>
    <style:style style:name="P153" style:family="paragraph" style:parent-style-name="Standard">
      <style:paragraph-properties fo:margin-left="0.6cm" fo:margin-right="0cm" fo:margin-top="0cm" fo:margin-bottom="0cm" style:contextual-spacing="false" fo:text-indent="0cm" style:auto-text-indent="false"/>
    </style:style>
    <style:style style:name="P154" style:family="paragraph" style:parent-style-name="Standard">
      <style:paragraph-properties fo:margin-left="0.6cm" fo:margin-right="0cm" fo:margin-top="0cm" fo:margin-bottom="0cm" style:contextual-spacing="false" fo:line-height="98%" fo:text-indent="0cm" style:auto-text-indent="false"/>
    </style:style>
    <style:style style:name="P155" style:family="paragraph" style:parent-style-name="Standard">
      <style:paragraph-properties fo:margin-left="0.6cm" fo:margin-right="0cm" fo:margin-top="0cm" fo:margin-bottom="0cm" style:contextual-spacing="false" fo:line-height="98%" fo:text-indent="0cm" style:auto-text-indent="false"/>
      <style:text-properties officeooo:paragraph-rsid="0005524c"/>
    </style:style>
    <style:style style:name="P156" style:family="paragraph" style:parent-style-name="Standard">
      <style:paragraph-properties fo:margin-left="0.6cm" fo:margin-right="0cm" fo:margin-top="0cm" fo:margin-bottom="0cm" style:contextual-spacing="false" fo:text-indent="0cm" style:auto-text-indent="false">
        <style:tab-stops>
          <style:tab-stop style:position="1.341cm"/>
          <style:tab-stop style:position="3.069cm"/>
          <style:tab-stop style:position="5.115cm"/>
          <style:tab-stop style:position="6.456cm"/>
          <style:tab-stop style:position="6.914cm"/>
          <style:tab-stop style:position="9.172cm"/>
          <style:tab-stop style:position="11.113cm"/>
          <style:tab-stop style:position="12.03cm"/>
          <style:tab-stop style:position="12.982cm"/>
          <style:tab-stop style:position="15.064cm"/>
        </style:tab-stops>
      </style:paragraph-properties>
    </style:style>
    <style:style style:name="P157" style:family="paragraph" style:parent-style-name="Standard">
      <style:paragraph-properties fo:margin-left="0.6cm" fo:margin-right="0.318cm" fo:margin-top="0cm" fo:margin-bottom="0cm" style:contextual-spacing="false" fo:line-height="98%" fo:text-align="justify" style:justify-single-word="false" fo:text-indent="0cm" style:auto-text-indent="false"/>
    </style:style>
    <style:style style:name="P158" style:family="paragraph" style:parent-style-name="Standard">
      <style:paragraph-properties fo:margin-left="0.6cm" fo:margin-right="0.247cm" fo:margin-top="0cm" fo:margin-bottom="0cm" style:contextual-spacing="false" fo:line-height="98%" fo:text-indent="0.614cm" style:auto-text-indent="false"/>
    </style:style>
    <style:style style:name="P159" style:family="paragraph" style:parent-style-name="Standard">
      <style:paragraph-properties fo:margin-left="0.6cm" fo:margin-right="0.247cm" fo:margin-top="0cm" fo:margin-bottom="0cm" style:contextual-spacing="false" fo:line-height="98%" fo:text-align="justify" style:justify-single-word="false" fo:text-indent="0.614cm" style:auto-text-indent="false"/>
    </style:style>
    <style:style style:name="P160" style:family="paragraph" style:parent-style-name="Standard">
      <style:paragraph-properties fo:margin-left="0.6cm" fo:margin-right="0.141cm" fo:margin-top="0cm" fo:margin-bottom="0cm" style:contextual-spacing="false" fo:line-height="98%" fo:text-indent="0.614cm" style:auto-text-indent="false"/>
    </style:style>
    <style:style style:name="P161" style:family="paragraph" style:parent-style-name="Standard">
      <style:paragraph-properties fo:margin-left="0.6cm" fo:margin-right="0.141cm" fo:margin-top="0cm" fo:margin-bottom="0cm" style:contextual-spacing="false" fo:line-height="98%" fo:text-align="justify" style:justify-single-word="false" fo:text-indent="0.614cm" style:auto-text-indent="false"/>
    </style:style>
    <style:style style:name="P162" style:family="paragraph" style:parent-style-name="Standard">
      <style:paragraph-properties fo:margin-left="0.6cm" fo:margin-right="0.247cm" fo:margin-top="0cm" fo:margin-bottom="0cm" style:contextual-spacing="false" fo:line-height="98%" fo:text-align="justify" style:justify-single-word="false" fo:text-indent="0cm" style:auto-text-indent="false"/>
    </style:style>
    <style:style style:name="P163" style:family="paragraph" style:parent-style-name="Standard">
      <style:paragraph-properties fo:margin-left="0.6cm" fo:margin-right="0.353cm" fo:margin-top="0cm" fo:margin-bottom="0cm" style:contextual-spacing="false" fo:line-height="98%" fo:text-align="justify" style:justify-single-word="false" fo:text-indent="0.614cm" style:auto-text-indent="false"/>
    </style:style>
    <style:style style:name="P164" style:family="paragraph" style:parent-style-name="Standard">
      <style:paragraph-properties fo:margin-left="1.199cm" fo:margin-right="0cm" fo:margin-top="0cm" fo:margin-bottom="0cm" style:contextual-spacing="false" fo:text-indent="0cm" style:auto-text-indent="false"/>
    </style:style>
    <style:style style:name="P165" style:family="paragraph" style:parent-style-name="Standard">
      <style:paragraph-properties fo:margin-left="1.199cm" fo:margin-right="0cm" fo:margin-top="0cm" fo:margin-bottom="0cm" style:contextual-spacing="false" fo:line-height="99%" fo:text-indent="0cm" style:auto-text-indent="false"/>
    </style:style>
    <style:style style:name="P166" style:family="paragraph" style:parent-style-name="Standard">
      <style:paragraph-properties fo:margin-left="1.199cm" fo:margin-right="0cm" fo:margin-top="0cm" fo:margin-bottom="0cm" style:contextual-spacing="false" fo:line-height="99%" fo:text-align="justify" style:justify-single-word="false" fo:text-indent="0cm" style:auto-text-indent="false"/>
    </style:style>
    <style:style style:name="P167" style:family="paragraph" style:parent-style-name="Standard">
      <style:paragraph-properties fo:margin-left="1.199cm" fo:margin-right="0cm" fo:margin-top="0cm" fo:margin-bottom="0cm" style:contextual-spacing="false" fo:text-indent="0cm" style:auto-text-indent="false"/>
      <style:text-properties officeooo:paragraph-rsid="0004c702"/>
    </style:style>
    <style:style style:name="P168" style:family="paragraph" style:parent-style-name="Standard">
      <style:paragraph-properties fo:margin-left="0.6cm" fo:margin-right="0.176cm" fo:margin-top="0cm" fo:margin-bottom="0cm" style:contextual-spacing="false" fo:line-height="98%" fo:text-indent="0.614cm" style:auto-text-indent="false"/>
    </style:style>
    <style:style style:name="P169" style:family="paragraph" style:parent-style-name="Standard">
      <style:paragraph-properties fo:margin-left="0.6cm" fo:margin-right="0.388cm" fo:margin-top="0cm" fo:margin-bottom="0cm" style:contextual-spacing="false" fo:line-height="98%" fo:text-align="justify" style:justify-single-word="false" fo:text-indent="0cm" style:auto-text-indent="false"/>
    </style:style>
    <style:style style:name="P170" style:family="paragraph" style:parent-style-name="Standard">
      <style:paragraph-properties fo:margin-left="0.635cm" fo:margin-right="0.353cm" fo:margin-top="0cm" fo:margin-bottom="0cm" style:contextual-spacing="false" fo:line-height="98%" fo:text-indent="0.614cm" style:auto-text-indent="false"/>
    </style:style>
    <style:style style:name="P171" style:family="paragraph" style:parent-style-name="Standard">
      <style:paragraph-properties fo:margin-left="0.635cm" fo:margin-right="0.176cm" fo:margin-top="0cm" fo:margin-bottom="0cm" style:contextual-spacing="false" fo:line-height="98%" fo:text-align="justify" style:justify-single-word="false" fo:text-indent="0.614cm" style:auto-text-indent="false"/>
    </style:style>
    <style:style style:name="P172" style:family="paragraph" style:parent-style-name="Standard">
      <style:paragraph-properties fo:margin-left="0.635cm" fo:margin-right="0.388cm" fo:margin-top="0cm" fo:margin-bottom="0cm" style:contextual-spacing="false" fo:line-height="98%" fo:text-indent="0.614cm" style:auto-text-indent="false"/>
    </style:style>
    <style:style style:name="P173" style:family="paragraph" style:parent-style-name="Standard">
      <style:paragraph-properties fo:margin-left="0.635cm" fo:margin-right="0.423cm" fo:margin-top="0cm" fo:margin-bottom="0cm" style:contextual-spacing="false" fo:line-height="98%" fo:text-indent="0.614cm" style:auto-text-indent="false"/>
    </style:style>
    <style:style style:name="P174" style:family="paragraph" style:parent-style-name="Standard">
      <style:paragraph-properties fo:margin-left="0.635cm" fo:margin-right="0.212cm" fo:margin-top="0cm" fo:margin-bottom="0cm" style:contextual-spacing="false" fo:line-height="98%" fo:text-align="justify" style:justify-single-word="false" fo:text-indent="0.614cm" style:auto-text-indent="false"/>
    </style:style>
    <style:style style:name="P175" style:family="paragraph" style:parent-style-name="Standard">
      <style:paragraph-properties fo:margin-left="0.635cm" fo:margin-right="0.247cm" fo:margin-top="0cm" fo:margin-bottom="0cm" style:contextual-spacing="false" fo:line-height="98%" fo:text-align="justify" style:justify-single-word="false" fo:text-indent="0cm" style:auto-text-indent="false"/>
    </style:style>
    <style:style style:name="P176" style:family="paragraph" style:parent-style-name="Standard">
      <style:paragraph-properties fo:margin-left="0cm" fo:margin-right="0.494cm" fo:margin-top="0cm" fo:margin-bottom="0cm" style:contextual-spacing="false" fo:line-height="98%" fo:text-align="justify" style:justify-single-word="false" fo:text-indent="1.249cm" style:auto-text-indent="false"/>
    </style:style>
    <style:style style:name="P177" style:family="paragraph" style:parent-style-name="Standard">
      <style:paragraph-properties fo:margin-left="0cm" fo:margin-right="0.529cm" fo:margin-top="0cm" fo:margin-bottom="0cm" style:contextual-spacing="false" fo:line-height="98%" fo:text-indent="1.249cm" style:auto-text-indent="false"/>
    </style:style>
    <style:style style:name="P178" style:family="paragraph" style:parent-style-name="Standard">
      <style:paragraph-properties fo:margin-left="0cm" fo:margin-right="0.529cm" fo:margin-top="0cm" fo:margin-bottom="0cm" style:contextual-spacing="false" fo:line-height="98%" fo:text-indent="0cm" style:auto-text-indent="false"/>
    </style:style>
    <style:style style:name="P179" style:family="paragraph" style:parent-style-name="Standard">
      <style:paragraph-properties fo:margin-left="0cm" fo:margin-right="0.494cm" fo:margin-top="0cm" fo:margin-bottom="0cm" style:contextual-spacing="false" fo:line-height="98%" fo:text-indent="0cm" style:auto-text-indent="false"/>
    </style:style>
    <style:style style:name="P180" style:family="paragraph" style:parent-style-name="Standard">
      <style:paragraph-properties fo:margin-left="0cm" fo:margin-right="0.494cm" fo:margin-top="0cm" fo:margin-bottom="0cm" style:contextual-spacing="false" fo:line-height="98%" fo:text-align="justify" style:justify-single-word="false" fo:text-indent="0cm" style:auto-text-indent="false"/>
    </style:style>
    <style:style style:name="P181" style:family="paragraph" style:parent-style-name="Standard">
      <style:paragraph-properties fo:margin-left="0cm" fo:margin-right="0.035cm" fo:margin-top="0cm" fo:margin-bottom="0cm" style:contextual-spacing="false" fo:line-height="98%" fo:text-indent="0cm" style:auto-text-indent="false"/>
    </style:style>
    <style:style style:name="P182" style:family="paragraph" style:parent-style-name="Standard">
      <style:paragraph-properties fo:margin-left="0cm" fo:margin-right="0.635cm" fo:margin-top="0cm" fo:margin-bottom="0cm" style:contextual-spacing="false" fo:line-height="98%" fo:text-indent="0cm" style:auto-text-indent="false"/>
    </style:style>
    <style:style style:name="P183" style:family="paragraph" style:parent-style-name="Standard">
      <style:paragraph-properties fo:margin-left="0.635cm" fo:margin-right="0.6cm" fo:margin-top="0cm" fo:margin-bottom="0cm" style:contextual-spacing="false" fo:line-height="98%" fo:text-indent="0cm" style:auto-text-indent="false"/>
    </style:style>
    <style:style style:name="P184" style:family="paragraph" style:parent-style-name="Standard">
      <style:paragraph-properties fo:margin-left="0.6cm" fo:margin-right="0.353cm" fo:margin-top="0cm" fo:margin-bottom="0cm" style:contextual-spacing="false" fo:line-height="98%" fo:text-indent="0cm" style:auto-text-indent="false"/>
    </style:style>
    <style:style style:name="P185" style:family="paragraph" style:parent-style-name="Standard">
      <style:paragraph-properties fo:margin-left="0.6cm" fo:margin-right="0.353cm" fo:margin-top="0cm" fo:margin-bottom="0cm" style:contextual-spacing="false" fo:line-height="98%" fo:text-align="justify" style:justify-single-word="false" fo:text-indent="0cm" style:auto-text-indent="false"/>
    </style:style>
    <style:style style:name="P186" style:family="paragraph" style:parent-style-name="Standard">
      <style:paragraph-properties fo:margin-left="0.6cm" fo:margin-right="0.423cm" fo:margin-top="0cm" fo:margin-bottom="0cm" style:contextual-spacing="false" fo:line-height="98%" fo:text-indent="0.614cm" style:auto-text-indent="false"/>
    </style:style>
    <style:style style:name="P187" style:family="paragraph" style:parent-style-name="Standard">
      <style:paragraph-properties fo:margin-left="0.6cm" fo:margin-right="0.212cm" fo:margin-top="0cm" fo:margin-bottom="0cm" style:contextual-spacing="false" fo:line-height="98%" fo:text-indent="0cm" style:auto-text-indent="false"/>
    </style:style>
    <style:style style:name="P188" style:family="paragraph" style:parent-style-name="Standard">
      <style:paragraph-properties fo:margin-left="1.199cm" fo:margin-right="0.106cm" fo:margin-top="0cm" fo:margin-bottom="0cm" style:contextual-spacing="false" fo:line-height="98%" fo:text-align="justify" style:justify-single-word="false" fo:text-indent="1.249cm" style:auto-text-indent="false"/>
    </style:style>
    <style:style style:name="P189" style:family="paragraph" style:parent-style-name="Standard">
      <style:paragraph-properties fo:margin-left="1.199cm" fo:margin-right="0.212cm" fo:margin-top="0cm" fo:margin-bottom="0cm" style:contextual-spacing="false" fo:line-height="98%" fo:text-indent="1.249cm" style:auto-text-indent="false"/>
    </style:style>
    <style:style style:name="P190" style:family="paragraph" style:parent-style-name="Standard">
      <style:paragraph-properties fo:margin-left="1.199cm" fo:margin-right="0.141cm" fo:margin-top="0cm" fo:margin-bottom="0cm" style:contextual-spacing="false" fo:line-height="98%" fo:text-indent="0cm" style:auto-text-indent="false"/>
    </style:style>
    <style:style style:name="P191" style:family="paragraph" style:parent-style-name="Standard">
      <style:paragraph-properties fo:margin-left="1.199cm" fo:margin-right="0.247cm" fo:margin-top="0cm" fo:margin-bottom="0cm" style:contextual-spacing="false" fo:line-height="98%" fo:text-align="justify" style:justify-single-word="false" fo:text-indent="1.249cm" style:auto-text-indent="false"/>
    </style:style>
    <style:style style:name="P192" style:family="paragraph" style:parent-style-name="Standard">
      <style:paragraph-properties fo:margin-left="1.199cm" fo:margin-right="0.106cm" fo:margin-top="0cm" fo:margin-bottom="0cm" style:contextual-spacing="false" fo:line-height="98%" fo:text-indent="0cm" style:auto-text-indent="false"/>
    </style:style>
    <style:style style:name="P193" style:family="paragraph" style:parent-style-name="Standard">
      <style:paragraph-properties fo:margin-left="1.199cm" fo:margin-right="0.106cm" fo:margin-top="0cm" fo:margin-bottom="0cm" style:contextual-spacing="false" fo:line-height="98%" fo:text-align="justify" style:justify-single-word="false" fo:text-indent="0cm" style:auto-text-indent="false"/>
    </style:style>
    <style:style style:name="P194" style:family="paragraph" style:parent-style-name="Standard">
      <style:paragraph-properties fo:margin-left="1.199cm" fo:margin-right="0cm" fo:margin-top="0cm" fo:margin-bottom="0cm" style:contextual-spacing="false" fo:line-height="99%" fo:text-indent="1.249cm" style:auto-text-indent="false"/>
    </style:style>
    <style:style style:name="P195" style:family="paragraph" style:parent-style-name="Standard">
      <style:paragraph-properties fo:margin-left="1.199cm" fo:margin-right="0.247cm" fo:margin-top="0cm" fo:margin-bottom="0cm" style:contextual-spacing="false" fo:line-height="98%" fo:text-align="justify" style:justify-single-word="false" fo:text-indent="0cm" style:auto-text-indent="false"/>
    </style:style>
    <style:style style:name="P196" style:family="paragraph" style:parent-style-name="Standard">
      <style:paragraph-properties fo:margin-left="1.199cm" fo:margin-right="0.247cm" fo:margin-top="0cm" fo:margin-bottom="0cm" style:contextual-spacing="false" fo:line-height="92%" fo:text-align="justify" style:justify-single-word="false" fo:text-indent="0cm" style:auto-text-indent="false"/>
    </style:style>
    <style:style style:name="P197" style:family="paragraph" style:parent-style-name="Standard">
      <style:paragraph-properties fo:margin-left="1.199cm" fo:margin-right="0.388cm" fo:margin-top="0cm" fo:margin-bottom="0cm" style:contextual-spacing="false" fo:line-height="98%" fo:text-align="justify" style:justify-single-word="false" fo:text-indent="1.249cm" style:auto-text-indent="false"/>
    </style:style>
    <style:style style:name="P198" style:family="paragraph" style:parent-style-name="Standard">
      <style:paragraph-properties fo:margin-left="1.199cm" fo:margin-right="0.353cm" fo:margin-top="0cm" fo:margin-bottom="0cm" style:contextual-spacing="false" fo:line-height="98%" fo:text-indent="1.249cm" style:auto-text-indent="false"/>
    </style:style>
    <style:style style:name="P199" style:family="paragraph" style:parent-style-name="Standard">
      <style:paragraph-properties fo:margin-left="1.199cm" fo:margin-right="0.353cm" fo:margin-top="0cm" fo:margin-bottom="0cm" style:contextual-spacing="false" fo:line-height="98%" fo:text-align="justify" style:justify-single-word="false" fo:text-indent="1.249cm" style:auto-text-indent="false"/>
    </style:style>
    <style:style style:name="P200" style:family="paragraph" style:parent-style-name="Standard">
      <style:paragraph-properties fo:margin-left="1.199cm" fo:margin-right="0.459cm" fo:margin-top="0cm" fo:margin-bottom="0cm" style:contextual-spacing="false" fo:line-height="93%" fo:text-indent="1.249cm" style:auto-text-indent="false"/>
    </style:style>
    <style:style style:name="P201" style:family="paragraph" style:parent-style-name="Standard">
      <style:paragraph-properties fo:margin-left="1.199cm" fo:margin-right="0.353cm" fo:margin-top="0cm" fo:margin-bottom="0cm" style:contextual-spacing="false" fo:line-height="98%" fo:text-indent="0cm" style:auto-text-indent="false"/>
    </style:style>
    <style:style style:name="P202" style:family="paragraph" style:parent-style-name="Standard">
      <style:paragraph-properties fo:margin-left="0.6cm" fo:margin-right="0.035cm" fo:margin-top="0cm" fo:margin-bottom="0cm" style:contextual-spacing="false" fo:text-indent="0cm" style:auto-text-indent="false"/>
    </style:style>
    <style:style style:name="P203" style:family="paragraph" style:parent-style-name="Standard">
      <style:paragraph-properties fo:margin-left="0.6cm" fo:margin-right="0.071cm" fo:margin-top="0cm" fo:margin-bottom="0cm" style:contextual-spacing="false" fo:line-height="98%" fo:text-indent="0.614cm" style:auto-text-indent="false"/>
    </style:style>
    <style:style style:name="P204" style:family="paragraph" style:parent-style-name="Standard">
      <style:paragraph-properties fo:margin-left="0.6cm" fo:margin-right="0.282cm" fo:margin-top="0cm" fo:margin-bottom="0cm" style:contextual-spacing="false" fo:line-height="98%" fo:text-align="justify" style:justify-single-word="false" fo:text-indent="0cm" style:auto-text-indent="false"/>
    </style:style>
    <style:style style:name="P205" style:family="paragraph" style:parent-style-name="Standard">
      <style:paragraph-properties fo:margin-left="0cm" fo:margin-right="0cm" fo:margin-top="0cm" fo:margin-bottom="0cm" style:contextual-spacing="false" fo:text-indent="0cm" style:auto-text-indent="false"/>
    </style:style>
    <style:style style:name="T1" style:family="text">
      <style:text-properties style:use-window-font-color="true" loext:opacity="0%" style:font-name="Times New Roman" fo:font-size="12pt" style:text-underline-style="solid" style:text-underline-width="auto" style:text-underline-color="#ffffff" fo:font-weight="bold" style:font-name-asian="Times New Roman1" style:font-size-asian="12pt" style:font-weight-asian="bold" style:font-name-complex="Times New Roman1" style:font-size-complex="12pt" style:font-weight-complex="bold"/>
    </style:style>
    <style:style style:name="T2" style:family="text">
      <style:text-properties style:use-window-font-color="true" loext:opacity="0%" style:font-name="Times New Roman" fo:font-size="12pt" style:font-name-asian="Times New Roman1" style:font-size-asian="12pt" style:font-name-complex="Times New Roman1" style:font-size-complex="12pt"/>
    </style:style>
    <style:style style:name="T3" style:family="text">
      <style:text-properties style:use-window-font-color="true" loext:opacity="0%" style:font-name="Times New Roman" fo:font-size="12pt" officeooo:rsid="00024700" style:font-name-asian="Times New Roman1" style:font-size-asian="12pt" style:font-name-complex="Times New Roman1" style:font-size-complex="12pt"/>
    </style:style>
    <style:style style:name="T4" style:family="text">
      <style:text-properties style:use-window-font-color="true" loext:opacity="0%" style:font-name="Times New Roman" fo:font-size="12pt" officeooo:rsid="0002c5b9" style:font-name-asian="Times New Roman1" style:font-size-asian="12pt" style:font-name-complex="Times New Roman1" style:font-size-complex="12pt"/>
    </style:style>
    <style:style style:name="T5" style:family="text">
      <style:text-properties style:use-window-font-color="true" loext:opacity="0%" style:font-name="Times New Roman" fo:font-size="12pt" officeooo:rsid="0002dd48" style:font-name-asian="Times New Roman1" style:font-size-asian="12pt" style:font-name-complex="Times New Roman1" style:font-size-complex="12pt"/>
    </style:style>
    <style:style style:name="T6" style:family="text">
      <style:text-properties style:use-window-font-color="true" loext:opacity="0%" style:font-name="Times New Roman" fo:font-size="12pt" officeooo:rsid="0004c702" style:font-name-asian="Times New Roman1" style:font-size-asian="12pt" style:font-name-complex="Times New Roman1" style:font-size-complex="12pt"/>
    </style:style>
    <style:style style:name="T7" style:family="text">
      <style:text-properties style:use-window-font-color="true" loext:opacity="0%" style:font-name="Times New Roman" fo:font-size="12pt" officeooo:rsid="0005524c" style:font-name-asian="Times New Roman1" style:font-size-asian="12pt" style:font-name-complex="Times New Roman1" style:font-size-complex="12pt"/>
    </style:style>
    <style:style style:name="T8" style:family="text">
      <style:text-properties style:use-window-font-color="true" loext:opacity="0%" style:font-name="Times New Roman" fo:font-size="12pt" officeooo:rsid="00069ffd" style:font-name-asian="Times New Roman1" style:font-size-asian="12pt" style:font-name-complex="Times New Roman1" style:font-size-complex="12pt"/>
    </style:style>
    <style:style style:name="T9" style:family="text">
      <style:text-properties style:use-window-font-color="true" loext:opacity="0%" style:font-name="Times New Roman" fo:font-size="12pt" fo:font-style="italic" style:font-name-asian="Times New Roman1" style:font-size-asian="12pt" style:font-style-asian="italic" style:font-name-complex="Times New Roman1" style:font-size-complex="12pt" style:font-style-complex="italic"/>
    </style:style>
    <style:style style:name="T10" style:family="text">
      <style:text-properties style:use-window-font-color="true" loext:opacity="0%" style:font-name="Times New Roman" fo:font-size="3.5pt" officeooo:rsid="0002dd48" style:font-name-asian="Times New Roman1" style:font-size-asian="3.5pt" style:font-name-complex="Times New Roman1" style:font-size-complex="3.5pt"/>
    </style:style>
    <style:style style:name="T11" style:family="text">
      <style:text-properties style:use-window-font-color="true" loext:opacity="0%" style:font-name="Times New Roman" fo:font-size="11.5pt" style:font-name-asian="Times New Roman1" style:font-size-asian="11.5pt" style:font-name-complex="Times New Roman1" style:font-size-complex="11.5pt"/>
    </style:style>
    <style:style style:name="T12" style:family="text">
      <style:text-properties style:use-window-font-color="true" loext:opacity="0%" style:font-name="Times New Roman" fo:font-size="11.5pt" officeooo:rsid="00069ffd" style:font-name-asian="Times New Roman1" style:font-size-asian="11.5pt" style:font-name-complex="Times New Roman1" style:font-size-complex="11.5pt"/>
    </style:style>
    <style:style style:name="T13" style:family="text">
      <style:text-properties style:use-window-font-color="true" loext:opacity="0%" style:font-name="Times New Roman" fo:font-size="10pt" style:text-underline-style="solid" style:text-underline-width="auto" style:text-underline-color="#ffffff" fo:font-weight="bold" style:font-name-asian="Times New Roman1" style:font-size-asian="10pt" style:font-weight-asian="bold" style:font-name-complex="Times New Roman1" style:font-size-complex="10pt" style:font-weight-complex="bold"/>
    </style:style>
    <style:style style:name="T14" style:family="text">
      <style:text-properties style:use-window-font-color="true" loext:opacity="0%" style:font-name="Times New Roman" fo:font-size="10pt" officeooo:rsid="00069ffd" style:font-name-asian="Times New Roman1" style:font-size-asian="10pt" style:font-name-complex="Times New Roman1" style:font-size-complex="10pt"/>
    </style:style>
    <style:style style:name="T15" style:family="text">
      <style:text-properties style:use-window-font-color="true" loext:opacity="0%" fo:font-size="10pt" style:font-size-asian="10pt" style:font-size-complex="10pt"/>
    </style:style>
    <style:style style:name="T16" style:family="text">
      <style:text-properties style:use-window-font-color="true" loext:opacity="0%" fo:font-size="10pt" officeooo:rsid="0002dd48" style:font-size-asian="10pt" style:font-size-complex="10pt"/>
    </style:style>
    <style:style style:name="T17" style:family="text">
      <style:text-properties style:use-window-font-color="true" loext:opacity="0%" style:text-position="super 58%" style:font-name="Times New Roman" fo:font-size="16pt" style:font-name-asian="Times New Roman1" style:font-size-asian="16pt" style:font-name-complex="Times New Roman1" style:font-size-complex="16pt"/>
    </style:style>
    <style:style style:name="T18" style:family="text">
      <style:text-properties officeooo:rsid="00173009"/>
    </style:style>
    <style:style style:name="T19" style:family="text">
      <style:text-properties style:font-name="sans-serif1" fo:font-size="8pt" officeooo:rsid="00173009" style:font-name-asian="sans-serif1" style:font-name-complex="sans-serif1"/>
    </style:style>
    <style:style style:name="T20" style:family="text">
      <style:text-properties style:font-name="sans-serif1" fo:font-size="8pt" officeooo:rsid="0010e9a7" style:font-name-asian="sans-serif1" style:font-name-complex="sans-serif1"/>
    </style:style>
    <style:style style:name="T21" style:family="text">
      <style:text-properties style:font-name="sans-serif1" fo:font-size="8pt" officeooo:rsid="000073e5" style:font-name-asian="sans-serif1" style:font-name-complex="sans-serif1"/>
    </style:style>
    <style:style style:name="T22" style:family="text">
      <style:text-properties style:font-name="sans-serif" fo:font-size="8pt" officeooo:rsid="0008dafb" style:font-name-asian="sans-serif1" style:font-name-complex="sans-serif1"/>
    </style:style>
    <style:style style:name="T23" style:family="text">
      <style:text-properties officeooo:rsid="0002dd48"/>
    </style:style>
    <style:style style:name="T24" style:family="text">
      <style:text-properties style:text-position="super 58%"/>
    </style:style>
    <style:style style:name="T25" style:family="text">
      <style:text-properties style:text-position="super 58%" officeooo:rsid="0002dd48"/>
    </style:style>
    <style:style style:name="T26" style:family="text">
      <style:text-properties officeooo:rsid="0004c702"/>
    </style:style>
    <style:style style:name="T27" style:family="text">
      <style:text-properties officeooo:rsid="0005524c"/>
    </style:style>
    <style:style style:name="T28" style:family="text">
      <style:text-properties officeooo:rsid="00069f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Police_20_par_20_défaut"><text:span text:style-name="T22">t</text:span></text:span><text:span text:style-name="Police_20_par_20_défaut"><text:span text:style-name="T20">it</text:span></text:span><text:span text:style-name="Police_20_par_20_défaut"><text:span text:style-name="T22">l</text:span></text:span><text:span text:style-name="Police_20_par_20_défaut"><text:span text:style-name="T20">e : </text:span></text:span><text:span text:style-name="Police_20_par_20_défaut"><text:span text:style-name="T19"><text:tab/></text:span></text:span><text:span text:style-name="Police_20_par_20_défaut"><text:span text:style-name="T21">État français, loi du 4 octobre 1941</text:span></text:span><text:span text:style-name="T21">, </text:span><text:span text:style-name="Police_20_par_20_défaut"><text:span text:style-name="T21">dite Charte du Travail</text:span></text:span></text:p>
      <text:p text:style-name="P1"><text:span text:style-name="Police_20_par_20_défaut"><text:span text:style-name="T19">date :<text:tab/></text:span></text:span><text:span text:style-name="Police_20_par_20_défaut"><text:span text:style-name="T21">1941</text:span></text:span></text:p>
      <text:p text:style-name="P1">source : <text:span text:style-name="T18"><text:tab/></text:span><text:a xlink:type="simple" xlink:href="https://www.legifrance.gouv.fr/jorf/id/JORFTEXT000000572823" text:style-name="Internet_20_link" text:visited-style-name="Visited_20_Internet_20_Link"><text:span text:style-name="T18">https://www.legifrance.gouv.fr/jorf/id/JORFTEXT000000572823</text:span></text:a></text:p>
      <text:p text:style-name="P72"><text:span text:style-name="T13"/></text:p>
      <text:p text:style-name="P7"/>
      <text:p text:style-name="P8"/>
      <text:h text:style-name="Heading_20_1" text:outline-level="1">Rapport au maréchal de France, chef de l’État français</text:h>
      <text:p text:style-name="P75"><text:span text:style-name="T2">L’élaboration d’une «</text:span><text:span text:style-name="T3"> </text:span><text:span text:style-name="T2">Charte du travail</text:span><text:span text:style-name="T3"> </text:span><text:span text:style-name="T2">», la détermination de rapports harmonieux et justes entre les patrons, les ouvriers, les techniciens, les artisans ont été, depuis quinze mois, l’une de vos plus constantes préoccupations.</text:span></text:p>
      <text:p text:style-name="P9"/>
      <text:p text:style-name="P79"><text:span text:style-name="T2">A tout instant –</text:span><text:span text:style-name="T3"> </text:span><text:span text:style-name="T2">dans vos audiences, au sein des conseils de gouvernement, dans vos messages et dans vos discours</text:span><text:span text:style-name="T3"> –</text:span><text:span text:style-name="T2"> vous avez rappelé votre désir d’imprégner d’un esprit social et novateur les grandes règles de l’organisation française du travail.</text:span></text:p>
      <text:p text:style-name="P9"/>
      <text:p text:style-name="P81"><text:span text:style-name="T2">Le projet que nous avons l’honneur de vous soumettre est le résultat d’un travail considérable. Il s’appuie sur les vœux émis dans les cahiers nombreux que vous ont adressé, le 1</text:span><text:span text:style-name="T17">er</text:span><text:span text:style-name="T2"> mai dernier, les provinces françaises. Il tient compte de l’abondante documentation que vous avez recueillie et que vous avez bien voulu nous transmettre. Il s’inspire, enfin, largement des avis qui vous ont été soumis au cours des trois sessions du comité d’organisation professionnelle créé le 28 février </text:span><text:span text:style-name="T4">d</text:span><text:span text:style-name="T2">ernier.</text:span></text:p>
      <text:p text:style-name="P9"/>
      <text:p text:style-name="P83"><text:span text:style-name="T2">Ce comité a pleinement compris l’orientation qu’il convenait de donner au monde du travail. Il l’a montré, en soulignant, par une déclaration solennelle, sa volonté de rompre définitivement avec le vieux système de la lutte des classes.</text:span></text:p>
      <text:p text:style-name="P9"/>
      <text:p text:style-name="P85"><text:span text:style-name="T2">C’est dans cet esprit qu’il a travaillé. C’est dans cet esprit que nous avons rédigé le projet de charte.</text:span></text:p>
      <text:p text:style-name="P10"/>
      <text:p text:style-name="P83"><text:span text:style-name="T2">La charte précise les grandes règles qui régiront</text:span><text:span text:style-name="T4"> </text:span><text:span text:style-name="T2">désormais les rapports des travailleurs, aussi bien dans l’exercice de leur métier que dans le développement de leur vie matérielle et morale. Elle s’adresse à l’industrie et au commerce, aux petites, aux moyennes et aux grandes entreprises.</text:span></text:p>
      <text:p text:style-name="P11"/>
      <text:p text:style-name="P87"><text:span text:style-name="T2">Elle n’a pas la prétention d’apporter par elle-même des satisfactions directes, mais elle crée des institutions aptes à engendrer une atmosphère plus propice à la justice pour tous et à la prospérité pour chacun.</text:span></text:p>
      <text:p text:style-name="P9"/>
      <text:p text:style-name="P89"><text:span text:style-name="T2">Nous tenons cependant à souligner deux réalisations concrètes, dont les grandes lignes sont édictées par la charte.</text:span></text:p>
      <text:p text:style-name="P10"/>
      <text:p text:style-name="P83"><text:span text:style-name="T2">Elle fixe, tout d’abord, les principes du mode de détermination de salaires, mettant ainsi un terme à la plus grande source d’injustices et de discordes intestines du passé dans le monde du travail.</text:span></text:p>
      <text:p text:style-name="P9"/>
      <text:p text:style-name="P83"><text:span text:style-name="T2">S’inspirant des directions, que vous avez données, récemment encore, tendant à instituer une participation au bénéfice des collaborateurs des entreprises, elle décide ensuite</text:span></text:p>
      <text:p text:style-name="P10"/>
      <text:p text:style-name="P73"><text:span text:style-name="T2">que des prélèvements effectués sur ces bénéfices</text:span><text:span text:style-name="T4"> se</text:span><text:span text:style-name="T2">rviront à la création d’un fonds commun destiné à améliorer la sécurité et le bien-être de</text:span><text:span text:style-name="T4"> ces</text:span><text:span text:style-name="T2"> collaborateurs.</text:span></text:p>
      <text:p text:style-name="P10"/>
      <text:p text:style-name="P91"><text:span text:style-name="T2">La charte renforce ainsi davantage encore la solidarité déjà si réelle entre les travailleurs et leurs industries.</text:span></text:p>
      <text:p text:style-name="P10"/>
      <text:p text:style-name="P94"><text:span text:style-name="T2">Il est vain de penser que des ouvriers puissent être heureux au sein d’une industrie en détresse, la prospérité des entreprises conditionne</text:span><text:span text:style-name="T4"> </text:span><text:span text:style-name="T2">le bien-être de leurs membres. La pierre angulaire de la charte réside dans la création des</text:span><text:span text:style-name="T4"> </text:span><text:span text:style-name="T2">comités mixtes sociaux, au sein desquels se trouveront réunis tous les membres d’une même profession.</text:span></text:p>
      <text:p text:style-name="P11"/>
      <text:p text:style-name="P96"><text:span text:style-name="T2">Le comité social sera, pour la profession d’aujourd’hui –</text:span><text:span text:style-name="T4"> </text:span><text:span text:style-name="T2">pour la corporation de demain</text:span><text:span text:style-name="T4"> </text:span><text:span text:style-name="T2">– le véritable animateur de la vie professionnelle.</text:span></text:p>
      <text:p text:style-name="P10"/>
      <text:p text:style-name="P88"><text:span text:style-name="T2">Lien de tous ceux qui concourent à une même production, il recevra, de surcroît, la mission d’assurer la gestion sociale de la profession.</text:span></text:p>
      <text:p text:style-name="P88"><text:span text:style-name="T2">Il aura sa maison commune, où tout homme appartenant à une entreprise de la profession sera sûr, quel que soit son rang, de trouver encouragement, aide et protection.</text:span></text:p>
      <text:p text:style-name="P12"/>
      <text:p text:style-name="P100"><text:soft-page-break/><text:span text:style-name="T2">L’expérience a montré que partout où des hommes de</text:span><text:span text:style-name="T4"> </text:span><text:span text:style-name="T2">bonne foi se réunissent pour une explication loyale et franche, les oppositions s’atténuent, les malentendus se dissipent, l’accord s’établit, dans l’estime d’abord, dans l’amitié ensuite.</text:span></text:p>
      <text:p text:style-name="P13"/>
      <text:p text:style-name="P82"><text:span text:style-name="T2">C’est en utilisant les bases de l’organisation professionnelle existante que sera réalisée –</text:span><text:span text:style-name="T4"> </text:span><text:span text:style-name="T2">dans un esprit nouveau</text:span><text:span text:style-name="T4"> </text:span><text:span text:style-name="T2">– la jonction de tous ceux que la vie sociale appelle à collaborer.</text:span></text:p>
      <text:p text:style-name="P12"/>
      <text:p text:style-name="P103"><text:span text:style-name="T2">Les syndicats ont donc leur place dans cet ordre nouveau. Ils auront la double mission de discipliner les libres réactions de leurs adhérents et de participer à la formation des comités sociaux.</text:span></text:p>
      <text:p text:style-name="P13"/>
      <text:p text:style-name="P93"><text:span text:style-name="T2">Mais les syndicats ne seront plus les syndicats de tendance du passé. S’ils demeurent voués dans chaque profession à la représentation d’une même catégorie sociale (patrons, ouvriers, cadres), ils seront désormais obligatoires pour être forts, uniques, pour être francs. Leur activité sera désormais strictement limitée au</text:span><text:span text:style-name="T4"> </text:span><text:span text:style-name="T2">domaine de leur profession. Ils vivront et fonctionneront sous l’autorité des comités sociaux</text:span><text:span text:style-name="T4"> </text:span><text:span text:style-name="T2">et en s’inspirant de leurs doctrines qui ne sauraient être elles-mêmes que celles du gouvernement.</text:span></text:p>
      <text:p text:style-name="P14"/>
      <text:p text:style-name="P105"><text:span text:style-name="T2">Dotée de sa charte sociale, la famille professionnelle apparaîtra comme un corps vivant. Elle respectera les lois de l’</text:span><text:span text:style-name="T4">É</text:span><text:span text:style-name="T2">tat. L’</text:span><text:span text:style-name="T4">É</text:span><text:span text:style-name="T2">tat la respectera.</text:span></text:p>
      <text:p text:style-name="P12"/>
      <text:p text:style-name="P105"><text:span text:style-name="T2">Elle servira de base à la création des futures corporations qui restent le grand espoir de l’avenir français. Seul le souci de ménager les étapes et de construire avec fruit n’a permis jusqu’ici de réaliser les corporations que partiellement.</text:span></text:p>
      <text:p text:style-name="P13"/>
      <text:p text:style-name="P84"><text:span text:style-name="T2">Ces corporations ne se réaliseront que dans une heureuse articulation des liens sociaux et des intérêts économiques d’un même groupe de professions. L’interpénétration de l’économique et du social est une œuvre de longue haleine. Mais la charte du travail définit déjà les liens sociaux. Elle repose, de surcroît, sur une division de notre activité économique en grand</text:span><text:span text:style-name="T4">e</text:span><text:span text:style-name="T2">s familles professionnelles, au sein desquelles se créeront les sections nécessaires –</text:span><text:span text:style-name="T4"> </text:span><text:span text:style-name="T2">notamment les sections artisanales</text:span><text:span text:style-name="T4"> </text:span><text:span text:style-name="T2">– dont l’ensemble fournira une première et utile ébauche de l’œuvre corporative.</text:span></text:p>
      <text:p text:style-name="P15"/>
      <text:p text:style-name="P96"><text:span text:style-name="T2">La charte du travail ne peut, par elle-même, atteindre les buts qu’elle se propose, sans définir en tête de ses articles l’élément spirituel</text:span><text:span text:style-name="T4"> </text:span><text:span text:style-name="T2">qu’elle contient.</text:span></text:p>
      <text:p text:style-name="P12"/>
      <text:p text:style-name="P103"><text:span text:style-name="T2">Cet élément spirituel, monsieur le Maréchal, c’est</text:span><text:span text:style-name="T4"> </text:span><text:span text:style-name="T2">le vôtre. C’est celui que vous avez communiqué à la France et dont l’œuvre de révolution nationale tire sa justification la plus sûre.</text:span></text:p>
      <text:p text:style-name="P106"><text:span text:style-name="T2">Cet élément spirituel, c’est l’aspiration vers un</text:span><text:span text:style-name="T4"> </text:span><text:span text:style-name="T2">ordre nouveau où seront assurés :</text:span></text:p>
      <text:list xml:id="list3483058355" text:style-name="WWNum1">
        <text:list-header>
          <text:p text:style-name="P37"><text:span text:style-name="T4">– </text:span><text:span text:style-name="T2">la primauté de la Nation et du bien commun professionnel sur les intérêts particuliers ;</text:span></text:p>
          <text:p text:style-name="P49"><text:span text:style-name="T4">– </text:span><text:span text:style-name="T2">la collaboration confiante, loyale et permanente de tous les membres de la profession en vue de réaliser la paix sociale et la prospérité</text:span><text:span text:style-name="T4"> </text:span><text:span text:style-name="T2">des entreprises ;</text:span></text:p>
        </text:list-header>
      </text:list>
      <text:p text:style-name="P35"/>
      <text:list xml:id="list115119689795130" text:continue-numbering="true" text:style-name="WWNum1">
        <text:list-header>
          <text:p text:style-name="P38"><text:span text:style-name="T4">– </text:span><text:span text:style-name="T2">le respect d’une hiérarchie fondée sur le travail, le talent et le mérite ;</text:span></text:p>
          <text:p text:style-name="P38"><text:span text:style-name="T4">– </text:span><text:span text:style-name="T2">le développement progressif des réalisations sociales destinées à satisfaire les intérêts</text:span><text:span text:style-name="T4"> </text:span><text:span text:style-name="T2">et les aspirations légitimes des travailleurs.</text:span></text:p>
        </text:list-header>
      </text:list>
      <text:p text:style-name="P13"/>
      <text:p text:style-name="P95"><text:span text:style-name="T2">La paix sociale est le but suprême. Les institutions du passé ne peuvent être maintenues que dans la mesure où elles expriment le génie libre et divers de la nation. L’avenir est encore riche, chez nous, d’idées, d’efforts, de sacrifices. C’est vers cet avenir que nous nous tournons résolument, sûrs de l’assentimen</text:span><text:span text:style-name="T5">t</text:span><text:span text:style-name="T2"> des patrons, des ouvriers, des techniciens, des artisans, désormais convaincus que l’intérêt personnel ne trouvera sa sauvegarde que dans l’intérêt collectif.</text:span></text:p>
      <text:p text:style-name="P14"/>
      <text:p text:style-name="P101"><text:span text:style-name="T2">C’est dans cet esprit que nous avons l’honneur de vous soumettre cette charte, que le pays attend, que le monde du travail a longuement souhaitée et qui, par son ampleur comme par sa nouveauté, prendra logiquement sa place dans</text:span><text:span text:style-name="T5"> </text:span><text:span text:style-name="T2">la série des textes constitutionnels de la France nouvelle.</text:span></text:p>
      <text:h text:style-name="P3" text:outline-level="1">Titre I<text:span text:style-name="T24">er</text:span><text:span text:style-name="T25">.</text:span><text:line-break/>Principes généraux</text:h>
      <text:p text:style-name="P76"><text:span text:style-name="T2">Art. 1</text:span><text:span text:style-name="T17">er</text:span><text:span text:style-name="T2"> : Les activités professionnelles sont réparties entre un nombre déterminé de familles industrielles ou commerciales.</text:span></text:p>
      <text:p text:style-name="P17"/>
      <text:p text:style-name="P91"><text:soft-page-break/><text:span text:style-name="T2">Ces familles, et les professions qui les composent, sont organisées dans les conditions générales fixées par la présente loi en vue de gére</text:span><text:span text:style-name="T7">r </text:span><text:span text:style-name="T2">en commun les intérêts professionnels de leurs membres de toute catégories et d’apporter leur concours à l’économie nationale, selon les directions des pouvoirs publics.</text:span></text:p>
      <text:p text:style-name="P18"/>
      <text:p text:style-name="P74"><text:span text:style-name="T2">Art. 2 : Dans le cadre de cette organisation, toutes les personnes participant à une activité professionnelle jouissent de droits et assument des devoirs, des obligations et des responsabilités.</text:span></text:p>
      <text:p text:style-name="P13"/>
      <text:p text:style-name="P77"><text:span text:style-name="T2">Elles sont soumises aux lois et règlements professionnels généraux, ainsi qu’aux décisions corporatives.</text:span></text:p>
      <text:p text:style-name="P12"/>
      <text:p text:style-name="P113"><text:span text:style-name="T2">Elles participent obligatoirement aux dépenses de fonctionnement des groupements dont elles relèvent.</text:span></text:p>
      <text:p text:style-name="P12"/>
      <text:p text:style-name="P113"><text:span text:style-name="T2">Elles ont le devoir de pratiquer loyalement, à l’égard des autres membres de la profession, la collaboration et la solidarité qui sont les principes essentiels sur lesquels repose l’institution corporative.</text:span></text:p>
      <text:p text:style-name="P13"/>
      <text:p text:style-name="P91"><text:span text:style-name="T2">En contrepartie, elles bénéficient du statut et des institutions professionnelles, participent à l’activité de l’organisme auquel elles adhèrent directement, et sont représentées dans les assemblées nationales constitutionnelles.</text:span></text:p>
      <text:p text:style-name="P13"/>
      <text:p text:style-name="P113"><text:span text:style-name="T2">Elles possèdent la propriété d’une qualification </text:span><text:span text:style-name="T7">p</text:span><text:span text:style-name="T2">rofessionnelle correspondant à leurs aptitudes, qui donne aux salariés, en échange du travail correspondant, le droit au salaire et avantages attachés à cette qualification, conformément aux règlements de la profession.</text:span></text:p>
      <text:p text:style-name="P13"/>
      <text:p text:style-name="P90"><text:span text:style-name="T2">Les employeurs jouissent dans leur entreprise de l’autorité qui correspond aux responsabilités sociales, techniques et financières</text:span><text:span text:style-name="T7"> </text:span><text:span text:style-name="T2">qu’ils assument.</text:span></text:p>
      <text:p text:style-name="P12"/>
      <text:p text:style-name="P112"><text:span text:style-name="T2">La fonction patronale impose le devoir de gérer l’entreprise pour le bien commun de tous ses membres.</text:span></text:p>
      <text:p text:style-name="P19"/>
      <text:p text:style-name="P117"><text:span text:style-name="T2">Art. 3 : Dans le cadre de la législation en vigueur, les professions organisées s’efforcent d’assurer à leurs membres la sécurité du travail et</text:span><text:span text:style-name="T7"> </text:span><text:span text:style-name="T2">contribuent à leur mieux-être et à celui des personnes à leur charge, par la création et la gestion d’institutions sociales de toute nature.</text:span></text:p>
      <text:p text:style-name="P20"/>
      <text:p text:style-name="P67"><text:span text:style-name="T2">Art. 4 : L’organisation professionnelle est appelée à connaître de tous les aspects sociaux et économiques de l’activité professionnelle. Toutefois, en raison des circonstances et sauf exceptions prévues à l’article 39, les questions d’ordre économiques resteront, jusqu’à ce qu’il en soit autrement décidé, dans les attributions des</text:span><text:span text:style-name="T7"> </text:span><text:span text:style-name="T2">comités provisoires d’organisation créés en application de la loi du 26 août 1940.</text:span></text:p>
      <text:p text:style-name="P21"/>
      <text:p text:style-name="P6"><text:span text:style-name="T2">Art. 5 : Le lock-out et la grève sont et restent interdits.</text:span></text:p>
      <text:h text:style-name="Heading_20_1" text:outline-level="1">Titre II.<text:line-break/>Classification des industries</text:h>
      <text:p text:style-name="_3c_label_3e_">Commerces et professions</text:p>
      <text:p text:style-name="P121"><text:span text:style-name="T2">Art. 6 : L’organisation prévue par la présente loiest à la fois sociale et professionnelle ; les activités auxquelles elle s’applique font, en conséquence, l’objet d’une double classification.</text:span></text:p>
      <text:p text:style-name="P12"/>
      <text:p text:style-name="P102"><text:span text:style-name="T2">Pour les questions d’ordre social, les établissements industriels et commerciaux sont répartis entre un nombre déterminé de familles professionnelles.</text:span></text:p>
      <text:p text:style-name="P12"/>
      <text:p text:style-name="P89"><text:span text:style-name="T2">Une organisation distincte est réalisée pour chacune de ces familles et, éventuellement, dans le cadre de la famille, par industrie ou par profession.</text:span></text:p>
      <text:p text:style-name="P12"/>
      <text:p text:style-name="P82"><text:span text:style-name="T2">Pour les questions d’ordre professionnel, chaque profession est rattachée à l’une des familles professionnelles choisie en raison de sa compétence particulière à l’égard de la profession considérée, à charge par cette famille de constituer les organismes qualifiés pour traiter les problèmes des professions qui lui sont attachées.</text:span></text:p>
      <text:p text:style-name="P23"/>
      <text:p text:style-name="P6"><text:soft-page-break/><text:span text:style-name="T2">Art. 7 : Sont exclus du champ d’activité de la présente loi :</text:span></text:p>
      <text:p text:style-name="P13"/>
      <text:list xml:id="list1291352345" text:style-name="WWNum2">
        <text:list-header>
          <text:p text:style-name="P50"><text:span text:style-name="T7">– </text:span><text:span text:style-name="T2">les fonctionnaires définis par l’article 2 de la loi du 14 septembre 1941 portant statut général des fonctionnaires civils de l’État et des</text:span><text:span text:style-name="T7"> </text:span><text:span text:style-name="T2">établissements publics de l’État ;</text:span></text:p>
        </text:list-header>
      </text:list>
      <text:p text:style-name="P36"/>
      <text:list xml:id="list115118339421595" text:continue-numbering="true" text:style-name="WWNum2">
        <text:list-header>
          <text:p text:style-name="P51"><text:span text:style-name="T7">– </text:span><text:span text:style-name="T2">les membres des ordres et le personnel des professions régis par des statuts, chartes et mesures législatives particulières, sous réserve que ces textes auront été publiés postérieurement au 15 juillet 1940.</text:span></text:p>
        </text:list-header>
      </text:list>
      <text:p text:style-name="P20"/>
      <text:p text:style-name="P90"><text:span text:style-name="T2">Un règlement d’administration publique déterminera</text:span><text:span text:style-name="T7"> </text:span><text:span text:style-name="T2">dans quelles conditions celles des dispositions de la présente loi qui ne sont pas incompatibles avec la loi du 14 septembre 1941, relative au droit d’association du personnel non-fonctionnaire des services publics exploités en régie, devront être appliquées à ce personnel.</text:span></text:p>
      <text:p text:style-name="P14"/>
      <text:p text:style-name="P92"><text:span text:style-name="T2">Les agents des services publics industriels autres que ceux visés par la loi précitée du 14 septembre 1941 sont soumis aux dispositions de la présente loi. Toutefois, un régime particulier pourra être établi pour certains d’entr’eux par des lois spéciales.</text:span></text:p>
      <text:p text:style-name="P24"/>
      <text:p text:style-name="P6"><text:span text:style-name="T2">Art. 8 : Seront approuvés par décrets les tableaux</text:span><text:span text:style-name="T7"> </text:span><text:span text:style-name="T2">fixant :</text:span></text:p>
      <text:list xml:id="list2783106795" text:style-name="WWNum3">
        <text:list-header>
          <text:p text:style-name="P39"><text:span text:style-name="T7">– </text:span><text:span text:style-name="T2">la nomenclature des familles professionnelles ;</text:span></text:p>
          <text:p text:style-name="P39"><text:span text:style-name="T7">– </text:span><text:span text:style-name="T2">la répartition des industries et commerces entre familles professionnelles ;</text:span></text:p>
          <text:p text:style-name="P39"><text:span text:style-name="T7">– </text:span><text:span text:style-name="T2">le rattachement des professions aux familles professionnelles ;</text:span></text:p>
        </text:list-header>
      </text:list>
      <text:p text:style-name="P34"/>
      <text:list xml:id="list115119694881088" text:continue-numbering="true" text:style-name="WWNum3">
        <text:list-header>
          <text:p text:style-name="P52"><text:span text:style-name="T7">– </text:span><text:span text:style-name="T2">la correspondance entre les familles professionnelles et les comités provisoires d’organisation institués en application de la loi du 16 août 1940.</text:span></text:p>
        </text:list-header>
      </text:list>
      <text:h text:style-name="Heading_20_1" text:outline-level="1">Titre III<text:span text:style-name="T16">.</text:span></text:h>
      <text:h text:style-name="Heading_20_2" text:outline-level="2">Chapitre Ier.<text:line-break/>Les syndicats</text:h>
      <text:p text:style-name="P22"/>
      <text:p text:style-name="P71"><text:span text:style-name="T2">Art. 9 : Les membres des professions sont groupés en syndicats professionnels.</text:span></text:p>
      <text:p text:style-name="P71"><text:span text:style-name="T2">Dans une même circonscription, pour une même profession, industrie ou famille professionnelle, et une même catégorie de membres, il sera formé un syndicat professionnel unique.</text:span></text:p>
      <text:p text:style-name="P13"/>
      <text:p text:style-name="P102"><text:span text:style-name="T2">Les conditions dans lesquelles seront formés les nouveaux syndicats uniques en partant des organismes existants seront fixées par</text:span><text:span text:style-name="T7"> </text:span><text:span text:style-name="T2">décrets.</text:span></text:p>
      <text:p text:style-name="P22"/>
      <text:p text:style-name="P6"><text:span text:style-name="T2">Art. 10 : Les syndicats professionnels sont constitués par catégories distinctes de membres.</text:span></text:p>
      <text:p text:style-name="P126"><text:span text:style-name="T2">Sont considérés comme pouvant former une catégorie</text:span><text:span text:style-name="T7"> </text:span><text:span text:style-name="T2">distincte :</text:span></text:p>
      <text:p text:style-name="P47"><text:span text:style-name="T5">–</text:span><text:span text:style-name="T4"> </text:span><text:span text:style-name="T2">les employeurs ;</text:span></text:p>
      <text:list xml:id="list1806739639" text:style-name="WWNum4">
        <text:list-header>
          <text:p text:style-name="P40"><text:span text:style-name="T5">–</text:span><text:span text:style-name="T4"> </text:span><text:span text:style-name="T2">les ouvriers ;</text:span></text:p>
          <text:p text:style-name="P40"><text:span text:style-name="T5">–</text:span><text:span text:style-name="T4"> </text:span><text:span text:style-name="T2">les employés ;</text:span></text:p>
          <text:p text:style-name="P40"><text:span text:style-name="T5">–</text:span><text:span text:style-name="T4"> </text:span><text:span text:style-name="T2">les agents de maîtrise ;</text:span></text:p>
          <text:p text:style-name="P40"><text:span text:style-name="T5">–</text:span><text:span text:style-name="T4"> </text:span><text:span text:style-name="T2">les ingénieurs, cadres administratifs et commerciaux.</text:span></text:p>
        </text:list-header>
      </text:list>
      <text:p text:style-name="P20"/>
      <text:p text:style-name="P102"><text:span text:style-name="T2">Les catégories similaires peuvent être fusionnées, notamment lorsque les effectifs de l’une d’elles sont insuffisantes pour constituer un organisme distinct.</text:span></text:p>
      <text:p text:style-name="P12"/>
      <text:p text:style-name="P102"><text:span text:style-name="T2">Est considéré comme appartenant à la catégorie des</text:span><text:span text:style-name="T7"> </text:span><text:span text:style-name="T2">employeurs le personnel de direction ayant reçu délégation de la signature sociale d’un patron ou d’une société.</text:span></text:p>
      <text:p text:style-name="P12"/>
      <text:p text:style-name="P91"><text:span text:style-name="T2">Parmi les membres des sociétés coopératives, le </text:span><text:span text:style-name="T7">pr</text:span><text:span text:style-name="T2">ésident et le directeur général sont considérés comme appartenant à la catégorie des employeurs ; les autres membres entrent dans la catégorie ressortissant à leur fonction professionnelle.</text:span></text:p>
      <text:p text:style-name="P20"/>
      <text:p text:style-name="P110"><text:span text:style-name="T2">Art. 11 : Constitués pour rassembler directement les membres des professions au premier degré, les syndicats professionnels ont un caractère local.</text:span></text:p>
      <text:p text:style-name="P12"/>
      <text:p text:style-name="P90"><text:soft-page-break/><text:span text:style-name="T2">Leur circonscription territoriale, qui reste néanmoins variable suivant les régions et les professions, sera déterminée dans chaque cas par les commissions prévues à l’article 77, étant entendu :</text:span></text:p>
      <text:list xml:id="list1774637141" text:style-name="WWNum5">
        <text:list-header>
          <text:p text:style-name="P41"><text:span text:style-name="T5">–</text:span><text:span text:style-name="T4"> </text:span><text:span text:style-name="T2">qu’un syndicat englobera en principe le personnel de plusieurs entreprises ;</text:span></text:p>
        </text:list-header>
      </text:list>
      <text:p text:style-name="P34"/>
      <text:list xml:id="list115118128898029" text:continue-numbering="true" text:style-name="WWNum5">
        <text:list-header>
          <text:p text:style-name="P53"><text:span text:style-name="T5">–</text:span><text:span text:style-name="T4"> </text:span><text:span text:style-name="T2">qu’il n’y aura pas nécessairement similitude entre les circonscriptions des syndicats des différentes catégories.</text:span></text:p>
        </text:list-header>
      </text:list>
      <text:p text:style-name="P19"/>
      <text:p text:style-name="P120"><text:span text:style-name="T2">Art. 12 : Toutes les personnes, quels que soient leur âge et leur nationalité, exerçant une activité professionnelle, sont inscrites d’office au syndicat professionnel de leur catégorie, de leur circonscription et de leur profession, sous la responsabilité de ce syndicat, à moins qu’elles ne justifient de leur inscription dans l’u n des organismes prévus au chapitre II du titre IV.</text:span></text:p>
      <text:p text:style-name="P12"/>
      <text:p text:style-name="P77"><text:span text:style-name="T2">Tout membre d’un syndicat peut être exclu par décis on du comité social régional de la profession ou du groupe de professions, après avis du bureau du syndicat, soit pour violation grave ou répétée de la législation du travail ou de</text:span><text:span text:style-name="T7">s </text:span><text:span text:style-name="T2">règlements corporatifs, soit pour activité contraire à l’intérêt général du pays, soit pour de</text:span><text:span text:style-name="T7">s </text:span><text:span text:style-name="T2">motifs d’ordre public.</text:span></text:p>
      <text:p text:style-name="P14"/>
      <text:p text:style-name="P77"><text:span text:style-name="T2">Il pourra être fait appel des décisions du comité</text:span><text:span text:style-name="T7"> </text:span><text:span text:style-name="T2">social régional devant le comité social national qui statue en dernier ressort.</text:span></text:p>
      <text:p text:style-name="P12"/>
      <text:p text:style-name="P102"><text:span text:style-name="T2">Les personnes exclues d’un syndicat ne participent plus à l’activité de cet organisme, mais restent soumises aux obligations et devoirs corporatifs.</text:span></text:p>
      <text:p text:style-name="_3c_label_3e_">Intégration de l’artisanat dans l’organisation syndicale</text:p>
      <text:p text:style-name="P118"><text:span text:style-name="T2">Art. 13 : Les artisans constituent, en principe, une section spéciale des syndicats professionnels.</text:span></text:p>
      <text:p text:style-name="P118"><text:span text:style-name="T2">Pour établir une correspondance entre les chambres de métiers et les organisations syndicales, les artisans sont répartis au sein des chambres de métiers, en sections professionnelles ; ces sections correspondent aux professions ou groupes de professions ayant donné lieu à la formation de syndicats professionnels.</text:span></text:p>
      <text:p text:style-name="P14"/>
      <text:p text:style-name="P113"><text:span text:style-name="T2">Une représentation répondant à leur importance dans la profession ou le groupe de professions est assurée aux artisans dans les conseils syndicaux et organismes corporatifs des différents échelons.</text:span></text:p>
      <text:p text:style-name="_3c_label_3e_">Attributions, administrations et fonctionnements des syndicats</text:p>
      <text:p text:style-name="P6"><text:span text:style-name="T2">Art. 14 : Les attributions des syndicats professionnels sont :</text:span></text:p>
      <text:list xml:id="list3799296715" text:style-name="WWNum6">
        <text:list-header>
          <text:p text:style-name="P42"><text:span text:style-name="T5">–</text:span><text:span text:style-name="T4"> </text:span><text:span text:style-name="T2">l’encadrement et la représentation de leurs ressortissants :</text:span></text:p>
          <text:p text:style-name="P42"><text:span text:style-name="T5">–</text:span><text:span text:style-name="T4"> </text:span><text:span text:style-name="T2">la transmission ou l’exécution des décisions corporatives ;</text:span></text:p>
        </text:list-header>
      </text:list>
      <text:p text:style-name="P34"/>
      <text:list xml:id="list115119055235857" text:continue-numbering="true" text:style-name="WWNum6">
        <text:list-header>
          <text:p text:style-name="P54"><text:span text:style-name="T5">–</text:span><text:span text:style-name="T4"> </text:span><text:span text:style-name="T2">l’étude des questions professionnelles en vue de la présentation de suggestions corporatives ;</text:span></text:p>
        </text:list-header>
      </text:list>
      <text:p text:style-name="P36"/>
      <text:list xml:id="list115119479096453" text:continue-numbering="true" text:style-name="WWNum6">
        <text:list-header>
          <text:p text:style-name="P54"><text:span text:style-name="T5">–</text:span><text:span text:style-name="T4"> </text:span><text:span text:style-name="T2">la recherche éventuelle des solutions à appliquer aux problèmes intéressant leurs propres membres dans leur circonscription territoriale.</text:span></text:p>
        </text:list-header>
      </text:list>
      <text:p text:style-name="P6"><text:span text:style-name="T2">Elles excluent strictement toute activité politique</text:span><text:span text:style-name="T5"> </text:span><text:span text:style-name="T2">ou confessionnelle.</text:span></text:p>
      <text:p text:style-name="P20"/>
      <text:p text:style-name="P130"><text:span text:style-name="T2">Art. 15 : Les syndicats professionnels peuvent, sans autorisation, acquérir à titre onéreux, posséder et administrer les locaux et biens mobiliers destinés à leur fonctionnement administratif et à la réunion de leurs membres.</text:span></text:p>
      <text:p text:style-name="P13"/>
      <text:p text:style-name="P86"><text:span text:style-name="T2">Ils disposent des fonds provenant des cotisations de leurs membres dans la limite nécessaire à leur fonctionnement et gèrent ces fonds.</text:span></text:p>
      <text:p text:style-name="P26"/>
      <text:p text:style-name="P126"><text:span text:style-name="T2">Ils peuvent ester en justice.</text:span></text:p>
      <text:p text:style-name="P20"/>
      <text:p text:style-name="P110"><text:span text:style-name="T2">Art. 16 : Le syndicat professionnel est dirigé par un conseil d’administration dont la composition et le mode de désignation seront fixés</text:span><text:span text:style-name="T7"> </text:span><text:span text:style-name="T2">par décrets.</text:span></text:p>
      <text:p text:style-name="P12"/>
      <text:p text:style-name="P123"><text:span text:style-name="T2">Le conseil d’administration élit son bureau composé, en principe, de quatre membres. Ne peuvent être membres des conseils d’administration que les personnes de nationalité française d’origine, âgées de vingt-cinq ans au moins, n’ayant encouru aucune condamnation pour </text:span><text:soft-page-break/><text:span text:style-name="T2">crime ou délit infamant, justifiant de tous leurs droits civils et exerçant la</text:span><text:span text:style-name="T5"> </text:span><text:span text:style-name="T2">profession depuis cinq années au moins, dont deux ans dans la circonscription du syndicat. Une même personne ne peut exercer plus de deux mandats successifs, sauf dérogation</text:span><text:span text:style-name="T10"> </text:span><text:span text:style-name="T2">accordée dans des conditions qui seront fixées par</text:span><text:span text:style-name="T5"> </text:span><text:span text:style-name="T2">les décrets prévus à l’alinéa 1 du présent article.</text:span></text:p>
      <text:p text:style-name="P27"/>
      <text:p text:style-name="P126"><text:span text:style-name="T2">Le renouvellement des conseils et bureaux s’opèrent toujours par fraction.</text:span></text:p>
      <text:p text:style-name="P20"/>
      <text:p text:style-name="P48"><text:span text:style-name="T2">Art. 17 : Les statuts et le règlement des syndicats professionnels doivent être approuvés par le comité social national de la profession ou du groupe de professions, à moins qu’ils ne soient conformes à un modèle type qui sera établi par un décret en Conseil d’État.</text:span></text:p>
      <text:p text:style-name="P13"/>
      <text:p text:style-name="P127"><text:span text:style-name="T2">Le conseil d’administration délibère à la majoritédes membres présents. Les votes ont lieu au scrutin secret.</text:span></text:p>
      <text:p text:style-name="P19"/>
      <text:p text:style-name="P125"><text:span text:style-name="T2">Art. 18 : Les dépenses de fonctionnement des organismes professionnels sont couvertes par une contribution du comité social correspondant et par une cotisation des membres participants.</text:span></text:p>
      <text:h text:style-name="Heading_20_2" text:outline-level="2">Chapitre II<text:span text:style-name="T23">.</text:span><text:line-break/>Les unions et les fédérations</text:h>
      <text:p text:style-name="Standard"/>
      <text:p text:style-name="P134"><text:span text:style-name="T2">Art. 19 : Il est institué par profession ou groupe de professions, et par catégorie distincte, des unions et des fédérations professionnelles.</text:span></text:p>
      <text:p text:style-name="P12"/>
      <text:p text:style-name="P135"><text:span text:style-name="T2">Les unions rassemblent, sur le plan régional, des représentants des conseils des syndicats professionnels.</text:span></text:p>
      <text:p text:style-name="P12"/>
      <text:p text:style-name="P135"><text:span text:style-name="T2">Les fédérations rassemblent, sur le plan national, des représentants des unions régionales.</text:span></text:p>
      <text:p text:style-name="P12"/>
      <text:p text:style-name="P136"><text:span text:style-name="T2">Certains sièges peuvent être réservés à des personnes ayant une action sociale sur le plan national, et ayant ou dirigeant des entreprises dans plusieurs régions. Les titulaires de ces sièges seront désignés par arrêté du secrétaire d’État</text:span><text:span text:style-name="T6"> </text:span><text:span text:style-name="T2">au Travail, sur proposition du comité social national de la profession.</text:span></text:p>
      <text:p text:style-name="P14"/>
      <text:p text:style-name="P137"><text:span text:style-name="T2">Pour une même famille professionnelle ou une même</text:span><text:span text:style-name="T6"> </text:span><text:span text:style-name="T2">profession, et pour une même catégorie de membres, il ne peut être formé qu’une</text:span><text:span text:style-name="T6"> </text:span><text:span text:style-name="T2">seule union par région et une seule fédération.</text:span></text:p>
      <text:p text:style-name="P13"/>
      <text:p text:style-name="P138"><text:span text:style-name="T2">Les unions et fédérations élisent leurs conseils </text:span><text:span text:style-name="T7">d</text:span><text:span text:style-name="T2">’administration qui désignent à leur tour leurs bureaux.</text:span></text:p>
      <text:p text:style-name="P12"/>
      <text:p text:style-name="P139"><text:span text:style-name="T2">Un décret fixera les conditions de désignation des</text:span><text:span text:style-name="T7"> </text:span><text:span text:style-name="T2">membres des unions et fédérations, la composition de ces organismes et celle de leur conseil d’administration et bureau.</text:span></text:p>
      <text:p text:style-name="P12"/>
      <text:p text:style-name="P140"><text:span text:style-name="T2">Les membres des unions et fédérations doivent répondre aux conditions fixées à l’article 16.</text:span></text:p>
      <text:p text:style-name="P19"/>
      <text:p text:style-name="P142"><text:span text:style-name="T2">Art. 20 : Les unions et les fédérations assurent la</text:span><text:span text:style-name="T7"> </text:span><text:span text:style-name="T2">coordination de l’organisation syndicale. Leur activité s’exerce sous l’égide et selon les directions des comités sociaux fonctionnant à leur échelon. Elles ont la capacité définie à l’article 15 pour les syndicats.</text:span></text:p>
      <text:p text:style-name="P20"/>
      <text:p text:style-name="P133"><text:span text:style-name="T2">Art. 21 : Le statut et le règlement intérieur des unions professionnelles doivent être approuvés par le comité social national compétent.</text:span></text:p>
      <text:p text:style-name="P12"/>
      <text:p text:style-name="P143"><text:span text:style-name="T2">Pour les fédérations, ces documents sont approuvés</text:span><text:span text:style-name="T7"> </text:span><text:span text:style-name="T2">par le secrétaire d’État au Travail, après avis du ou des secrétaires d’État dont relève</text:span><text:span text:style-name="T7"> </text:span><text:span text:style-name="T2">la famille ou la profession intéressée.</text:span></text:p>
      <text:p text:style-name="P19"/>
      <text:p text:style-name="P141"><text:span text:style-name="T2">Art. 22 : Les dispositions prévues à l’article 18 pour les syndicats sont applicables aux unions et fédérations professionnelles.</text:span></text:p>
      <text:h text:style-name="Heading_20_1" text:outline-level="1"><text:soft-page-break/>Titre IV.<text:line-break/>Les comités sociaux et les corporations</text:h>
      <text:h text:style-name="Heading_20_2" text:outline-level="2">Chapitre I<text:span text:style-name="T24">er</text:span><text:span text:style-name="T26">.<text:line-break/></text:span>Les comités sociaux d’entreprises</text:h>
      <text:p text:style-name="P144"><text:span text:style-name="T2">Art. 23 : La collaboration entre employeurs et salariés est obligatoirement organisée dans les établissements dont l’effectif est au moins égal à cent ouvriers ou employés, au sein de</text:span></text:p>
      <text:p text:style-name="P12"/>
      <text:list xml:id="list3151850910" text:style-name="WWNum7">
        <text:list-item>
          <text:p text:style-name="P61"><text:span text:style-name="T2">comités sociaux ou d’établissements » qui rassemblent le chef d’entreprise et des représentants de toutes les catégories du personnel.</text:span></text:p>
        </text:list-item>
        <text:list-item>
          <text:p text:style-name="P61"><text:span text:style-name="T2">Art. 24 : Les comités sociaux d’établissements réalisent au premier degré la collaboration sociale et professionnelle entre la direction et le personnel.</text:span></text:p>
        </text:list-item>
      </text:list>
      <text:p text:style-name="P12"/>
      <text:p text:style-name="P78"><text:span text:style-name="T2">Leurs attributions excluent toute immixtion dans la conduite et la gestion de l’entreprise et dans les questions débordant le cadre de cette entreprise ; sous ces réserves, elles s’exercent dans le sens le plus large, notamment en vue :</text:span></text:p>
      <text:p text:style-name="P13"/>
      <text:list xml:id="list2001332788" text:style-name="WWNum8">
        <text:list-header>
          <text:p text:style-name="P55"><text:span text:style-name="T7">– </text:span><text:span text:style-name="T2">d’aider la direction à résoudre toutes les questions relatives au travail et à la vie du personnel dans l’établissement ;</text:span></text:p>
        </text:list-header>
      </text:list>
      <text:p text:style-name="P36"/>
      <text:list xml:id="list115117930868637" text:continue-numbering="true" text:style-name="WWNum8">
        <text:list-header>
          <text:p text:style-name="P55"><text:span text:style-name="T7">– </text:span><text:span text:style-name="T2">de provoquer un échange d’informations mutuel sur </text:span><text:span text:style-name="T7">t</text:span><text:span text:style-name="T2">outes les questions intéressant la vie sociale du personnel et des familles ;</text:span></text:p>
        </text:list-header>
      </text:list>
      <text:p text:style-name="P36"/>
      <text:list xml:id="list115119468262708" text:continue-numbering="true" text:style-name="WWNum8">
        <text:list-header>
          <text:p text:style-name="P55"><text:span text:style-name="T7">– </text:span><text:span text:style-name="T2">de réaliser les mesures d’entraide sociale dans le cadre d’activité du comité social local correspondant.</text:span></text:p>
        </text:list-header>
      </text:list>
      <text:p text:style-name="P126"><text:span text:style-name="T2">Leur mode de fonctionnement est laissé à leur propre initiative.</text:span></text:p>
      <text:p text:style-name="P13"/>
      <text:p text:style-name="P89"><text:span text:style-name="T2">Ils sont placés sous l’autorité corporative et le</text:span><text:span text:style-name="T7"> </text:span><text:span text:style-name="T2">contrôle du comité social local de la profession.</text:span></text:p>
      <text:p text:style-name="P19"/>
      <text:p text:style-name="P108"><text:span text:style-name="T2">Art. 25 : Pour les entreprises comportant des établissements multiples de faible effectif, il pourra être constitué des comités sociaux d’entreprises réunissant le personnel de ces établissements existant dans une même région.</text:span></text:p>
      <text:p text:style-name="P20"/>
      <text:p text:style-name="P48"><text:span text:style-name="T2">Art. 26 : Les premiers comités sociaux d’établissements seront constitués par les représentants des différentes catégories de personnel de l’établissement en accord avec le chef de l’établissement.</text:span></text:p>
      <text:p text:style-name="P13"/>
      <text:p text:style-name="P77"><text:span text:style-name="T2">Le comité social local donne son agrément à la composition du comité social d’établissement ; il arbitre les litiges qui peuvent naître à l’occasion de sa constitution.</text:span></text:p>
      <text:h text:style-name="Heading_20_2" text:outline-level="2">Chapitre II.<text:line-break/>Les comités sociaux par famille professionnelle ou<text:span text:style-name="T26"> </text:span>profession</text:h>
      <text:p text:style-name="P116"><text:span text:style-name="T2">Art. 27 : Il est créé dans chaque famille professionnelle ou profession et à chacun des échelons local, régional et national, un organisme corporatif à compétence sociale et professionnelle qui prend respectivement le titre de comité social local, régional et national.</text:span></text:p>
      <text:p text:style-name="P20"/>
      <text:p text:style-name="P98"><text:span text:style-name="T2">Art. 28 : Le comité social local comprend douze membres au moins et vingt-quatre au plus, pris dans les bureaux des syndicats professionnels existants, pour la famille ou la profession, dans la circonscription.</text:span></text:p>
      <text:p text:style-name="P126"><text:span text:style-name="T2">Les membres sont répartis en trois groupes égaux </text:span><text:span text:style-name="T7">f</text:span><text:span text:style-name="T2">ormés par :</text:span></text:p>
      <text:list xml:id="list3018223502" text:style-name="WWNum9">
        <text:list-header>
          <text:p text:style-name="P43"><text:span text:style-name="T7">– </text:span><text:span text:style-name="T2">la catégorie « employeurs » ;</text:span></text:p>
        </text:list-header>
      </text:list>
      <text:p text:style-name="P34"/>
      <text:list xml:id="list115119240492209" text:continue-numbering="true" text:style-name="WWNum9">
        <text:list-header>
          <text:p text:style-name="P63"><text:span text:style-name="T7">– </text:span><text:span text:style-name="T2">la catégorie « ouvriers » et « employés », dans une</text:span><text:span text:style-name="T7"> </text:span><text:span text:style-name="T2">proportion correspondant à la prédominance industrielle ou commerciale de la famille ou de la profession considérée ;</text:span></text:p>
          <text:p text:style-name="P43"><text:span text:style-name="T7">– </text:span><text:span text:style-name="T2">les autres catégories.</text:span></text:p>
        </text:list-header>
      </text:list>
      <text:p text:style-name="P20"/>
      <text:p text:style-name="P145"><text:span text:style-name="T2">Le comité social désigne trois présidents constituant son bureau, choisis chacun dans l’un des groupes définis ci-dessus et présidant à tour de rôle par période de huit mois.</text:span></text:p>
      <text:p text:style-name="P19"/>
      <text:p text:style-name="P64"><text:soft-page-break/><text:span text:style-name="T2">Art. 29 : Les comités sociaux régionaux et nationaux sont formés, comme les comités locaux, sur le mode tripartite ; leur bureau est constitué et fonctionne dans les mêmes conditions que celles qui sont prévues pour les comités locaux.</text:span></text:p>
      <text:p text:style-name="P64"><text:span text:style-name="T2">Les membres des comités sociaux régionaux sont désignés par catégorie par les comités sociaux locaux. Les membres des comités sociaux nationaux sont désignés par catégorie par les comités sociaux régionaux. Un certain nombre d’entre eux sont obligatoirement choisis parmi les membres des bureaux des organismes professionnels de l’échelon correspondant.</text:span></text:p>
      <text:p text:style-name="P132"><text:span text:style-name="T2">Les effectifs des comités régionaux et nationaux </text:span><text:span text:style-name="T8">et </text:span><text:span text:style-name="T2">les conditions de désignation des membres des comités sociaux aux différents échelons</text:span><text:span text:style-name="T8"> </text:span><text:span text:style-name="T2">local, régional et national seront fixés par décrets contresignés par le secrétaire d’État</text:span><text:span text:style-name="T8"> </text:span><text:span text:style-name="T2">a</text:span><text:span text:style-name="T8">u</text:span><text:span text:style-name="T2"> Travail.</text:span></text:p>
      <text:p text:style-name="P20"/>
      <text:p text:style-name="P74"><text:span text:style-name="T2">Art. 30 : Le comité social se constitue en commissions mixtes, d’importance et de compositions variables, pour traiter les différentes catégories de questions qui entrent dans ses attributions.</text:span></text:p>
      <text:p text:style-name="P13"/>
      <text:p text:style-name="P113"><text:span text:style-name="T2">Il peut s’adjoindre pour leur confier, sous sa responsabilité, un rôle d’étude ou d’action, des commissions mixtes constituées en totalité ou en partie hors de son sein.</text:span></text:p>
      <text:p text:style-name="P12"/>
      <text:p text:style-name="P87"><text:span text:style-name="T2">Les membres de ces commissions sont choisis dans les conseils des syndicats, unions ou fédérations ou, en dehors de ces organismes, parmi les personnes qualifiées par leur activité ou leurs compétences sociales.</text:span></text:p>
      <text:p text:style-name="P13"/>
      <text:p text:style-name="P127"><text:span text:style-name="T2">Le comité social peut être, à tout moment, convoqué par le président en exercice ou sur la demande de l’un des autres présidents.</text:span></text:p>
      <text:p text:style-name="P12"/>
      <text:p text:style-name="P86"><text:span text:style-name="T2">Chaque comité social établit son statut et son règlement intérieur ; ces documents doivent être approuvés par le comité institué à </text:span><text:span text:style-name="T8">l’é</text:span><text:span text:style-name="T2">chelon supérieur.</text:span></text:p>
      <text:p text:style-name="P12"/>
      <text:p text:style-name="P91"><text:span text:style-name="T2">Les statuts et règlements des comités nationaux sont approuvés par arrêtés du secrétaire d’État au Travail, après avis du secrétaire d’État dont relève la profession ou la famille professionnelle.</text:span></text:p>
      <text:p text:style-name="P126"><text:span text:style-name="T2">Les comités sociaux siègent à la maison commune créée par l’article 50.</text:span></text:p>
      <text:p text:style-name="_3c_label_3e_">Attributions des comités sociaux</text:p>
      <text:p text:style-name="P146"><text:span text:style-name="T2">Art. 31 : Les attributions des comités sociaux sont d’ordre professionnel et social ; elles excluent toute activité politique ou confessionnelle.</text:span></text:p>
      <text:p text:style-name="P26"/>
      <text:p text:style-name="P126"><text:span text:style-name="T2">Dans l’ordre professionnel, elles comportent notamment :</text:span></text:p>
      <text:list xml:id="list1653802504" text:style-name="WWNum10">
        <text:list-header>
          <text:p text:style-name="P44"><text:span text:style-name="T7">– </text:span><text:span text:style-name="T2">les questions de salaire et de conventions collectives ;</text:span></text:p>
        </text:list-header>
      </text:list>
      <text:p text:style-name="P34"/>
      <text:list xml:id="list115119865925451" text:continue-numbering="true" text:style-name="WWNum10">
        <text:list-header>
          <text:p text:style-name="P56"><text:span text:style-name="T7">– </text:span><text:span text:style-name="T2">les questions de formation professionnelle : apprentissage, perfectionnement, reclassement, écoles de cadres, etc.</text:span></text:p>
        </text:list-header>
      </text:list>
      <text:p text:style-name="P35"/>
      <text:list xml:id="list115119962979639" text:continue-numbering="true" text:style-name="WWNum10">
        <text:list-header>
          <text:p text:style-name="P44"><text:span text:style-name="T7">– </text:span><text:span text:style-name="T2">l’élaboration des règlements relatifs à l’embauchage et au licenciement ;</text:span></text:p>
          <text:p text:style-name="P44"><text:span text:style-name="T7">– </text:span><text:span text:style-name="T2">l’étude et l’application des mesures relatives à l’hygiène et à la sécurité au travail.</text:span></text:p>
        </text:list-header>
      </text:list>
      <text:p text:style-name="P20"/>
      <text:p text:style-name="P147"><text:span text:style-name="T2">Les questions d’appointements, de salaires ou autres, intéressant particulièrement une catégorie, pourront être discutées paritairement </text:span><text:span text:style-name="T8">en</text:span><text:span text:style-name="T2">tre les représentants de cette catégorie et celle des employeurs.</text:span></text:p>
      <text:p text:style-name="P20"/>
      <text:p text:style-name="P148"><text:span text:style-name="T2">Art. 32 : En outre, pour chacune des professions qui lui est organiquement rattachée dans les conditions prévues à l’article 6, le comité social étudie, met au point ou applique les dispositions relatives à la pratique et à la propriété du métier, à la qualification professionnelle et à la promotion ouvrière.</text:span></text:p>
      <text:p text:style-name="P14"/>
      <text:p text:style-name="P150"><text:span text:style-name="T2">Les commissions chargées de traiter les questions qui font l’objet du présent article comprennent, le cas échéant, des artisans.</text:span></text:p>
      <text:p text:style-name="P150"><text:span text:style-name="T2"/></text:p>
      <text:p text:style-name="P150"><text:span text:style-name="T2">Art. 33 : Dans l’ordre social et familial, les comités sociaux étudient et réalisent toutes les mesures propres à mettre en œuvre les devoirs des corporations à l’égard de leurs membres, telles que :</text:span></text:p>
      <text:p text:style-name="P13"/>
      <text:list xml:id="list2959998105" text:style-name="WWNum11">
        <text:list-header>
          <text:p text:style-name="P65"><text:span text:style-name="T7">– </text:span><text:span text:style-name="T2">la sécurité de l’emploi par la lutte systématique </text:span><text:span text:style-name="T8">c</text:span><text:span text:style-name="T2">ontre le chômage et les mesures de prévoyance en faveur des chômeurs ;</text:span></text:p>
        </text:list-header>
      </text:list>
      <text:p text:style-name="P35"/>
      <text:list xml:id="list115119362500930" text:continue-numbering="true" text:style-name="WWNum11">
        <text:list-header>
          <text:p text:style-name="P68"><text:soft-page-break/><text:span text:style-name="T7">– </text:span><text:span text:style-name="T2">la généralisation et la gestion d’assurances et de</text:span><text:span text:style-name="T8"> </text:span><text:span text:style-name="T2">retraites ;</text:span></text:p>
          <text:p text:style-name="P68"><text:span text:style-name="T7">– </text:span><text:span text:style-name="T2">l’entraide et l’assistance ;</text:span></text:p>
          <text:p text:style-name="P68"><text:span text:style-name="T7">– </text:span><text:span text:style-name="T2">l’aide familiale, sous les formes morale, matérielle et intellectuelle ;</text:span></text:p>
        </text:list-header>
      </text:list>
      <text:p text:style-name="P34"/>
      <text:list xml:id="list115118834149918" text:continue-numbering="true" text:style-name="WWNum11">
        <text:list-header>
          <text:p text:style-name="P65"><text:span text:style-name="T7">– </text:span><text:span text:style-name="T2">l’amélioration des conditions d’existence : habitations, jardins, sports, loisirs et distractions, arts, culture générale, etc.</text:span></text:p>
        </text:list-header>
      </text:list>
      <text:p text:style-name="P19"/>
      <text:p text:style-name="P157"><text:span text:style-name="T2">Art.34 : Pour assurer le contrôle de l’application des lois et règlements professionnels, et de leurs décisions de toute nature, les comités sociaux font appel à des commissaires corporatifs assermentés.</text:span></text:p>
      <text:p text:style-name="P13"/>
      <text:p text:style-name="P159"><text:span text:style-name="T2">Ces commissaires sont habilités à contrôler les co nditions de travail dans tous les établissements relevant du comité social. Ils recueillent les doléances et suggestions des différentes catégories de membres.</text:span></text:p>
      <text:p text:style-name="P13"/>
      <text:p text:style-name="P161"><text:span text:style-name="T2">Ils signalent directement aux intéressés, afin qu’il y soit remédié sur le champ, toutes les infractions qu’ils constatent. Ils rendent compte à leur comité de toutes leurs activités et attirent son attention sur les cas qu’ils n’ont pu résoudre.</text:span></text:p>
      <text:p text:style-name="P13"/>
      <text:p text:style-name="P159"><text:span text:style-name="T2">Le contrôle ainsi assuré au titre des organismes corporatifs est indépendant de celui qui demeure exercé par les services des secrétariat d’État compétents et, notamment, par l’Inspection du travail.</text:span></text:p>
      <text:p text:style-name="_3c_label_3e_">Pouvoirs et prérogatives des comités sociaux</text:p>
      <text:p text:style-name="P162"><text:span text:style-name="T2">Art. 35 : Le comité social représente légalement, </text:span><text:span text:style-name="T8">d</text:span><text:span text:style-name="T2">ans sa circonscription, la profession ou la famille professionnelle pour laquelle il a été </text:span><text:span text:style-name="T8">c</text:span><text:span text:style-name="T2">onstitué, devant les pouvoirs publics, les juridictions et les organismes de toute nature, publics ou privés.</text:span></text:p>
      <text:p text:style-name="P13"/>
      <text:p text:style-name="P163"><text:span text:style-name="T2">Ses décisions ont un caractère r</text:span><text:span text:style-name="T8">é</text:span><text:span text:style-name="T2">glementaire et sont obligatoires, sauf opposition du comité social de l’échelon supérieur ou des pouvoirs publics.</text:span></text:p>
      <text:p text:style-name="P26"/>
      <text:p text:style-name="P164"><text:span text:style-name="T2">Il jouit de la personnalité civile.</text:span></text:p>
      <text:p text:style-name="P13"/>
      <text:p text:style-name="P163"><text:span text:style-name="T2">Il a le droit d’ester en justice et d’acquérir sans autorisation tous biens meubles et immeubles et faire tous les actes, créer et gérer oust les organismes et institutions nécessaires à son activité.</text:span></text:p>
      <text:p text:style-name="P13"/>
      <text:p text:style-name="P168"><text:span text:style-name="T2">Les institutions sociales de toute nature, créées</text:span><text:span text:style-name="T8"> </text:span><text:span text:style-name="T2">par des particuliers ou des collectivités dans l’intérêt du personnel d’une entreprise ou d’une profession, ou des familles de ce personnel, sont obligatoirement gérées par le comité social d’entreprise, local ou régional, désigné par le comité social de la profession considérée.</text:span></text:p>
      <text:p text:style-name="_3c_label_3e_">Attributions relatives des comités aux différents <text:span text:style-name="T26">é</text:span>chelons</text:p>
      <text:p text:style-name="P151"><text:span text:style-name="T2">Art. 36 : Le comité national assume la haute direction sociale de la famille professionnelle ou de la profession.</text:span></text:p>
      <text:p text:style-name="P26"/>
      <text:p text:style-name="P164"><text:span text:style-name="T2">Il favorise les initiatives régionales et locales.</text:span></text:p>
      <text:p text:style-name="P164"><text:span text:style-name="T2">Il coordonne et régularise l’activité des comités</text:span><text:span text:style-name="T6"> </text:span><text:span text:style-name="T2">régionaux</text:span></text:p>
      <text:p text:style-name="P167"><text:span text:style-name="T2">Il centralise les éléments d’étude et d’information, les exploite et assure leur diffusion.</text:span></text:p>
      <text:p text:style-name="P167"><text:span text:style-name="T2">Il élabore, adapte ou entérine les clauses générales des conventions collectives, les tableaux des qualifications professionnelles et les règles de cette qualification, ainsi que celles de la promotion ouvrière, les coefficients applicables aux qualifications pour la détermination des salaires et enfin les règles générales d’embauchage et de licenciement.</text:span></text:p>
      <text:p text:style-name="P14"/>
      <text:p text:style-name="P171"><text:span text:style-name="T2">Il arrête ou approuve les règlements professionnel généraux, notamment ceux touchant à l’hygiène et à la sécurité du travail.</text:span></text:p>
      <text:p text:style-name="P12"/>
      <text:p text:style-name="P170"><text:span text:style-name="T2">Il conduit et oriente l’action sociale de la famille ou de la profession et gère les institutions et caisses auxquelles il estime devoir donner un caractère national.</text:span></text:p>
      <text:p text:style-name="P12"/>
      <text:p text:style-name="P172"><text:span text:style-name="T2">Le comité régional assure le même rôle dans le cadre des directions et instructions du comité national.</text:span></text:p>
      <text:p text:style-name="P12"/>
      <text:p text:style-name="P173"><text:span text:style-name="T2">Il coordonne l’activité des comités locaux, centralise les renseignements qui leur sont demandés et leur diffuse la documentation qu’il reçoit.</text:span></text:p>
      <text:p text:style-name="P12"/>
      <text:p text:style-name="P170"><text:soft-page-break/><text:span text:style-name="T2">Il adapte en tant que de besoin au cadre régional les règlements, conventions et décisions de toute nature.</text:span></text:p>
      <text:p text:style-name="P26"/>
      <text:p text:style-name="P126"><text:span text:style-name="T2">Il gère les institutions et caisses ayant un caractère régional.</text:span></text:p>
      <text:p text:style-name="P13"/>
      <text:p text:style-name="P149"><text:span text:style-name="T2">Le comité local applique, dans sa circonscription, les règlements, conventions et décisions de toute nature, en leur apportant les adaptations nécessaires.</text:span></text:p>
      <text:p text:style-name="P26"/>
      <text:p text:style-name="P126"><text:span text:style-name="T2">Il gère les institutions et œuvres qui fonctionnent localement.</text:span></text:p>
      <text:p text:style-name="P126"><text:span text:style-name="T2">Il coordonne et contrôle l’activité des comités d’établissements.</text:span></text:p>
      <text:p text:style-name="P13"/>
      <text:p text:style-name="P174"><text:span text:style-name="T2">Il assure et contrôle l’orientation sociale des établissements dans lesquels il n’a pas été constitué de comité social.</text:span></text:p>
      <text:p text:style-name="_3c_label_3e_">Liaison des comités sociaux avec les pouvoirs publics</text:p>
      <text:p text:style-name="P205"><text:span text:style-name="T2">Art. 37 : Les pouvoirs publics sont représentés, dans chaque comité social national, par un</text:span></text:p>
      <text:p text:style-name="P13"/>
      <text:p text:style-name="P175"><text:span text:style-name="T2">commissaire du Gouvernement désigné par arrêté du</text:span><text:span text:style-name="T8"> s</text:span><text:span text:style-name="T2">ecrétaire d’État au Travail et après avis du secrétaire d’État dont relève la profession</text:span><text:span text:style-name="T8"> </text:span><text:span text:style-name="T2">ou la famille professionnelle intéressée.</text:span></text:p>
      <text:p text:style-name="P12"/>
      <text:p text:style-name="P171"><text:span text:style-name="T2">D’autre part, les membres des bureaux des comités sociaux sont accrédités, pour assurer les relations officielles nécessaires à l’activité de leur organisme, auprès des représentants des pouvoirs publics dans leur circonscription.</text:span></text:p>
      <text:h text:style-name="Heading_20_2" text:outline-level="2">Chapitre III.<text:line-break/>Associations professionnelles mixtes et corporations</text:h>
      <text:p text:style-name="P152"><text:span text:style-name="T2">Art. 38 : Dans les professions qui ont déjà réalisé</text:span><text:span text:style-name="T6"> </text:span><text:span text:style-name="T2">ou qui se proposent d’instituer des organisations professionnelles de caractère mixte, ces organisations seront maintenues ou créées sous réserve de l’agrément des pouvoirs publics. Leurs membres ne peuvent faire partie des syndicats professionnels ou groupement syndicaux.</text:span></text:p>
      <text:p text:style-name="P14"/>
      <text:p text:style-name="P91"><text:span text:style-name="T2">Après la publication de la présente loi, ne pourront être créés que les organismes résultant de l’accord de la moitié des membres de haquec catégorie de la profession ou d’une décision des syndicats intéressés.</text:span></text:p>
      <text:p text:style-name="P13"/>
      <text:p text:style-name="P96"><text:span text:style-name="T2">Les groupements mixtes sont assimilés aux comités ociaux et en tiennent lieu dans les entreprises où ils réunissent la moitié des effectifs.</text:span></text:p>
      <text:p text:style-name="P12"/>
      <text:p text:style-name="P128"><text:span text:style-name="T2">Sur le plan local ou régional, ils tiennent lieu de comité social ou forment une annexe de ce comité social, suivant qu’ils rassemblent la moitié ou moins de la moitié des effectifs des différentes catégories des membres des professions.</text:span></text:p>
      <text:p text:style-name="P128"><text:span text:style-name="T2">Dans le cas où un groupement mixte tient lieu de comité social, une annexe de ce comité peut être formée par les syndicats ou unions</text:span><text:span text:style-name="T6"> </text:span><text:span text:style-name="T2">dans les conditions générales fixées par la présente loi.</text:span></text:p>
      <text:p text:style-name="P20"/>
      <text:p text:style-name="P131"><text:span text:style-name="T2">Art. 39 : Les professions qui se proposent par accord de la moitié des membres de chaque catégorie ou par suite d’une décision des syndicats</text:span><text:span text:style-name="T6"> </text:span><text:span text:style-name="T2">intéressés de réaliser une organisation habilitée à connaître à la fois des questions économiques et sociales pourront recevoir les pouvoirs et prérogatives nécessaires à leur fonctionnement corporatif.</text:span></text:p>
      <text:p text:style-name="P14"/>
      <text:p text:style-name="P176"><text:span text:style-name="T2">Chacune de ces professions établira une charte corporative particulière qui sera soumise à l’agrément des pouvoirs publics.</text:span></text:p>
      <text:p text:style-name="P12"/>
      <text:p text:style-name="P176"><text:span text:style-name="T2">Ces chartes devront prévoir, dans l’ordre social et professionnel, des dispositions au moins équivalentes à celles qui constituent les attributions prévues aux articles 31 à 33 pour les comités sociaux.</text:span></text:p>
      <text:p text:style-name="P13"/>
      <text:p text:style-name="P177"><text:span text:style-name="T2">Il pourra être organisé dans les mêmes conditions</text:span><text:span text:style-name="T6"> </text:span><text:span text:style-name="T2">des unions de corporations ou des organismes intercorporatifs.</text:span></text:p>
      <text:p text:style-name="P19"/>
      <text:p text:style-name="P97"><text:span text:style-name="T2">Art. 40 : Les décisions d’agrément des organismes prévues aux articles 38 et 39 feront l’objet de décrets contresignés par le vice-président du Conseil et les secrétaires d’État intéressés pris sur avis d’une commission ainsi composée :</text:span></text:p>
      <text:list xml:id="list886514320" text:style-name="WWNum12">
        <text:list-header>
          <text:p text:style-name="P45"><text:span text:style-name="T6">– </text:span><text:span text:style-name="T2">un représentant du vice-président du Conseil ;</text:span></text:p>
        </text:list-header>
      </text:list>
      <text:p text:style-name="P34"/>
      <text:list xml:id="list115119617206765" text:continue-numbering="true" text:style-name="WWNum12">
        <text:list-header>
          <text:p text:style-name="P57"><text:span text:style-name="T6">– </text:span><text:span text:style-name="T2">un représentant du ministre d’État chargé de la coordination des institutions nouvelles ;</text:span></text:p>
        </text:list-header>
      </text:list>
      <text:p text:style-name="P35"/>
      <text:list xml:id="list115119959148428" text:continue-numbering="true" text:style-name="WWNum12">
        <text:list-header>
          <text:p text:style-name="P46"><text:soft-page-break/><text:span text:style-name="T6">– </text:span><text:span text:style-name="T2">un représentant du secrétaire d’État à l’</text:span><text:span text:style-name="T8">É</text:span><text:span text:style-name="T2">conomie nationale et aux Finances ;</text:span></text:p>
          <text:p text:style-name="P46"><text:span text:style-name="T6">– </text:span><text:span text:style-name="T2">un représentant du secrétaire d’État à l’Intérieur ;</text:span></text:p>
          <text:p text:style-name="P46"><text:span text:style-name="T6">– </text:span><text:span text:style-name="T2">un représentant du secrétaire d’État au Travail ;</text:span></text:p>
          <text:p text:style-name="P46"><text:span text:style-name="T6">– </text:span><text:span text:style-name="T2">un représentant du ou des secrétaires d’État dont </text:span><text:span text:style-name="T6">r</text:span><text:span text:style-name="T2">elèvent</text:span><text:span text:style-name="T6"> </text:span><text:span text:style-name="T2">les activités intéressées.</text:span></text:p>
        </text:list-header>
      </text:list>
      <text:p text:style-name="P20"/>
      <text:p text:style-name="P48"><text:span text:style-name="T2">Les conditions de fonctionnement de la commission seront fixées par arrêté du vice-président du Conseil.</text:span></text:p>
      <text:h text:style-name="Heading_20_2" text:outline-level="2">Chapitre IV<text:span text:style-name="T26">.</text:span><text:line-break/>L’organisation interprofessionnelle</text:h>
      <text:p text:style-name="P122"><text:span text:style-name="T2">Art. 41 : Les questions interprofessionnelles sont exclusivement traitées par les bureaux des comités sociaux de famille professionnelle existant à un même échelon, soit au cours des réunions occasionnelles de la totalité ou d’une partie de ces bureaux, soit d’une manière régulière par la réunion de ces bureaux constitués</text:span><text:span text:style-name="T8"> </text:span><text:span text:style-name="T2">en comité social interprofessionnel.</text:span></text:p>
      <text:p text:style-name="P14"/>
      <text:p text:style-name="P113"><text:span text:style-name="T2">Il est formé un comité social interprofessionnel </text:span><text:span text:style-name="T8">d</text:span><text:span text:style-name="T2">ans chaque région, réunissant les bureaux des comités sociaux régionaux ; il siège au</text:span><text:span text:style-name="T8"> </text:span><text:span text:style-name="T2">chef-lieu de la région, soit dans la maison commune de l’une des familles professionnelles, soit dans la maison des corporations.</text:span></text:p>
      <text:p text:style-name="P13"/>
      <text:p text:style-name="P115"><text:span text:style-name="T2">Les comités sociaux interprofessionnels locaux seront créés progressivement par arrêtés du secrétaire d’État au Travail, pris sur</text:span><text:span text:style-name="T8"> p</text:span><text:span text:style-name="T2">roposition des comités interprofessionnels régionaux, après avis du ou des secrétaires d’État dont relève la famille ou la profession intéressée.</text:span></text:p>
      <text:p text:style-name="P29"/>
      <text:p text:style-name="P119"><text:span text:style-name="T2">Art. 42 : Le comité social interprofessionnel est dirigé par un bureau élu formé comme il est prévu à l’article 28. Il jouit de la personnalité civile.</text:span></text:p>
      <text:p text:style-name="P119"><text:span text:style-name="T2"/></text:p>
      <text:p text:style-name="P119"><text:span text:style-name="T2">Art. 43 : Les comités sociaux interprofessionnels réalisent la liaison entre les comités de famille professionnelle et sont compétents dans la</text:span><text:span text:style-name="T8"> </text:span><text:span text:style-name="T2">limit</text:span><text:span text:style-name="T8">e</text:span><text:span text:style-name="T2"> générale des attributions des comités sociaux, pour les questions communes aux différentes familles.</text:span></text:p>
      <text:p text:style-name="P13"/>
      <text:p text:style-name="P100"><text:span text:style-name="T2">Ils peuvent être consultés par les pouvoirs publics sur les questions générales, professionnelles ou sociales et notamment la détermination du coût de la vie et les problèmes d’utilisation de la main d’œuvre.</text:span></text:p>
      <text:p text:style-name="P13"/>
      <text:p text:style-name="P87"><text:span text:style-name="T2">Des attributions particulières pourront être confiées à certains comités sociaux interprofessionnels, par arrêtés du secrétaire d’État au Travail pris après avis des secrétaires d’État intéressés.</text:span></text:p>
      <text:p text:style-name="P87"><text:span text:style-name="T2"/></text:p>
      <text:h text:style-name="Heading_20_2" text:outline-level="2">Chapitre V.<text:line-break/>Dispositions communes aux organismes à caractères corporatifs</text:h>
      <text:p text:style-name="P129"><text:span text:style-name="T2">Art. 44 : Dans chaque famille professionnelle ou profession, les dépenses nécessitées par le fonctionnement administratif des différents organismes sont couvertes par une contribution professionnelle imposée aux membres de toutes catégories.</text:span></text:p>
      <text:p text:style-name="P13"/>
      <text:p text:style-name="P103"><text:span text:style-name="T2">Les ressources ainsi obtenues sont réparties entre les comités sociaux de chaque échelon, à charge par ces comités de reverser aux organismes qui leur sont rattachés les fonds ou compléments de fonds nécessaires à leur fonctionnement.</text:span></text:p>
      <text:p text:style-name="P13"/>
      <text:p text:style-name="P103"><text:span text:style-name="T2">La répartition d’ensemble des recettes et des dépenses corporatives, qui permet de fixer le montant des contributions et de partager les ressources entre les différents organismes, est assurée par le comité social national qui soumet son budget général annuel à l’approbation du secrétaire d’État au travail.</text:span></text:p>
      <text:p text:style-name="P14"/>
      <text:p text:style-name="P105"><text:span text:style-name="T2">La perception des contributions est assurée sous la responsabilité de l’employeur, qui doit, en ce qui concerne la part des salariés, effectuer directement les retenues sur les salaires et traitements.</text:span></text:p>
      <text:p text:style-name="P20"/>
      <text:p text:style-name="P111"><text:soft-page-break/><text:span text:style-name="T2">Art. 45 : Les cotisations destinées à la participation aux dépenses de fonctionnement et aux institutions, œuvres et caisses diverses, sont indépendantes de la contribution professionnelle. Elles sont perçues par les organismes intéressés.</text:span></text:p>
      <text:p text:style-name="P13"/>
      <text:p text:style-name="P113"><text:span text:style-name="T2">Pour la gestion de leurs différentes caisses, les comités sociaux se constituent en conseils d’administration fonctionnant conformément à des statuts spéciaux approuvés par le secrétaire d’État au travail.</text:span></text:p>
      <text:p text:style-name="_3c_label_3e_">Le patrimoine corporatif commun</text:p>
      <text:p text:style-name="P180"><text:span text:style-name="T2">Art. 46 : Chaque famille professionnelle constitue un patrimoine corporatif commun exclusivement destiné à concourir à l’amélioration des conditions d’existence des membres de la profession.</text:span></text:p>
      <text:p text:style-name="P13"/>
      <text:p text:style-name="P103"><text:span text:style-name="T2">Ce patrimoine, qui est la propriété de l’ensemble</text:span><text:span text:style-name="T8"> </text:span><text:span text:style-name="T2">des membres de la profession, est géré par les comités sociaux des trois échelons local, régional et national, entre lesquels il est réparti par le comité national.</text:span></text:p>
      <text:p text:style-name="P20"/>
      <text:p text:style-name="P111"><text:span text:style-name="T2">Art. 47 : Le patrimoine corporatif est constitué initialement par les apports résultant des dévolutions de biens prévues aux articles 72 à 75.</text:span></text:p>
      <text:p text:style-name="P12"/>
      <text:p text:style-name="P99"><text:span text:style-name="T2">Il est ensuite normalement alimenté par un prélèvement sur les bénéfices des entreprises de la profession et par des dons et legs.</text:span></text:p>
      <text:p text:style-name="P12"/>
      <text:p text:style-name="P104"><text:span text:style-name="T2">La définition des bénéfices, la fixation du prélèvement, et les modalités de son recouvrement, qui sera effectué comme en matière d’impôts sur les bénéfices industriels et commerciaux, seront déterminées par décrets.</text:span></text:p>
      <text:p text:style-name="P104"><text:span text:style-name="T2"/></text:p>
      <text:p text:style-name="P104"><text:span text:style-name="T2">Art. 48 : La gestion du patrimoine commun est assurée dans les conditions fixées par un règlement particulier qu’établit le comité social </text:span><text:span text:style-name="T8">n</text:span><text:span text:style-name="T2">ational. Le règlement est approuvé par le secrétaire d’État à l’</text:span><text:span text:style-name="T8">É</text:span><text:span text:style-name="T2">conomie nationale et aux Finances, le secrétaire d’État au Travail et le ou les secrétaires d’État dont relève la famille ou</text:span><text:span text:style-name="T8"> </text:span><text:span text:style-name="T2">la profession intéressée.</text:span></text:p>
      <text:p text:style-name="P14"/>
      <text:p text:style-name="P78"><text:span text:style-name="T2">Ce règlement fixe notamment les limites, inférieur</text:span><text:span text:style-name="T8">e</text:span><text:span text:style-name="T2"> et supérieure, entre lesquelles le montant du patrimoine doit être maintenu.</text:span></text:p>
      <text:p text:style-name="P12"/>
      <text:p text:style-name="P78"><text:span text:style-name="T2">Le patrimoine ne peut, en aucun cas, être utilisé</text:span><text:span text:style-name="T8"> </text:span><text:span text:style-name="T2">pour ouvrir des dépenses de fonctionnement administratif.</text:span></text:p>
      <text:p text:style-name="P12"/>
      <text:p text:style-name="P78"><text:span text:style-name="T2">Il ne peut, d’autre part, servir à couvrir en totalité les charges des institutions sociales ou autres dont les ressources doivent toujours comporter, au moins pour une partie, le produit des cotisations des adhérents.</text:span></text:p>
      <text:p text:style-name="_3c_label_3e_">Le contrôle financier</text:p>
      <text:p text:style-name="P62"><text:span text:style-name="T2">Art. 49 : Sans préjudice des mesures de contrôle r</text:span><text:span text:style-name="T8">é</text:span><text:span text:style-name="T2">glementaires effectuées par les différents services ministériels, les organismes corporatifs assurent eux-mêmes le contrôle des comptabilités des organismes professionnels.</text:span></text:p>
      <text:p text:style-name="P13"/>
      <text:p text:style-name="P80"><text:span text:style-name="T2">Ils disposent, à cet effet, d’un service commun composé de commissaires comptables assermentés, dont la mise sur pied et les conditions de fonctionnement seront fixées par décret.</text:span></text:p>
      <text:p text:style-name="_3c_label_3e_">La maison commune</text:p>
      <text:p text:style-name="P181"><text:span text:style-name="T2">Art. 50 : Afin de faciliter le fonctionnement des comités sociaux et d’affirmer la solidarité corporative, il est créé une maison commune par famille professionnelle.</text:span></text:p>
      <text:p text:style-name="P26"/>
      <text:p text:style-name="P70"><text:span text:style-name="T2">La maison commune est, dans chaque circonscription, le siège du comité social.</text:span></text:p>
      <text:p text:style-name="P20"/>
      <text:p text:style-name="P108"><text:span text:style-name="T2">Art. 51 : Le comité social est, suivant le cas, locataire ou propriétaire de la maison commune. La propriété de la maison peut résulter, soit d’une</text:span><text:span text:style-name="T7"> </text:span><text:span text:style-name="T2">acquisition, soit d’un don ou legs, soit d’une dévolution par les pouvoirs publics.</text:span></text:p>
      <text:p text:style-name="P13"/>
      <text:p text:style-name="P127"><text:span text:style-name="T2">L’acquisition d’une maison commune par un comité social, que ce soit à titre onéreux, par don ou legs ou par dévolution, n’entraîne ni droit de mutation ni frais d’aucune sorte.</text:span></text:p>
      <text:p text:style-name="P19"><text:soft-page-break/></text:p>
      <text:p text:style-name="P108"><text:span text:style-name="T2">Art. 52 : La maison commune est ouverte à tous les membres des professions rattachées. Elle ne peut être utilisée qu’aux seuls fins corporatives et il est interdit d’y exercer toute activité politique ou commerciale.</text:span></text:p>
      <text:p text:style-name="P13"/>
      <text:p text:style-name="P85"><text:span text:style-name="T2">Sa gestion est assurée par une commission tripartite particulière, composée de membres pris parmi les plus anciens dans le comité</text:span><text:span text:style-name="T7"> </text:span><text:span text:style-name="T2">social ou les comités sociaux intéressés.</text:span></text:p>
      <text:p text:style-name="P19"/>
      <text:p text:style-name="P109"><text:span text:style-name="T2">Art. 53 : Différentes familles professionnelles peuvent utiliser, pour installer leur maison commune, des locaux situés dans un même immeuble. </text:span><text:span text:style-name="T7">L</text:span><text:span text:style-name="T2">es comités sociaux interprofessionnels peuvent utiliser une maison commune particulière, qui devient la maison des corporations.</text:span></text:p>
      <text:h text:style-name="Heading_20_2" text:outline-level="2">Chapitre VI<text:span text:style-name="T27">.</text:span><text:line-break/>Les attributions corporatives générales</text:h>
      <text:p text:style-name="_3c_label_3e_">Les salaires</text:p>
      <text:p text:style-name="P75"><text:span text:style-name="T2">Art. 54 : Tous les membres des professions n’appartenant pas à la catégorie des employeurs reçoivent, en contrepartie du travail qu’ils fournissent, une rémunération différente suivant le lieu de leur emploi, leur qualification professionnelle et les conditions spéciales dans lesquelles ils exercent leur activité.</text:span></text:p>
      <text:p text:style-name="P30"/>
      <text:p text:style-name="P126"><text:span text:style-name="T2">Le salaire est, en conséquence, déterminé d’après</text:span><text:span text:style-name="T7"> </text:span><text:span text:style-name="T2">les principes généraux ci-après :</text:span></text:p>
      <text:p text:style-name="P13"/>
      <text:p text:style-name="P98"><text:span text:style-name="T2">1° un salaire minimum vital est perçu par tous les salariés exerçant leur activité normale. Il correspond à la rémunération de celui qui n’a ni charges de famille ni qualification professionnelle ; il varie suivant les lieux d’emploi et le coût local de la vie ;</text:span></text:p>
      <text:p text:style-name="P13"/>
      <text:p text:style-name="P131"><text:span text:style-name="T2">2° la rémunération professionnelle est un complément au salaire minimum vital. Elle correspond à la qualification professionnelle du bénéficiaire et est différente suivant les professions et le lieu d’emploi ;</text:span></text:p>
      <text:p text:style-name="P13"/>
      <text:p text:style-name="P129"><text:span text:style-name="T2">3° des suppléments peuvent s’ajouter éventuellement au salaire tel qu’il est obtenu par l’addition des deux éléments ci-dessus pour tenir </text:span><text:span text:style-name="T7">c</text:span><text:span text:style-name="T2">ompte des aptitudes personnelles de l’intéressé, de son rendement, notamment quand il </text:span><text:span text:style-name="T7">s</text:span><text:span text:style-name="T2">’agit de travail exécuté « aux pièces », et des conditions particulières dans lesquelles le travail est effectué ;</text:span></text:p>
      <text:p text:style-name="P14"/>
      <text:p text:style-name="P74"><text:span text:style-name="T2">4° au salaire ainsi défini s’ajoutent les allocations ou suppléments de salaires pour charges familiales résultant, soit de la législation générale sur la famille, soit des dispositions particulières prises par la profession.</text:span></text:p>
      <text:p text:style-name="P13"/>
      <text:p text:style-name="P96"><text:span text:style-name="T2">Le supplément familial de salaire accordé par les</text:span><text:span text:style-name="T7"> </text:span><text:span text:style-name="T2">professions peut se traduire par des avantages en nature.</text:span></text:p>
      <text:p text:style-name="P19"/>
      <text:p text:style-name="P48"><text:span text:style-name="T2">Art. 55 : Le salaire minimum vital, fixé par le Gouvernement, est arrêté par région, département ou localité, sur proposition du comité</text:span><text:span text:style-name="T7"> </text:span><text:span text:style-name="T2">supérieur des salaires fonctionnant au secrétariat d’État au travail.</text:span></text:p>
      <text:p text:style-name="P126"><text:span text:style-name="T2">Les conditions d’institution et de fonctionnement de ce comité seront fixées par décret.</text:span></text:p>
      <text:p text:style-name="P20"/>
      <text:p text:style-name="P75"><text:span text:style-name="T2">Art. 56 : Le supplément de salaire correspondant à la rémunération professionnelle est fixé sous la forme d’un coefficient applicable au salaire minimum vital.</text:span></text:p>
      <text:p text:style-name="P12"/>
      <text:p text:style-name="P87"><text:span text:style-name="T2">Le barème de base des coefficients applicable aux différentes qualifications professionnelles est arrêté, pour chaque profession, par le comité social national de la profession.</text:span></text:p>
      <text:p text:style-name="P13"/>
      <text:p text:style-name="P127"><text:span text:style-name="T2">Le barème peut être adapté par les comités sociaux</text:span><text:span text:style-name="T8"> </text:span><text:span text:style-name="T2">des différents échelons, sous le contrôle du comité social national.</text:span></text:p>
      <text:p text:style-name="P19"/>
      <text:p text:style-name="P107"><text:span text:style-name="T2">Art. 57 : Des accords pourront intervenir entre les secrétariats d’État intéressés et les professions organisées en vue de la délégation à ces dernières d’attributions d’ordre social telles qu’assurances, retrai</text:span><text:span text:style-name="T8">t</text:span><text:span text:style-name="T2">es, allocations de chômage, etc. ressortissant actuellement aux pouvoirs publics.</text:span></text:p>
      <text:p text:style-name="P18"/>
      <text:p text:style-name="P124"><text:soft-page-break/><text:span text:style-name="T2">Art. 58 : Les familles professionnelles peuvent réaliser entre elles des ententes et constituer des organismes de compensation pour assurer l’équilibre des charges qu’elles seront appelées à supporter pour l’application des mesures qui précèdent. Ces ententes seront soumises à l’agrément des pouvoirs publics.</text:span></text:p>
      <text:p text:style-name="P14"/>
      <text:p text:style-name="P114"><text:span text:style-name="T2">L’État participera éventuellement aux charges ci-dessus visées en vue d’aider au fonctionnement initial des novelles institutions ou à l’occasion d’événements exceptionnels.</text:span></text:p>
      <text:p text:style-name="_3c_label_3e_">La formation professionnelle</text:p>
      <text:p text:style-name="P182"><text:span text:style-name="T2">Art. 59 : Les questions de formation profession professionnelle : apprentissage, perfectionnement, reclassement et promotion ouvrière sont essentiellement d’ordre corporatif.</text:span></text:p>
      <text:p text:style-name="P12"/>
      <text:p text:style-name="P176"><text:span text:style-name="T2">Une loi fixera le rôle respectif des organismes professionnels et des pouvoirs publics dans cette matière, ainsi que les conditions dans lesquelles sera assurée la coordination entre ces organismes et les secrétariats d’État compétents.</text:span></text:p>
      <text:h text:style-name="P3" text:outline-level="1">Titre V<text:span text:style-name="T27">.</text:span><text:line-break/>La juridiction du travail</text:h>
      <text:p text:style-name="P16"/>
      <text:p text:style-name="P25"/>
      <text:p text:style-name="_3c_label_3e_">Principes généraux</text:p>
      <text:p text:style-name="P20"/>
      <text:p text:style-name="P121"><text:span text:style-name="T2">Art. 60 : Tous les organismes professionnels, aux différents échelons, doivent s’efforcer de prévenir et de concilier les différen</text:span><text:span text:style-name="T8">d</text:span><text:span text:style-name="T2">s qui peuvent</text:span><text:span text:style-name="T8"> </text:span><text:span text:style-name="T2">surgir à l’occasion de l’application de la législation et de la réglementation sociale des professions.</text:span></text:p>
      <text:p text:style-name="P20"/>
      <text:p text:style-name="P179"><text:span text:style-name="T2">Art. 61 : Dans le cas où, malgré l’intervention des organismes professionnels, les différen</text:span><text:span text:style-name="T8">d</text:span><text:span text:style-name="T2">s n’ont pu être évités, ni conciliés, ils sont :</text:span></text:p>
      <text:p text:style-name="P12"/>
      <text:list xml:id="list2527866986" text:style-name="WWNum13">
        <text:list-item>
          <text:p text:style-name="P58"><text:span text:style-name="T2">portés devant les conseils de prud’hommes ou, à leur défaut, devant les justices de paix, s’il s’agit de différends individuels ;</text:span></text:p>
        </text:list-item>
      </text:list>
      <text:p text:style-name="P36"/>
      <text:list xml:id="list115118979602536" text:continue-numbering="true" text:style-name="WWNum13">
        <text:list-item>
          <text:p text:style-name="P58"><text:span text:style-name="T2">soumis à l’arbitrage ou portés devant les tribunaux du travail, s’il s’agit de différends collectifs.</text:span></text:p>
        </text:list-item>
      </text:list>
      <text:p text:style-name="P19"/>
      <text:p text:style-name="P183"><text:span text:style-name="T2">Les tribunaux de travail peuvent, en outre, être saisis des infractions à la réglementation qui sera établie en application de la présente loi.</text:span></text:p>
      <text:p text:style-name="_3c_label_3e_">L’arbitrage</text:p>
      <text:p text:style-name="P205"><text:span text:style-name="T2">Art. 62 : Lorsque les différends du travail sont soumis à l’arbitrage, le comité social régional saisi du différend désigne, dans un délai</text:span><text:span text:style-name="T7"> </text:span><text:span text:style-name="T2">de quarante-huit heures à partir du moment où il a été saisi, trois arbitres choisis sur une liste établie annuellement par le comité social national de chaque branche d’activité. Si le comité social régional n’a pas désigné les arbitres, le tribunal du travail, saisi</text:span><text:span text:style-name="T7"> </text:span><text:span text:style-name="T2">à la requête, soit du commissaire du Gouvernement, soit de la partie la plus diligente, procède lui-même à la désignation. En cas de conflit sur le plan national, les arbitres doivent être désignés dans les mêmes conditions par le comité social national.</text:span></text:p>
      <text:p text:style-name="_3c_label_3e_">Les tribunaux du travail</text:p>
      <text:p text:style-name="P178"><text:span text:style-name="T2">Art. 63 : Il est institué, dans le ressort de chaque cour d’appel, un tribunal régional du travail, composé :</text:span></text:p>
      <text:p text:style-name="P12"/>
      <text:list xml:id="list926607219" text:style-name="WWNum14">
        <text:list-header>
          <text:p text:style-name="P59"><text:soft-page-break/><text:span text:style-name="T7">– </text:span><text:span text:style-name="T2">de deux magistrats, dont l’un exerce les fonctions de président, désignés par ordonnance du premier président ;</text:span></text:p>
        </text:list-header>
      </text:list>
      <text:p text:style-name="P36"/>
      <text:list xml:id="list115120093086534" text:continue-numbering="true" text:style-name="WWNum14">
        <text:list-header>
          <text:p text:style-name="P60"><text:span text:style-name="T7">– </text:span><text:span text:style-name="T2">et de trois membres du comité social régional compétent, désignés comme il est prévu à l’article 28.</text:span></text:p>
          <text:p text:style-name="P60"><text:span text:style-name="T2">Les recours contre les décisions des tribunaux régionaux du travail sont portés devant le tribunal national du travail, qui statue en dernier ressort.</text:span></text:p>
        </text:list-header>
      </text:list>
      <text:p text:style-name="P12"/>
      <text:p text:style-name="P160"><text:span text:style-name="T2">Le tribunal national du travail est composé de trois magistrats, dont l’un exerce les fonctions de président, désignés par le garde des ceaux, S ministre secrétaire d’État à la Justice, et de quatre membres du comité social national compétent désignés par les secrétaires d’État au Travail et à la production industrielle.</text:span></text:p>
      <text:p text:style-name="P14"/>
      <text:p text:style-name="P168"><text:span text:style-name="T2">Des fonctionnaires du corps de l’inspection du travail, désignés par le secrétaire d’État au Travail, exerceront les fonctions de commissaire du Gouvernement auprès du tribunal national et des tribunaux régionaux.</text:span></text:p>
      <text:p text:style-name="P20"/>
      <text:p text:style-name="P169"><text:span text:style-name="T2">Art. 64 : Un règlement d’administration publique, établi par le secrétaire d’État au travail et par le garde des Sceaux, ministre secrétaire d’État à la justice, déterminera les conditions d’application des diverses dispositions du présent titre.</text:span></text:p>
      <text:p text:style-name="P16"/>
      <text:p text:style-name="P31"/>
      <text:h text:style-name="Heading_20_1" text:outline-level="1">Titre VI</text:h>
      <text:h text:style-name="Heading_20_2" text:outline-level="2">Chapitre I<text:span text:style-name="T24">er</text:span><text:span text:style-name="T27">.</text:span><text:line-break/>Dispositions communes</text:h>
      <text:p text:style-name="P154"><text:span text:style-name="T2">Art. 65 : Dans l’intérêt de la profession, les membres des organismes professionnels institués par la présente loi, appartenant à une catégorie de salariés, bénéficient de toutes les facilités nécessaires à l’exercice de leur mandat.</text:span></text:p>
      <text:p text:style-name="P13"/>
      <text:p text:style-name="P186"><text:span text:style-name="T2">Des garanties de stabilité d’emploi sont prévues </text:span><text:span text:style-name="T8">en</text:span><text:span text:style-name="T2"> leur faveur dans les règlements et statuts particuliers des professions.</text:span></text:p>
      <text:p text:style-name="P19"/>
      <text:p text:style-name="P187"><text:span text:style-name="T2">Art. 66 : Lorsqu’un des organismes professionnels prévus par la présente loi s’avère incapable de remplir la mission qui lui est impartie, ou refuse, soit de prendre une décision, soit d’appliquer un règlement, compromettant ainsi l’intérêt de ses ressortissants</text:span></text:p>
      <text:p text:style-name="P13"/>
      <text:p text:style-name="P162"><text:span text:style-name="T2">ou celui de l’État, il est procédé, par arrêté du</text:span><text:span text:style-name="T8"> s</text:span><text:span text:style-name="T2">ecrétaire d’État au Travail, sur avis des secrétaires d’État compétents, à la suspension de </text:span><text:span text:style-name="T8">l</text:span><text:span text:style-name="T2">’organisme intéressé et à la désignation d’une délégation provisoire de gestion qui recueill</text:span><text:span text:style-name="T8">e</text:span><text:span text:style-name="T2"> tous ses pouvoirs.</text:span></text:p>
      <text:p text:style-name="P20"/>
      <text:p text:style-name="P187"><text:span text:style-name="T2">Art. 67 : Les groupements professionnels formés en violation des dispositions qui précèdent, et ceux dont l’activité serait contraireà l’intérêt national ou étrangère à l’objet qui leur est assigné, seront dissous par décret.</text:span></text:p>
      <text:p text:style-name="P13"/>
      <text:p text:style-name="P158"><text:span text:style-name="T2">La dévolution des biens de ces groupements sera réglée conformément aux dispositions des articles 72 à 75. Les dirigeants e t les membres des groupements dissous seront passibles d’une amende de 500 à 10 000</text:span><text:span text:style-name="T8"> </text:span><text:span text:style-name="T2">F et d’un emprisonnement de six mois à cinq ans ou de l’une de ces deux peines seulement.</text:span></text:p>
      <text:p text:style-name="P18"/>
      <text:p text:style-name="P184"><text:span text:style-name="T2">Art. 68 : Les infractions aux règlements et décisions qui sont relevées par les organismes corporatifs ou leurs représentants assermentés donnent lieu, soit à des sanctions corporatives, soit à des poursuites devant le tribunal du travail.</text:span></text:p>
      <text:p text:style-name="P164"><text:span text:style-name="T2">Les sanctions corporatives comportent :</text:span></text:p>
      <text:list xml:id="list2376909030" text:style-name="WWNum15">
        <text:list-header>
          <text:p text:style-name="P69"><text:span text:style-name="T7">– </text:span><text:span text:style-name="T2">les amendes au profit du patrimoine corporatif ;</text:span></text:p>
          <text:p text:style-name="P69"><text:span text:style-name="T7">– </text:span><text:span text:style-name="T2">l’exclusion des organismes professionnels ;</text:span></text:p>
          <text:p text:style-name="P69"><text:span text:style-name="T7">– </text:span><text:span text:style-name="T2">l’exclusion temporaire de la profession.</text:span></text:p>
          <text:p text:style-name="P69"><text:span text:style-name="T2">Elles sont prononcées par le bureau de l’organisme compétent, dans les limites fixées par les barèmes établis par les comités nationaux.</text:span></text:p>
        </text:list-header>
      </text:list>
      <text:p text:style-name="P12"/>
      <text:p text:style-name="P189"><text:soft-page-break/><text:span text:style-name="T2">Les poursuites devant les tribunaux du travail sont intentées à la demande des organismes professionnels compétents.</text:span></text:p>
      <text:h text:style-name="Heading_20_2" text:outline-level="2">Chapitre II<text:span text:style-name="T27">.</text:span><text:line-break/>Dispositions transitoires</text:h>
      <text:p text:style-name="P129"><text:span text:style-name="T2">Art. 69 : L’application de la présente loi sera entreprise dès l’achèvement des travaux des commissions prévus à l’article 77 et sera poursuivie progressivement, au fur et à mesure de la publication des textes législatifs et</text:span><text:span text:style-name="T8"> </text:span><text:span text:style-name="T2">réglementaires complémentaires.</text:span></text:p>
      <text:p text:style-name="P13"/>
      <text:p text:style-name="P191"><text:span text:style-name="T2">Dans le cadre général des lois, décrets et règlements relatifs à l’organisation professionnelle, les familles professionnelles, professions ou groupes de professions, établiront les règlements particuliers qui définiront leur propre organisation.</text:span></text:p>
      <text:p text:style-name="P20"/>
      <text:p text:style-name="P165"><text:span text:style-name="T2">Art. 70 : Les premières désignations des membres des conseils d’administration des organismes professionnels seront faites par arrêtés</text:span><text:span text:style-name="T8"> </text:span><text:span text:style-name="T2">du ministre d’État chargé de la coordination des institutions nouvelles, du secrétaire d’État au Travail et du ou des secrétaires d’État dont relèvent les professions considérées, compte tenu des propositions des commissions prévues à l’article 77 ci-après.</text:span></text:p>
      <text:p text:style-name="P19"/>
      <text:p text:style-name="P166"><text:span text:style-name="T2">Art. 71 : Pendant un délai de deux ans à partir de la publication de la présente loi, les biens affectés à l’usage exclusif d’institutions sociales, visés au dernier alinéa de l’article 35, et qui n’auront pas fait l’objet d’un e dévolution dans les conditions fixées au présent chapitre, ne pourront être changés d’affectation, sauf dérogation accordée par arrêté du secrétaire d’État au Travail pris sur</text:span><text:span text:style-name="T8"> </text:span><text:span text:style-name="T2">avis du ou des secrétaires d’États compétents.</text:span></text:p>
      <text:p text:style-name="P18"/>
      <text:p text:style-name="P193"><text:span text:style-name="T2">Art. 72 : La constitution des syndicats, comités et groupements prévus dans la nouvelle organisation professionnelle entraînera la dissolution des anciens syndicats et groupements syndicaux et professionnels de toute nature.</text:span></text:p>
      <text:p text:style-name="P13"/>
      <text:p text:style-name="P188"><text:span text:style-name="T2">Les dévolutions de biens consécutives à ces dissolutions seront prononcées au profit des nouveaux organismes syndicaux et des comités locaux, en fonction de leurs attributions respectives, en conservant dans toute la mesure du possible ces biens aux mêmes professions, dans les mêmes entreprises, localités ou régions.</text:span></text:p>
      <text:p text:style-name="P14"/>
      <text:p text:style-name="P194"><text:span text:style-name="T2">Les syndicats et les groupements de syndicats existant à la date de la publication de la présente loi continueront leur activité jusqu’à ce qu’il soit statué par décret sur leur dissolution ou leur intégration dans la nouvelle organisation professionnelle. Toutefois, pendant cette période, leur capacité civile sera limitée aux actes de simple administration.</text:span></text:p>
      <text:p text:style-name="P19"/>
      <text:p text:style-name="P195"><text:span text:style-name="T2">Art. 73 : Il sera procédé par les soins de l’administration de l’enregistrement, des domaines et du timbre à un inventaire des biens des syndicats et groupements de syndicats visés à l’article précédent, à la date de</text:span><text:span text:style-name="T8"> </text:span><text:span text:style-name="T2">publication de la présente loi.</text:span></text:p>
      <text:p text:style-name="P13"/>
      <text:p text:style-name="P189"><text:span text:style-name="T2">A cet effet, dans la huitaine qui suivra cette date, le préfet notifiera à ladite administration la liste de ces organismes ayant leur siège dans le département.</text:span></text:p>
      <text:p text:style-name="P19"/>
      <text:p text:style-name="P192"><text:span text:style-name="T2">Art. 74 : Les dévolutions de biens prévues au présent chapitre seront prononcées par décrets contresignés par le secrétaire d’État au Travail et le ou les autres secrétaires</text:span><text:span text:style-name="T27"> </text:span><text:span text:style-name="T2">d’État intéressés, pris sur proposition d’un com</text:span><text:span text:style-name="T8">i</text:span><text:span text:style-name="T2">té</text:span><text:span text:style-name="T8"> </text:span><text:span text:style-name="T2">central institué à la vice-présidence du Conseil.</text:span></text:p>
      <text:p text:style-name="P12"/>
      <text:p text:style-name="P197"><text:span text:style-name="T2">Ce comité aura qualité pour proposer, le cas échéant, la liquidation des biens qui ne peuvent être attribués directement.</text:span></text:p>
      <text:p text:style-name="P12"/>
      <text:p text:style-name="P197"><text:span text:style-name="T2">Sa compétence s’étendra aux biens des syndicats ou</text:span><text:span text:style-name="T8"> </text:span><text:span text:style-name="T2">groupements syndicaux communistes dissous par le décret du 26 septembre 1939 et qui n’auraient pas encore fait l’objet d’une attribution définitive.</text:span></text:p>
      <text:p text:style-name="P13"/>
      <text:p text:style-name="P199"><text:span text:style-name="T2">Il recueillera les avis des comités sociaux nationaux des familles professionnelles et professions intéressées.</text:span></text:p>
      <text:p text:style-name="P19"/>
      <text:p text:style-name="P190"><text:soft-page-break/><text:span text:style-name="T2">Art. 75 : Toutes les opérations prévues par les deux articles précédents auront lieu sans droit de mutation et sans frais d’aucune sorte.</text:span></text:p>
      <text:p text:style-name="P12"/>
      <text:p text:style-name="P198"><text:span text:style-name="T2">Un règlement d’administration publique déterminera les conditions d’application des quatre articles précédents.</text:span></text:p>
      <text:p text:style-name="P19"/>
      <text:p text:style-name="P196"><text:span text:style-name="T2">Art. 76 : Les lois spéciales ayant pour objet, aux termes de l’article 7, d’établir un régime particulier pour les agents des services publics industriels autres que ceux visés par la loi du 14 septembre 1941 devront intervenir avant le 1</text:span><text:span text:style-name="T17">er</text:span><text:span text:style-name="T2"> mars 1942.</text:span></text:p>
      <text:p text:style-name="P32"/>
      <text:p text:style-name="P200"><text:span text:style-name="T2">Jusqu’à cette date les dispositions des articles 6 9 à 75 ne seront pas applicables en ce qui concerne lesdits agents.</text:span></text:p>
      <text:p text:style-name="P28"/>
      <text:p text:style-name="P201"><text:span text:style-name="T2">Art. 77 : Il sera institué, pour chaque famille professionnelle, une commission provisoire d’organisation chargée d’étudier et de </text:span><text:span text:style-name="T8">p</text:span><text:span text:style-name="T2">roposer :</text:span></text:p>
      <text:p text:style-name="P12"/>
      <text:list xml:id="list987490843" text:style-name="WWNum16">
        <text:list-header>
          <text:p text:style-name="P66"><text:span text:style-name="T7">– </text:span><text:span text:style-name="T2">les limites des circonscriptions à attribuer dans c haque cas aux organismes syndicaux et corporatifs, locaux ou régionaux ;</text:span></text:p>
        </text:list-header>
      </text:list>
      <text:p text:style-name="P36"/>
      <text:list xml:id="list115118060100660" text:continue-numbering="true" text:style-name="WWNum16">
        <text:list-header>
          <text:p text:style-name="P66"><text:span text:style-name="T7">– </text:span><text:span text:style-name="T2">les conditions de regroupement, au sein des nouveaux organismes, des éléments appartenant aux syndicats, unions, fédérations appelés à fusionner en application de la présente loi ;</text:span></text:p>
        </text:list-header>
      </text:list>
      <text:p text:style-name="P34"/>
      <text:list xml:id="list115119899207853" text:continue-numbering="true" text:style-name="WWNum16">
        <text:list-header>
          <text:p text:style-name="P66"><text:span text:style-name="T7">– </text:span><text:span text:style-name="T2">la composition nominative des conseils d’administration des organismes corporatifs à mettre sur pied.</text:span></text:p>
        </text:list-header>
      </text:list>
      <text:p text:style-name="P19"/>
      <text:p text:style-name="P185"><text:span text:style-name="T2">Des arrêtés du ministre d’État chargé de la coordination des institutions nouvelles et du secrétaire d’État intéressés, fixeront la composition des commissions provisoires d’organisation et les conditions de leur fonctionnement.</text:span></text:p>
      <text:p text:style-name="P20"/>
      <text:p text:style-name="P202"><text:span text:style-name="T2">Art. 78 : Une liaison sera établie entre les comités provisoires d’organisation, créés en application de la loi du 16 août 1940, et les comités sociaux institués par la présente loi, afin de réaliser l’harmonie et l’adaptation réciproque des mesures sociales et économiques.</text:span></text:p>
      <text:p text:style-name="P24"/>
      <text:p text:style-name="P203"><text:span text:style-name="T2">Cette liaison sera assurée, d’une part par des délégués des comités d’organisation économique qui siégeront dans les comités sociaux </text:span><text:span text:style-name="T8">r</text:span><text:span text:style-name="T2">égionaux et nationaux, avec voix consultative, d’autre part par un représentant des comités sociaux nationaux siégeant dans les comités d’organisation intéressés.</text:span></text:p>
      <text:p text:style-name="P18"/>
      <text:p text:style-name="P204"><text:span text:style-name="T2">Art. 79 : Les conditions dans lesquelles la présente loi ou certaines de ses dispositions pourront éventuellement être rendues applicables à l’Algérie, aux colonies ou aux territoires placés sous mandat français seront fixées par décrets.</text:span></text:p>
      <text:p text:style-name="P20"/>
      <text:p text:style-name="P155"><text:span text:style-name="T2">Art. 80 : Sont abrogées toutes dispositions contraires au présent décret, qui sera publié au </text:span><text:span text:style-name="T9">Journal officiel </text:span><text:span text:style-name="T2">et exécuté comme loi de l’État.</text:span></text:p>
      <text:h text:style-name="P4" text:outline-level="1">Signatures</text:h>
      <text:p text:style-name="P155"><text:span text:style-name="T9">Fait à Vichy, le 4 octobre 1941</text:span></text:p>
      <text:p text:style-name="P153"><text:span text:style-name="T2">Par le Maréchal de France,</text:span></text:p>
      <text:p text:style-name="P153"><text:span text:style-name="T2">Chef de l’État français :</text:span></text:p>
      <text:p text:style-name="P153"><text:span text:style-name="T2">PHILIPPE PETAIN</text:span></text:p>
      <text:p text:style-name="P24"/>
      <text:p text:style-name="P153"><text:span text:style-name="T2">L’amiral de la Flotte,</text:span></text:p>
      <text:p text:style-name="P153"><text:span text:style-name="T2">Vice-président du Conseil, ministre de la Défense </text:span><text:span text:style-name="T8">n</text:span><text:span text:style-name="T2">ationale,</text:span></text:p>
      <text:p text:style-name="P153"><text:span text:style-name="T2">Ministre secrétaire d’État aux Affaires étrangères</text:span><text:span text:style-name="T8"> </text:span><text:span text:style-name="T2">et à la Marine :</text:span></text:p>
      <text:p text:style-name="P153"><text:span text:style-name="T2">A. DARLAN</text:span></text:p>
      <text:p text:style-name="P24"/>
      <text:p text:style-name="P153"><text:span text:style-name="T2">Le ministre d’État : Henry MOYSSET</text:span></text:p>
      <text:p text:style-name="P153"><text:span text:style-name="T2">Le ministre d’État : Lucien ROMIER</text:span></text:p>
      <text:p text:style-name="P153"><text:span text:style-name="T2">Le général d’armée, ministre secrétaire d’État à la</text:span><text:span text:style-name="T8"> </text:span><text:span text:style-name="T2">Guerre : Général HUNTZINGER</text:span></text:p>
      <text:p text:style-name="P153"><text:soft-page-break/><text:span text:style-name="T2">Le ministre secrétaire d’État à l’Intérieur : Pierre PUCHEU</text:span></text:p>
      <text:p text:style-name="P153"><text:span text:style-name="T2">Le garde des sceaux, ministre secrétaire d’État à la Justice : Joseph BERTHELEMY</text:span></text:p>
      <text:p text:style-name="P153"><text:span text:style-name="T2">Le ministre secrétaire d’État à l’Agriculture : Pierre CAZIOT</text:span></text:p>
      <text:p text:style-name="P156"><text:span text:style-name="T2">Le</text:span><text:span text:style-name="T8"> </text:span><text:span text:style-name="T2">ministre</text:span><text:span text:style-name="T8"> </text:span><text:span text:style-name="T2">secrétaire</text:span><text:span text:style-name="T8"> </text:span><text:span text:style-name="T2">d’État</text:span><text:span text:style-name="T8"> </text:span><text:span text:style-name="T2">à</text:span><text:span text:style-name="T8"> </text:span><text:span text:style-name="T2">l’</text:span><text:span text:style-name="T8">É</text:span><text:span text:style-name="T2">conomie</text:span><text:span text:style-name="T8"> </text:span><text:span text:style-name="T2">nationale</text:span><text:span text:style-name="T8"> </text:span><text:span text:style-name="T2">aux</text:span><text:span text:style-name="T8"> </text:span><text:span text:style-name="T2">aux</text:span><text:span text:style-name="T8"> </text:span><text:span text:style-name="T2">Finances :</text:span><text:span text:style-name="T14"> </text:span><text:span text:style-name="T11">Yves</text:span><text:span text:style-name="T12"> </text:span><text:span text:style-name="T2">BOUTHILLIER</text:span></text:p>
      <text:p text:style-name="P153"><text:span text:style-name="T2">Le secrétaire d’État à la Production industrielle : François LEHIDEUX</text:span></text:p>
      <text:p text:style-name="P153"><text:span text:style-name="T2">Le secrétaire d’État au Travail : René BELIN</text:span></text:p>
      <text:p text:style-name="P153"><text:span text:style-name="T2">Le secrétaire d’État à l’</text:span><text:span text:style-name="T8">É</text:span><text:span text:style-name="T2">ducation nationale et à la Jeunesse : Jérôme CARCOPINO</text:span></text:p>
      <text:p text:style-name="P153"><text:span text:style-name="T2">Le secrétaire d’État à l’Aviation : Général BERGERET</text:span></text:p>
      <text:p text:style-name="P153"><text:span text:style-name="T2">Le secrétaire d’État au Ravitaillement : Paul CHARBIN</text:span></text:p>
      <text:p text:style-name="P153"><text:span text:style-name="T2">Le secrétaire d’État à la Famille et à la Santé : Serge HUARD</text:span></text:p>
      <text:p text:style-name="P153"><text:span text:style-name="T2">Le secrétaire d’État aux Colonies : amiral PLATON</text:span></text:p>
      <text:p text:style-name="P153"><text:span text:style-name="T2">Le secrétaire d’État aux Communications : Jean BERTHELOT</text:span></text:p>
      <text:p text:style-name="P153"><text:span text:style-name="T2">Le secrétaire d’État à la vice-présidence du Conseil : BENOIST-MECHI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1pt" fo:language="fr" fo:country="FR" style:letter-kerning="false" style:font-name-asian="F"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1pt" fo:language="fr" fo:country="FR" style:letter-kerning="false" style:font-name-asian="F" style:font-size-asian="11pt" style:language-asian="zh" style:country-asian="CN" style:font-name-complex="Lohit Devanagari"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ff0000" loext:opacity="100%"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bold" style:font-size-complex="115%" style:font-weight-complex="bold"/>
    </style:style>
    <style:style style:name="_3c_label_3e_" style:display-name="&lt;label&gt;" style:family="paragraph" style:parent-style-name="Standard" style:class="text">
      <style:paragraph-properties fo:margin-top="0.499cm" fo:margin-bottom="0.499cm" style:contextual-spacing="false" fo:text-align="center" style:justify-single-word="false"/>
      <style:text-properties fo:color="#ff0000" loext:opacity="100%" style:font-name="sans-serif" fo:font-family="sans-serif" style:font-style-name="Normal" style:font-family-generic="swiss" fo:font-size="12pt" fo:font-weight="normal"/>
    </style:style>
    <style:style style:name="Default_20_Paragraph_20_Font" style:display-name="Default Paragraph Font" style:family="text"/>
    <style:style style:name="Police_20_par_20_défaut" style:display-name="Police par défau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1cm" fo:margin-bottom="0.27cm" fo:margin-left="2.505cm" fo:margin-right="2.223cm" style:writing-mode="lr-tb" style:layout-grid-color="#c0c0c0" style:layout-grid-lines="269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0.27cm" fo:margin-left="2.505cm" fo:margin-right="2.117cm" style:writing-mode="lr-tb" style:layout-grid-color="#c0c0c0" style:layout-grid-lines="269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1cm" fo:margin-bottom="0.27cm" fo:margin-left="2.505cm" fo:margin-right="2.187cm" style:writing-mode="lr-tb" style:layout-grid-color="#c0c0c0" style:layout-grid-lines="269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1cm" fo:margin-bottom="0.27cm" fo:margin-left="2.505cm" fo:margin-right="2.152cm" style:writing-mode="lr-tb" style:layout-grid-color="#c0c0c0" style:layout-grid-lines="269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0.27cm" fo:margin-left="2.505cm" fo:margin-right="2.152cm" style:writing-mode="lr-tb" style:layout-grid-color="#c0c0c0" style:layout-grid-lines="269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501cm" fo:margin-bottom="0.27cm" fo:margin-left="2.505cm" fo:margin-right="2.187cm" style:writing-mode="lr-tb" style:layout-grid-color="#c0c0c0" style:layout-grid-lines="269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1cm" fo:margin-bottom="0.27cm" fo:margin-left="2.498cm" fo:margin-right="2.187cm" style:writing-mode="lr-tb" style:layout-grid-color="#c0c0c0" style:layout-grid-lines="269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501cm" fo:margin-bottom="0.27cm" fo:margin-left="2.505cm" fo:margin-right="2.258cm" style:writing-mode="lr-tb" style:layout-grid-color="#c0c0c0" style:layout-grid-lines="269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01cm" fo:margin-bottom="0.27cm" fo:margin-left="2.505cm" fo:margin-right="2.081cm" style:writing-mode="lr-tb" style:layout-grid-color="#c0c0c0" style:layout-grid-lines="269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01cm" fo:margin-bottom="0.27cm" fo:margin-left="2.54cm" fo:margin-right="2.117cm" style:writing-mode="lr-tb" style:layout-grid-color="#c0c0c0" style:layout-grid-lines="269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501cm" fo:margin-bottom="0.27cm" fo:margin-left="2.505cm" fo:margin-right="1.94cm" style:writing-mode="lr-tb" style:layout-grid-color="#c0c0c0" style:layout-grid-lines="269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501cm" fo:margin-bottom="0.27cm" fo:margin-left="2.505cm" fo:margin-right="2.011cm" style:writing-mode="lr-tb" style:layout-grid-color="#c0c0c0" style:layout-grid-lines="269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2.491cm" fo:margin-bottom="0.27cm" fo:margin-left="2.505cm" fo:margin-right="2.081cm" style:writing-mode="lr-tb" style:layout-grid-color="#c0c0c0" style:layout-grid-lines="269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484cm" fo:margin-bottom="0.27cm" fo:margin-left="2.505cm" fo:margin-right="1.87cm" style:writing-mode="lr-tb" style:layout-grid-color="#c0c0c0" style:layout-grid-lines="269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001cm" fo:page-height="29.7cm" style:num-format="1" style:print-orientation="portrait" fo:margin-top="2.501cm" fo:margin-bottom="0.27cm" fo:margin-left="2.54cm" fo:margin-right="2.011cm" style:writing-mode="lr-tb" style:layout-grid-color="#c0c0c0" style:layout-grid-lines="269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21.001cm" fo:page-height="29.7cm" style:num-format="1" style:print-orientation="portrait" fo:margin-top="2.501cm" fo:margin-bottom="0.27cm" fo:margin-left="2.54cm" fo:margin-right="2.258cm" style:writing-mode="lr-tb" style:layout-grid-color="#c0c0c0" style:layout-grid-lines="269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484cm" fo:margin-bottom="0.27cm" fo:margin-left="2.54cm" fo:margin-right="2.505cm" style:writing-mode="lr-tb" style:layout-grid-color="#c0c0c0" style:layout-grid-lines="269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8"/>
    <style:master-page style:name="Converted8" style:page-layout-name="Mpm9"/>
    <style:master-page style:name="Converted9" style:page-layout-name="Mpm10"/>
    <style:master-page style:name="Converted10" style:page-layout-name="Mpm9"/>
    <style:master-page style:name="Converted11" style:page-layout-name="Mpm11"/>
    <style:master-page style:name="Converted12" style:page-layout-name="Mpm12"/>
    <style:master-page style:name="Converted13" style:page-layout-name="Mpm8"/>
    <style:master-page style:name="Converted14" style:page-layout-name="Mpm13"/>
    <style:master-page style:name="Converted15" style:page-layout-name="Mpm14"/>
    <style:master-page style:name="Converted16" style:page-layout-name="Mpm15"/>
    <style:master-page style:name="Converted17" style:page-layout-name="Mpm16"/>
    <style:master-page style:name="Converted18" style:page-layout-name="Mpm10"/>
    <style:master-page style:name="Converted19" style:page-layout-name="Mpm1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indows User</meta:initial-creator>
    <meta:editing-cycles>2</meta:editing-cycles>
    <meta:creation-date>2021-04-15T10:35:08</meta:creation-date>
    <dc:date>2021-04-15T11:50:58.663673158</dc:date>
    <meta:editing-duration>PT8M48S</meta:editing-duration>
    <meta:generator>LibreOffice/7.0.3.1$Linux_X86_64 LibreOffice_project/00$Build-1</meta:generator>
    <meta:document-statistic meta:table-count="0" meta:image-count="0" meta:object-count="0" meta:page-count="18" meta:paragraph-count="358" meta:word-count="8401" meta:character-count="55847" meta:non-whitespace-character-count="477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